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CW" table:style-name="ta1">
        <table:shapes>
          <draw:frame draw:z-index="0" draw:style-name="gr1" draw:text-style-name="P1" svg:width="6.3724in" svg:height="3.5429in" svg:x="1.9811in" svg:y="7.9035in">
            <draw:object draw:notify-on-update-of-ranges="BCW.B3:BCW.B43 BCW.D2:BCW.D2 BCW.D3:BCW.D43 BCW.B3:BCW.B43 BCW.H2:BCW.H2 BCW.H3:BCW.H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" calcext:value-type="float">
            <text:p>1</text:p>
          </table:table-cell>
          <table:table-cell office:value-type="float" office:value="0.828608" calcext:value-type="float">
            <text:p>0.828608</text:p>
          </table:table-cell>
          <table:table-cell office:value-type="float" office:value="0.829745" calcext:value-type="float">
            <text:p>0.829745</text:p>
          </table:table-cell>
          <table:table-cell office:value-type="float" office:value="0.0029187" calcext:value-type="float">
            <text:p>0.0029187</text:p>
          </table:table-cell>
          <table:table-cell office:value-type="float" office:value="0.0041086" calcext:value-type="float">
            <text:p>0.0041086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" calcext:value-type="float">
            <text:p>2</text:p>
          </table:table-cell>
          <table:table-cell office:value-type="float" office:value="0.826895" calcext:value-type="float">
            <text:p>0.826895</text:p>
          </table:table-cell>
          <table:table-cell office:value-type="float" office:value="0.826748" calcext:value-type="float">
            <text:p>0.826748</text:p>
          </table:table-cell>
          <table:table-cell office:value-type="float" office:value="0.004847" calcext:value-type="float">
            <text:p>0.004847</text:p>
          </table:table-cell>
          <table:table-cell office:value-type="float" office:value="0.0069369" calcext:value-type="float">
            <text:p>0.0069369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" calcext:value-type="float">
            <text:p>3</text:p>
          </table:table-cell>
          <table:table-cell office:value-type="float" office:value="0.843038" calcext:value-type="float">
            <text:p>0.843038</text:p>
          </table:table-cell>
          <table:table-cell office:value-type="float" office:value="0.842434" calcext:value-type="float">
            <text:p>0.842434</text:p>
          </table:table-cell>
          <table:table-cell office:value-type="float" office:value="0.0071557" calcext:value-type="float">
            <text:p>0.0071557</text:p>
          </table:table-cell>
          <table:table-cell office:value-type="float" office:value="0.0096774" calcext:value-type="float">
            <text:p>0.0096774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" calcext:value-type="float">
            <text:p>4</text:p>
          </table:table-cell>
          <table:table-cell office:value-type="float" office:value="0.856026" calcext:value-type="float">
            <text:p>0.856026</text:p>
          </table:table-cell>
          <table:table-cell office:value-type="float" office:value="0.854014" calcext:value-type="float">
            <text:p>0.854014</text:p>
          </table:table-cell>
          <table:table-cell office:value-type="float" office:value="0.0093508" calcext:value-type="float">
            <text:p>0.0093508</text:p>
          </table:table-cell>
          <table:table-cell office:value-type="float" office:value="0.0107679" calcext:value-type="float">
            <text:p>0.0107679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" calcext:value-type="float">
            <text:p>5</text:p>
          </table:table-cell>
          <table:table-cell office:value-type="float" office:value="0.848176" calcext:value-type="float">
            <text:p>0.848176</text:p>
          </table:table-cell>
          <table:table-cell office:value-type="float" office:value="0.849464" calcext:value-type="float">
            <text:p>0.849464</text:p>
          </table:table-cell>
          <table:table-cell office:value-type="float" office:value="0.0125521" calcext:value-type="float">
            <text:p>0.0125521</text:p>
          </table:table-cell>
          <table:table-cell office:value-type="float" office:value="0.012291" calcext:value-type="float">
            <text:p>0.012291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" calcext:value-type="float">
            <text:p>6</text:p>
          </table:table-cell>
          <table:table-cell office:value-type="float" office:value="0.843292" calcext:value-type="float">
            <text:p>0.843292</text:p>
          </table:table-cell>
          <table:table-cell office:value-type="float" office:value="0.843877" calcext:value-type="float">
            <text:p>0.843877</text:p>
          </table:table-cell>
          <table:table-cell office:value-type="float" office:value="0.015199" calcext:value-type="float">
            <text:p>0.015199</text:p>
          </table:table-cell>
          <table:table-cell office:value-type="float" office:value="0.0144944" calcext:value-type="float">
            <text:p>0.0144944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" calcext:value-type="float">
            <text:p>7</text:p>
          </table:table-cell>
          <table:table-cell office:value-type="float" office:value="0.863812" calcext:value-type="float">
            <text:p>0.863812</text:p>
          </table:table-cell>
          <table:table-cell office:value-type="float" office:value="0.859046" calcext:value-type="float">
            <text:p>0.859046</text:p>
          </table:table-cell>
          <table:table-cell office:value-type="float" office:value="0.0168993" calcext:value-type="float">
            <text:p>0.0168993</text:p>
          </table:table-cell>
          <table:table-cell office:value-type="float" office:value="0.0164158" calcext:value-type="float">
            <text:p>0.0164158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" calcext:value-type="float">
            <text:p>8</text:p>
          </table:table-cell>
          <table:table-cell office:value-type="float" office:value="0.85693" calcext:value-type="float">
            <text:p>0.85693</text:p>
          </table:table-cell>
          <table:table-cell office:value-type="float" office:value="0.857899" calcext:value-type="float">
            <text:p>0.857899</text:p>
          </table:table-cell>
          <table:table-cell office:value-type="float" office:value="0.018425" calcext:value-type="float">
            <text:p>0.018425</text:p>
          </table:table-cell>
          <table:table-cell office:value-type="float" office:value="0.0180847" calcext:value-type="float">
            <text:p>0.0180847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" calcext:value-type="float">
            <text:p>9</text:p>
          </table:table-cell>
          <table:table-cell office:value-type="float" office:value="0.848335" calcext:value-type="float">
            <text:p>0.848335</text:p>
          </table:table-cell>
          <table:table-cell office:value-type="float" office:value="0.849501" calcext:value-type="float">
            <text:p>0.849501</text:p>
          </table:table-cell>
          <table:table-cell office:value-type="float" office:value="0.0202857" calcext:value-type="float">
            <text:p>0.0202857</text:p>
          </table:table-cell>
          <table:table-cell office:value-type="float" office:value="0.0201327" calcext:value-type="float">
            <text:p>0.0201327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" calcext:value-type="float">
            <text:p>10</text:p>
          </table:table-cell>
          <table:table-cell office:value-type="float" office:value="0.837678" calcext:value-type="float">
            <text:p>0.837678</text:p>
          </table:table-cell>
          <table:table-cell office:value-type="float" office:value="0.837958" calcext:value-type="float">
            <text:p>0.837958</text:p>
          </table:table-cell>
          <table:table-cell office:value-type="float" office:value="0.023182" calcext:value-type="float">
            <text:p>0.023182</text:p>
          </table:table-cell>
          <table:table-cell office:value-type="float" office:value="0.0227136" calcext:value-type="float">
            <text:p>0.0227136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0" calcext:value-type="float">
            <text:p>20</text:p>
          </table:table-cell>
          <table:table-cell office:value-type="float" office:value="0.848906" calcext:value-type="float">
            <text:p>0.848906</text:p>
          </table:table-cell>
          <table:table-cell office:value-type="float" office:value="0.845394" calcext:value-type="float">
            <text:p>0.845394</text:p>
          </table:table-cell>
          <table:table-cell office:value-type="float" office:value="0.0411095" calcext:value-type="float">
            <text:p>0.0411095</text:p>
          </table:table-cell>
          <table:table-cell office:value-type="float" office:value="0.0451185" calcext:value-type="float">
            <text:p>0.045118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0" calcext:value-type="float">
            <text:p>30</text:p>
          </table:table-cell>
          <table:table-cell office:value-type="float" office:value="0.834253" calcext:value-type="float">
            <text:p>0.834253</text:p>
          </table:table-cell>
          <table:table-cell office:value-type="float" office:value="0.838513" calcext:value-type="float">
            <text:p>0.838513</text:p>
          </table:table-cell>
          <table:table-cell office:value-type="float" office:value="0.0594018" calcext:value-type="float">
            <text:p>0.0594018</text:p>
          </table:table-cell>
          <table:table-cell office:value-type="float" office:value="0.066423" calcext:value-type="float">
            <text:p>0.066423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0" calcext:value-type="float">
            <text:p>40</text:p>
          </table:table-cell>
          <table:table-cell office:value-type="float" office:value="0.837837" calcext:value-type="float">
            <text:p>0.837837</text:p>
          </table:table-cell>
          <table:table-cell office:value-type="float" office:value="0.837958" calcext:value-type="float">
            <text:p>0.837958</text:p>
          </table:table-cell>
          <table:table-cell office:value-type="float" office:value="0.0764143" calcext:value-type="float">
            <text:p>0.0764143</text:p>
          </table:table-cell>
          <table:table-cell office:value-type="float" office:value="0.0887537" calcext:value-type="float">
            <text:p>0.0887537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0" calcext:value-type="float">
            <text:p>50</text:p>
          </table:table-cell>
          <table:table-cell office:value-type="float" office:value="0.848018" calcext:value-type="float">
            <text:p>0.848018</text:p>
          </table:table-cell>
          <table:table-cell office:value-type="float" office:value="0.844802" calcext:value-type="float">
            <text:p>0.844802</text:p>
          </table:table-cell>
          <table:table-cell office:value-type="float" office:value="0.0988698" calcext:value-type="float">
            <text:p>0.0988698</text:p>
          </table:table-cell>
          <table:table-cell office:value-type="float" office:value="0.110406" calcext:value-type="float">
            <text:p>0.110406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0" calcext:value-type="float">
            <text:p>60</text:p>
          </table:table-cell>
          <table:table-cell office:value-type="float" office:value="0.838884" calcext:value-type="float">
            <text:p>0.838884</text:p>
          </table:table-cell>
          <table:table-cell office:value-type="float" office:value="0.839068" calcext:value-type="float">
            <text:p>0.839068</text:p>
          </table:table-cell>
          <table:table-cell office:value-type="float" office:value="0.117963" calcext:value-type="float">
            <text:p>0.117963</text:p>
          </table:table-cell>
          <table:table-cell office:value-type="float" office:value="0.134562" calcext:value-type="float">
            <text:p>0.134562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0" calcext:value-type="float">
            <text:p>70</text:p>
          </table:table-cell>
          <table:table-cell office:value-type="float" office:value="0.854868" calcext:value-type="float">
            <text:p>0.854868</text:p>
          </table:table-cell>
          <table:table-cell office:value-type="float" office:value="0.852497" calcext:value-type="float">
            <text:p>0.852497</text:p>
          </table:table-cell>
          <table:table-cell office:value-type="float" office:value="0.140884" calcext:value-type="float">
            <text:p>0.140884</text:p>
          </table:table-cell>
          <table:table-cell office:value-type="float" office:value="0.167456" calcext:value-type="float">
            <text:p>0.167456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0" calcext:value-type="float">
            <text:p>80</text:p>
          </table:table-cell>
          <table:table-cell office:value-type="float" office:value="0.85176" calcext:value-type="float">
            <text:p>0.85176</text:p>
          </table:table-cell>
          <table:table-cell office:value-type="float" office:value="0.850277" calcext:value-type="float">
            <text:p>0.850277</text:p>
          </table:table-cell>
          <table:table-cell office:value-type="float" office:value="0.152566" calcext:value-type="float">
            <text:p>0.152566</text:p>
          </table:table-cell>
          <table:table-cell office:value-type="float" office:value="0.179305" calcext:value-type="float">
            <text:p>0.17930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0" calcext:value-type="float">
            <text:p>90</text:p>
          </table:table-cell>
          <table:table-cell office:value-type="float" office:value="0.85241" calcext:value-type="float">
            <text:p>0.85241</text:p>
          </table:table-cell>
          <table:table-cell office:value-type="float" office:value="0.857196" calcext:value-type="float">
            <text:p>0.857196</text:p>
          </table:table-cell>
          <table:table-cell office:value-type="float" office:value="0.175419" calcext:value-type="float">
            <text:p>0.175419</text:p>
          </table:table-cell>
          <table:table-cell office:value-type="float" office:value="0.200591" calcext:value-type="float">
            <text:p>0.200591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0" calcext:value-type="float">
            <text:p>100</text:p>
          </table:table-cell>
          <table:table-cell office:value-type="float" office:value="0.832223" calcext:value-type="float">
            <text:p>0.832223</text:p>
          </table:table-cell>
          <table:table-cell office:value-type="float" office:value="0.828672" calcext:value-type="float">
            <text:p>0.828672</text:p>
          </table:table-cell>
          <table:table-cell office:value-type="float" office:value="0.202743" calcext:value-type="float">
            <text:p>0.202743</text:p>
          </table:table-cell>
          <table:table-cell office:value-type="float" office:value="0.236715" calcext:value-type="float">
            <text:p>0.23671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00" calcext:value-type="float">
            <text:p>200</text:p>
          </table:table-cell>
          <table:table-cell office:value-type="float" office:value="0.867174" calcext:value-type="float">
            <text:p>0.867174</text:p>
          </table:table-cell>
          <table:table-cell office:value-type="float" office:value="0.86737" calcext:value-type="float">
            <text:p>0.86737</text:p>
          </table:table-cell>
          <table:table-cell office:value-type="float" office:value="0.401288" calcext:value-type="float">
            <text:p>0.401288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00" calcext:value-type="float">
            <text:p>300</text:p>
          </table:table-cell>
          <table:table-cell office:value-type="float" office:value="0.845227" calcext:value-type="float">
            <text:p>0.845227</text:p>
          </table:table-cell>
          <table:table-cell office:value-type="float" office:value="0.839438" calcext:value-type="float">
            <text:p>0.839438</text:p>
          </table:table-cell>
          <table:table-cell office:value-type="float" office:value="0.535048" calcext:value-type="float">
            <text:p>0.535048</text:p>
          </table:table-cell>
          <table:table-cell office:value-type="float" office:value="0.674781" calcext:value-type="float">
            <text:p>0.674781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00" calcext:value-type="float">
            <text:p>400</text:p>
          </table:table-cell>
          <table:table-cell office:value-type="float" office:value="0.861005" calcext:value-type="float">
            <text:p>0.861005</text:p>
          </table:table-cell>
          <table:table-cell office:value-type="float" office:value="0.859194" calcext:value-type="float">
            <text:p>0.859194</text:p>
          </table:table-cell>
          <table:table-cell office:value-type="float" office:value="0.734125" calcext:value-type="float">
            <text:p>0.734125</text:p>
          </table:table-cell>
          <table:table-cell office:value-type="float" office:value="0.892269" calcext:value-type="float">
            <text:p>0.892269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00" calcext:value-type="float">
            <text:p>500</text:p>
          </table:table-cell>
          <table:table-cell office:value-type="float" office:value="0.856391" calcext:value-type="float">
            <text:p>0.856391</text:p>
          </table:table-cell>
          <table:table-cell office:value-type="float" office:value="0.856345" calcext:value-type="float">
            <text:p>0.856345</text:p>
          </table:table-cell>
          <table:table-cell office:value-type="float" office:value="0.907026" calcext:value-type="float">
            <text:p>0.907026</text:p>
          </table:table-cell>
          <table:table-cell office:value-type="float" office:value="1.12545" calcext:value-type="float">
            <text:p>1.1254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00" calcext:value-type="float">
            <text:p>600</text:p>
          </table:table-cell>
          <table:table-cell office:value-type="float" office:value="0.875357" calcext:value-type="float">
            <text:p>0.875357</text:p>
          </table:table-cell>
          <table:table-cell office:value-type="float" office:value="0.87562" calcext:value-type="float">
            <text:p>0.87562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1.37586" calcext:value-type="float">
            <text:p>1.37586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00" calcext:value-type="float">
            <text:p>700</text:p>
          </table:table-cell>
          <table:table-cell office:value-type="float" office:value="0.872915" calcext:value-type="float">
            <text:p>0.872915</text:p>
          </table:table-cell>
          <table:table-cell office:value-type="float" office:value="0.873326" calcext:value-type="float">
            <text:p>0.873326</text:p>
          </table:table-cell>
          <table:table-cell office:value-type="float" office:value="1.35222" calcext:value-type="float">
            <text:p>1.35222</text:p>
          </table:table-cell>
          <table:table-cell office:value-type="float" office:value="1.62415" calcext:value-type="float">
            <text:p>1.6241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00" calcext:value-type="float">
            <text:p>800</text:p>
          </table:table-cell>
          <table:table-cell office:value-type="float" office:value="0.860117" calcext:value-type="float">
            <text:p>0.860117</text:p>
          </table:table-cell>
          <table:table-cell office:value-type="float" office:value="0.860229" calcext:value-type="float">
            <text:p>0.860229</text:p>
          </table:table-cell>
          <table:table-cell office:value-type="float" office:value="1.49487" calcext:value-type="float">
            <text:p>1.49487</text:p>
          </table:table-cell>
          <table:table-cell office:value-type="float" office:value="1.81633" calcext:value-type="float">
            <text:p>1.81633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00" calcext:value-type="float">
            <text:p>900</text:p>
          </table:table-cell>
          <table:table-cell office:value-type="float" office:value="0.866191" calcext:value-type="float">
            <text:p>0.866191</text:p>
          </table:table-cell>
          <table:table-cell office:value-type="float" office:value="0.864595" calcext:value-type="float">
            <text:p>0.864595</text:p>
          </table:table-cell>
          <table:table-cell office:value-type="float" office:value="1.6721" calcext:value-type="float">
            <text:p>1.6721</text:p>
          </table:table-cell>
          <table:table-cell office:value-type="float" office:value="2.07639" calcext:value-type="float">
            <text:p>2.07639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00" calcext:value-type="float">
            <text:p>1000</text:p>
          </table:table-cell>
          <table:table-cell office:value-type="float" office:value="0.867016" calcext:value-type="float">
            <text:p>0.867016</text:p>
          </table:table-cell>
          <table:table-cell office:value-type="float" office:value="0.865076" calcext:value-type="float">
            <text:p>0.865076</text:p>
          </table:table-cell>
          <table:table-cell office:value-type="float" office:value="1.93137" calcext:value-type="float">
            <text:p>1.93137</text:p>
          </table:table-cell>
          <table:table-cell office:value-type="float" office:value="2.41369" calcext:value-type="float">
            <text:p>2.41369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500" calcext:value-type="float">
            <text:p>1500</text:p>
          </table:table-cell>
          <table:table-cell office:value-type="float" office:value="0.893689" calcext:value-type="float">
            <text:p>0.893689</text:p>
          </table:table-cell>
          <table:table-cell office:value-type="float" office:value="0.891454" calcext:value-type="float">
            <text:p>0.891454</text:p>
          </table:table-cell>
          <table:table-cell office:value-type="float" office:value="2.79238" calcext:value-type="float">
            <text:p>2.79238</text:p>
          </table:table-cell>
          <table:table-cell office:value-type="float" office:value="3.50967" calcext:value-type="float">
            <text:p>3.50967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000" calcext:value-type="float">
            <text:p>2000</text:p>
          </table:table-cell>
          <table:table-cell office:value-type="float" office:value="0.901411" calcext:value-type="float">
            <text:p>0.901411</text:p>
          </table:table-cell>
          <table:table-cell office:value-type="float" office:value="0.897484" calcext:value-type="float">
            <text:p>0.897484</text:p>
          </table:table-cell>
          <table:table-cell office:value-type="float" office:value="3.61027" calcext:value-type="float">
            <text:p>3.61027</text:p>
          </table:table-cell>
          <table:table-cell office:value-type="float" office:value="4.68278" calcext:value-type="float">
            <text:p>4.68278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2500" calcext:value-type="float">
            <text:p>2500</text:p>
          </table:table-cell>
          <table:table-cell office:value-type="float" office:value="0.913876" calcext:value-type="float">
            <text:p>0.913876</text:p>
          </table:table-cell>
          <table:table-cell office:value-type="float" office:value="0.910507" calcext:value-type="float">
            <text:p>0.910507</text:p>
          </table:table-cell>
          <table:table-cell office:value-type="float" office:value="4.59016" calcext:value-type="float">
            <text:p>4.59016</text:p>
          </table:table-cell>
          <table:table-cell office:value-type="float" office:value="5.78601" calcext:value-type="float">
            <text:p>5.78601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000" calcext:value-type="float">
            <text:p>3000</text:p>
          </table:table-cell>
          <table:table-cell office:value-type="float" office:value="0.918681" calcext:value-type="float">
            <text:p>0.918681</text:p>
          </table:table-cell>
          <table:table-cell office:value-type="float" office:value="0.921606" calcext:value-type="float">
            <text:p>0.921606</text:p>
          </table:table-cell>
          <table:table-cell office:value-type="float" office:value="5.51673" calcext:value-type="float">
            <text:p>5.51673</text:p>
          </table:table-cell>
          <table:table-cell office:value-type="float" office:value="6.95181" calcext:value-type="float">
            <text:p>6.95181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3500" calcext:value-type="float">
            <text:p>3500</text:p>
          </table:table-cell>
          <table:table-cell office:value-type="float" office:value="25.95" calcext:value-type="float">
            <text:p>25.95</text:p>
          </table:table-cell>
          <table:table-cell office:value-type="float" office:value="0.922605" calcext:value-type="float">
            <text:p>0.922605</text:p>
          </table:table-cell>
          <table:table-cell office:value-type="float" office:value="6.62384" calcext:value-type="float">
            <text:p>6.62384</text:p>
          </table:table-cell>
          <table:table-cell office:value-type="float" office:value="2.46321" calcext:value-type="float">
            <text:p>2.46321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000" calcext:value-type="float">
            <text:p>4000</text:p>
          </table:table-cell>
          <table:table-cell office:value-type="float" office:value="29.6531" calcext:value-type="float">
            <text:p>29.6531</text:p>
          </table:table-cell>
          <table:table-cell office:value-type="float" office:value="0.92549" calcext:value-type="float">
            <text:p>0.92549</text:p>
          </table:table-cell>
          <table:table-cell office:value-type="float" office:value="7.68478" calcext:value-type="float">
            <text:p>7.68478</text:p>
          </table:table-cell>
          <table:table-cell office:value-type="float" office:value="2.87385" calcext:value-type="float">
            <text:p>2.8738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500" calcext:value-type="float">
            <text:p>4500</text:p>
          </table:table-cell>
          <table:table-cell office:value-type="float" office:value="33.5361" calcext:value-type="float">
            <text:p>33.5361</text:p>
          </table:table-cell>
          <table:table-cell office:value-type="float" office:value="0.917203" calcext:value-type="float">
            <text:p>0.917203</text:p>
          </table:table-cell>
          <table:table-cell office:value-type="float" office:value="8.51447" calcext:value-type="float">
            <text:p>8.51447</text:p>
          </table:table-cell>
          <table:table-cell office:value-type="float" office:value="3.18457" calcext:value-type="float">
            <text:p>3.18457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5000" calcext:value-type="float">
            <text:p>5000</text:p>
          </table:table-cell>
          <table:table-cell office:value-type="float" office:value="37.1704" calcext:value-type="float">
            <text:p>37.1704</text:p>
          </table:table-cell>
          <table:table-cell office:value-type="float" office:value="0.928339" calcext:value-type="float">
            <text:p>0.928339</text:p>
          </table:table-cell>
          <table:table-cell office:value-type="float" office:value="9.70256" calcext:value-type="float">
            <text:p>9.70256</text:p>
          </table:table-cell>
          <table:table-cell office:value-type="float" office:value="3.63635" calcext:value-type="float">
            <text:p>3.6363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000" calcext:value-type="float">
            <text:p>6000</text:p>
          </table:table-cell>
          <table:table-cell office:value-type="float" office:value="44.8174" calcext:value-type="float">
            <text:p>44.8174</text:p>
          </table:table-cell>
          <table:table-cell office:value-type="float" office:value="0.924195" calcext:value-type="float">
            <text:p>0.924195</text:p>
          </table:table-cell>
          <table:table-cell office:value-type="float" office:value="11.3461" calcext:value-type="float">
            <text:p>11.3461</text:p>
          </table:table-cell>
          <table:table-cell office:value-type="float" office:value="4.27103" calcext:value-type="float">
            <text:p>4.27103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7000" calcext:value-type="float">
            <text:p>7000</text:p>
          </table:table-cell>
          <table:table-cell office:value-type="float" office:value="52.0052" calcext:value-type="float">
            <text:p>52.0052</text:p>
          </table:table-cell>
          <table:table-cell office:value-type="float" office:value="0.932186" calcext:value-type="float">
            <text:p>0.932186</text:p>
          </table:table-cell>
          <table:table-cell office:value-type="float" office:value="13.2155" calcext:value-type="float">
            <text:p>13.2155</text:p>
          </table:table-cell>
          <table:table-cell office:value-type="float" office:value="5.08205" calcext:value-type="float">
            <text:p>5.08205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8000" calcext:value-type="float">
            <text:p>8000</text:p>
          </table:table-cell>
          <table:table-cell office:value-type="float" office:value="59.5435" calcext:value-type="float">
            <text:p>59.5435</text:p>
          </table:table-cell>
          <table:table-cell office:value-type="float" office:value="0.935886" calcext:value-type="float">
            <text:p>0.935886</text:p>
          </table:table-cell>
          <table:table-cell office:value-type="float" office:value="15.196" calcext:value-type="float">
            <text:p>15.196</text:p>
          </table:table-cell>
          <table:table-cell office:value-type="float" office:value="5.97674" calcext:value-type="float">
            <text:p>5.97674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9000" calcext:value-type="float">
            <text:p>9000</text:p>
          </table:table-cell>
          <table:table-cell office:value-type="float" office:value="66.4839" calcext:value-type="float">
            <text:p>66.4839</text:p>
          </table:table-cell>
          <table:table-cell office:value-type="float" office:value="0.930115" calcext:value-type="float">
            <text:p>0.930115</text:p>
          </table:table-cell>
          <table:table-cell office:value-type="float" office:value="17.4669" calcext:value-type="float">
            <text:p>17.4669</text:p>
          </table:table-cell>
          <table:table-cell office:value-type="float" office:value="7.23799" calcext:value-type="float">
            <text:p>7.23799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0000" calcext:value-type="float">
            <text:p>10000</text:p>
          </table:table-cell>
          <table:table-cell office:value-type="float" office:value="74.1062" calcext:value-type="float">
            <text:p>74.1062</text:p>
          </table:table-cell>
          <table:table-cell office:value-type="float" office:value="0.934184" calcext:value-type="float">
            <text:p>0.934184</text:p>
          </table:table-cell>
          <table:table-cell office:value-type="float" office:value="19.4439" calcext:value-type="float">
            <text:p>19.4439</text:p>
          </table:table-cell>
          <table:table-cell office:value-type="float" office:value="8.16988" calcext:value-type="float">
            <text:p>8.16988</text:p>
          </table:table-cell>
          <table:table-cell office:value-type="float" office:value="0.908468" calcext:value-type="float">
            <text:p>0.908468</text:p>
          </table:table-cell>
          <table:table-cell office:value-type="float" office:value="0.908102" calcext:value-type="float">
            <text:p>0.908102</text:p>
          </table:table-cell>
        </table:table-row>
      </table:table>
      <table:table table:name="CarEval" table:style-name="ta1">
        <table:shapes>
          <draw:frame draw:z-index="0" draw:style-name="gr1" draw:text-style-name="P1" svg:width="6.2988in" svg:height="3.5429in" svg:x="1.9594in" svg:y="7.7776in">
            <draw:object draw:notify-on-update-of-ranges="CarEval.B3:CarEval.B43 CarEval.D2:CarEval.D2 CarEval.D3:CarEval.D43 CarEval.B3:CarEval.B43 CarEval.H2:CarEval.H2 CarEval.H3:CarEval.H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" calcext:value-type="float">
            <text:p>1</text:p>
          </table:table-cell>
          <table:table-cell office:value-type="float" office:value="0.760922" calcext:value-type="float">
            <text:p>0.760922</text:p>
          </table:table-cell>
          <table:table-cell office:value-type="float" office:value="0.761184" calcext:value-type="float">
            <text:p>0.761184</text:p>
          </table:table-cell>
          <table:table-cell office:value-type="float" office:value="0.0182302" calcext:value-type="float">
            <text:p>0.0182302</text:p>
          </table:table-cell>
          <table:table-cell office:value-type="float" office:value="0.267198" calcext:value-type="float">
            <text:p>0.26719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" calcext:value-type="float">
            <text:p>2</text:p>
          </table:table-cell>
          <table:table-cell office:value-type="float" office:value="0.749786" calcext:value-type="float">
            <text:p>0.749786</text:p>
          </table:table-cell>
          <table:table-cell office:value-type="float" office:value="0.749528" calcext:value-type="float">
            <text:p>0.749528</text:p>
          </table:table-cell>
          <table:table-cell office:value-type="float" office:value="0.0376543" calcext:value-type="float">
            <text:p>0.0376543</text:p>
          </table:table-cell>
          <table:table-cell office:value-type="float" office:value="0.487902" calcext:value-type="float">
            <text:p>0.487902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" calcext:value-type="float">
            <text:p>3</text:p>
          </table:table-cell>
          <table:table-cell office:value-type="float" office:value="0.743534" calcext:value-type="float">
            <text:p>0.743534</text:p>
          </table:table-cell>
          <table:table-cell office:value-type="float" office:value="0.743554" calcext:value-type="float">
            <text:p>0.743554</text:p>
          </table:table-cell>
          <table:table-cell office:value-type="float" office:value="0.0539462" calcext:value-type="float">
            <text:p>0.0539462</text:p>
          </table:table-cell>
          <table:table-cell office:value-type="float" office:value="0.681143" calcext:value-type="float">
            <text:p>0.681143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" calcext:value-type="float">
            <text:p>4</text:p>
          </table:table-cell>
          <table:table-cell office:value-type="float" office:value="0.759502" calcext:value-type="float">
            <text:p>0.759502</text:p>
          </table:table-cell>
          <table:table-cell office:value-type="float" office:value="0.759525" calcext:value-type="float">
            <text:p>0.759525</text:p>
          </table:table-cell>
          <table:table-cell office:value-type="float" office:value="0.072521" calcext:value-type="float">
            <text:p>0.072521</text:p>
          </table:table-cell>
          <table:table-cell office:value-type="float" office:value="0.948347" calcext:value-type="float">
            <text:p>0.94834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" calcext:value-type="float">
            <text:p>5</text:p>
          </table:table-cell>
          <table:table-cell office:value-type="float" office:value="0.767734" calcext:value-type="float">
            <text:p>0.767734</text:p>
          </table:table-cell>
          <table:table-cell office:value-type="float" office:value="0.767696" calcext:value-type="float">
            <text:p>0.767696</text:p>
          </table:table-cell>
          <table:table-cell office:value-type="float" office:value="0.112072" calcext:value-type="float">
            <text:p>0.112072</text:p>
          </table:table-cell>
          <table:table-cell office:value-type="float" office:value="1.20202" calcext:value-type="float">
            <text:p>1.20202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" calcext:value-type="float">
            <text:p>6</text:p>
          </table:table-cell>
          <table:table-cell office:value-type="float" office:value="0.762724" calcext:value-type="float">
            <text:p>0.762724</text:p>
          </table:table-cell>
          <table:table-cell office:value-type="float" office:value="0.762737" calcext:value-type="float">
            <text:p>0.762737</text:p>
          </table:table-cell>
          <table:table-cell office:value-type="float" office:value="0.108905" calcext:value-type="float">
            <text:p>0.108905</text:p>
          </table:table-cell>
          <table:table-cell office:value-type="float" office:value="1.28211" calcext:value-type="float">
            <text:p>1.28211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" calcext:value-type="float">
            <text:p>7</text:p>
          </table:table-cell>
          <table:table-cell office:value-type="float" office:value="0.735857" calcext:value-type="float">
            <text:p>0.735857</text:p>
          </table:table-cell>
          <table:table-cell office:value-type="float" office:value="0.736297" calcext:value-type="float">
            <text:p>0.736297</text:p>
          </table:table-cell>
          <table:table-cell office:value-type="float" office:value="0.115333" calcext:value-type="float">
            <text:p>0.115333</text:p>
          </table:table-cell>
          <table:table-cell office:value-type="float" office:value="1.40071" calcext:value-type="float">
            <text:p>1.40071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" calcext:value-type="float">
            <text:p>8</text:p>
          </table:table-cell>
          <table:table-cell office:value-type="float" office:value="0.75224" calcext:value-type="float">
            <text:p>0.75224</text:p>
          </table:table-cell>
          <table:table-cell office:value-type="float" office:value="0.752939" calcext:value-type="float">
            <text:p>0.752939</text:p>
          </table:table-cell>
          <table:table-cell office:value-type="float" office:value="0.132325" calcext:value-type="float">
            <text:p>0.132325</text:p>
          </table:table-cell>
          <table:table-cell office:value-type="float" office:value="1.60351" calcext:value-type="float">
            <text:p>1.60351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" calcext:value-type="float">
            <text:p>9</text:p>
          </table:table-cell>
          <table:table-cell office:value-type="float" office:value="0.768394" calcext:value-type="float">
            <text:p>0.768394</text:p>
          </table:table-cell>
          <table:table-cell office:value-type="float" office:value="0.768702" calcext:value-type="float">
            <text:p>0.768702</text:p>
          </table:table-cell>
          <table:table-cell office:value-type="float" office:value="0.145119" calcext:value-type="float">
            <text:p>0.145119</text:p>
          </table:table-cell>
          <table:table-cell office:value-type="float" office:value="1.7818" calcext:value-type="float">
            <text:p>1.781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" calcext:value-type="float">
            <text:p>10</text:p>
          </table:table-cell>
          <table:table-cell office:value-type="float" office:value="0.723925" calcext:value-type="float">
            <text:p>0.723925</text:p>
          </table:table-cell>
          <table:table-cell office:value-type="float" office:value="0.724363" calcext:value-type="float">
            <text:p>0.724363</text:p>
          </table:table-cell>
          <table:table-cell office:value-type="float" office:value="0.1695" calcext:value-type="float">
            <text:p>0.1695</text:p>
          </table:table-cell>
          <table:table-cell office:value-type="float" office:value="2.17322" calcext:value-type="float">
            <text:p>2.17322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0" calcext:value-type="float">
            <text:p>20</text:p>
          </table:table-cell>
          <table:table-cell office:value-type="float" office:value="0.781724" calcext:value-type="float">
            <text:p>0.781724</text:p>
          </table:table-cell>
          <table:table-cell office:value-type="float" office:value="0.781658" calcext:value-type="float">
            <text:p>0.781658</text:p>
          </table:table-cell>
          <table:table-cell office:value-type="float" office:value="0.3126" calcext:value-type="float">
            <text:p>0.3126</text:p>
          </table:table-cell>
          <table:table-cell office:value-type="float" office:value="3.95502" calcext:value-type="float">
            <text:p>3.95502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0" calcext:value-type="float">
            <text:p>30</text:p>
          </table:table-cell>
          <table:table-cell office:value-type="float" office:value="0.752936" calcext:value-type="float">
            <text:p>0.752936</text:p>
          </table:table-cell>
          <table:table-cell office:value-type="float" office:value="0.753103" calcext:value-type="float">
            <text:p>0.753103</text:p>
          </table:table-cell>
          <table:table-cell office:value-type="float" office:value="0.45028" calcext:value-type="float">
            <text:p>0.45028</text:p>
          </table:table-cell>
          <table:table-cell office:value-type="float" office:value="5.65627" calcext:value-type="float">
            <text:p>5.6562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0" calcext:value-type="float">
            <text:p>40</text:p>
          </table:table-cell>
          <table:table-cell office:value-type="float" office:value="0.750832" calcext:value-type="float">
            <text:p>0.750832</text:p>
          </table:table-cell>
          <table:table-cell office:value-type="float" office:value="0.751113" calcext:value-type="float">
            <text:p>0.751113</text:p>
          </table:table-cell>
          <table:table-cell office:value-type="float" office:value="0.660026" calcext:value-type="float">
            <text:p>0.660026</text:p>
          </table:table-cell>
          <table:table-cell office:value-type="float" office:value="7.68501" calcext:value-type="float">
            <text:p>7.68501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0" calcext:value-type="float">
            <text:p>50</text:p>
          </table:table-cell>
          <table:table-cell office:value-type="float" office:value="0.765915" calcext:value-type="float">
            <text:p>0.765915</text:p>
          </table:table-cell>
          <table:table-cell office:value-type="float" office:value="0.765513" calcext:value-type="float">
            <text:p>0.765513</text:p>
          </table:table-cell>
          <table:table-cell office:value-type="float" office:value="0.78555" calcext:value-type="float">
            <text:p>0.78555</text:p>
          </table:table-cell>
          <table:table-cell office:value-type="float" office:value="9.45594" calcext:value-type="float">
            <text:p>9.45594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0" calcext:value-type="float">
            <text:p>60</text:p>
          </table:table-cell>
          <table:table-cell office:value-type="float" office:value="0.771494" calcext:value-type="float">
            <text:p>0.771494</text:p>
          </table:table-cell>
          <table:table-cell office:value-type="float" office:value="0.771411" calcext:value-type="float">
            <text:p>0.771411</text:p>
          </table:table-cell>
          <table:table-cell office:value-type="float" office:value="1.03886" calcext:value-type="float">
            <text:p>1.03886</text:p>
          </table:table-cell>
          <table:table-cell office:value-type="float" office:value="12.1764" calcext:value-type="float">
            <text:p>12.1764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0" calcext:value-type="float">
            <text:p>70</text:p>
          </table:table-cell>
          <table:table-cell office:value-type="float" office:value="0.772613" calcext:value-type="float">
            <text:p>0.772613</text:p>
          </table:table-cell>
          <table:table-cell office:value-type="float" office:value="0.772257" calcext:value-type="float">
            <text:p>0.772257</text:p>
          </table:table-cell>
          <table:table-cell office:value-type="float" office:value="1.17864" calcext:value-type="float">
            <text:p>1.17864</text:p>
          </table:table-cell>
          <table:table-cell office:value-type="float" office:value="14.2759" calcext:value-type="float">
            <text:p>14.2759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0" calcext:value-type="float">
            <text:p>80</text:p>
          </table:table-cell>
          <table:table-cell office:value-type="float" office:value="0.789217" calcext:value-type="float">
            <text:p>0.789217</text:p>
          </table:table-cell>
          <table:table-cell office:value-type="float" office:value="0.78971" calcext:value-type="float">
            <text:p>0.78971</text:p>
          </table:table-cell>
          <table:table-cell office:value-type="float" office:value="1.25069" calcext:value-type="float">
            <text:p>1.25069</text:p>
          </table:table-cell>
          <table:table-cell office:value-type="float" office:value="15.9128" calcext:value-type="float">
            <text:p>15.912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0" calcext:value-type="float">
            <text:p>90</text:p>
          </table:table-cell>
          <table:table-cell office:value-type="float" office:value="0.756572" calcext:value-type="float">
            <text:p>0.756572</text:p>
          </table:table-cell>
          <table:table-cell office:value-type="float" office:value="0.756112" calcext:value-type="float">
            <text:p>0.756112</text:p>
          </table:table-cell>
          <table:table-cell office:value-type="float" office:value="1.36195" calcext:value-type="float">
            <text:p>1.36195</text:p>
          </table:table-cell>
          <table:table-cell office:value-type="float" office:value="18.0888" calcext:value-type="float">
            <text:p>18.088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0" calcext:value-type="float">
            <text:p>100</text:p>
          </table:table-cell>
          <table:table-cell office:value-type="float" office:value="0.775381" calcext:value-type="float">
            <text:p>0.775381</text:p>
          </table:table-cell>
          <table:table-cell office:value-type="float" office:value="0.775598" calcext:value-type="float">
            <text:p>0.775598</text:p>
          </table:table-cell>
          <table:table-cell office:value-type="float" office:value="1.38248" calcext:value-type="float">
            <text:p>1.38248</text:p>
          </table:table-cell>
          <table:table-cell office:value-type="float" office:value="18.1488" calcext:value-type="float">
            <text:p>18.148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00" calcext:value-type="float">
            <text:p>200</text:p>
          </table:table-cell>
          <table:table-cell office:value-type="float" office:value="0.841709" calcext:value-type="float">
            <text:p>0.841709</text:p>
          </table:table-cell>
          <table:table-cell office:value-type="float" office:value="0.84124" calcext:value-type="float">
            <text:p>0.84124</text:p>
          </table:table-cell>
          <table:table-cell office:value-type="float" office:value="2.88348" calcext:value-type="float">
            <text:p>2.88348</text:p>
          </table:table-cell>
          <table:table-cell office:value-type="float" office:value="37.8363" calcext:value-type="float">
            <text:p>37.8363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00" calcext:value-type="float">
            <text:p>300</text:p>
          </table:table-cell>
          <table:table-cell office:value-type="float" office:value="0.83237" calcext:value-type="float">
            <text:p>0.83237</text:p>
          </table:table-cell>
          <table:table-cell office:value-type="float" office:value="0.832485" calcext:value-type="float">
            <text:p>0.832485</text:p>
          </table:table-cell>
          <table:table-cell office:value-type="float" office:value="4.29792" calcext:value-type="float">
            <text:p>4.29792</text:p>
          </table:table-cell>
          <table:table-cell office:value-type="float" office:value="57.1476" calcext:value-type="float">
            <text:p>57.1476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00" calcext:value-type="float">
            <text:p>400</text:p>
          </table:table-cell>
          <table:table-cell office:value-type="float" office:value="0.855121" calcext:value-type="float">
            <text:p>0.855121</text:p>
          </table:table-cell>
          <table:table-cell office:value-type="float" office:value="0.855173" calcext:value-type="float">
            <text:p>0.855173</text:p>
          </table:table-cell>
          <table:table-cell office:value-type="float" office:value="5.41313" calcext:value-type="float">
            <text:p>5.41313</text:p>
          </table:table-cell>
          <table:table-cell office:value-type="float" office:value="74.9433" calcext:value-type="float">
            <text:p>74.9433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00" calcext:value-type="float">
            <text:p>500</text:p>
          </table:table-cell>
          <table:table-cell office:value-type="float" office:value="0.873257" calcext:value-type="float">
            <text:p>0.873257</text:p>
          </table:table-cell>
          <table:table-cell office:value-type="float" office:value="0.87324" calcext:value-type="float">
            <text:p>0.87324</text:p>
          </table:table-cell>
          <table:table-cell office:value-type="float" office:value="7.27164" calcext:value-type="float">
            <text:p>7.27164</text:p>
          </table:table-cell>
          <table:table-cell office:value-type="float" office:value="94.3532" calcext:value-type="float">
            <text:p>94.3532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00" calcext:value-type="float">
            <text:p>600</text:p>
          </table:table-cell>
          <table:table-cell office:value-type="float" office:value="0.884438" calcext:value-type="float">
            <text:p>0.884438</text:p>
          </table:table-cell>
          <table:table-cell office:value-type="float" office:value="0.884488" calcext:value-type="float">
            <text:p>0.884488</text:p>
          </table:table-cell>
          <table:table-cell office:value-type="float" office:value="8.66315" calcext:value-type="float">
            <text:p>8.66315</text:p>
          </table:table-cell>
          <table:table-cell office:value-type="float" office:value="117.499" calcext:value-type="float">
            <text:p>117.499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00" calcext:value-type="float">
            <text:p>700</text:p>
          </table:table-cell>
          <table:table-cell office:value-type="float" office:value="0.89172" calcext:value-type="float">
            <text:p>0.89172</text:p>
          </table:table-cell>
          <table:table-cell office:value-type="float" office:value="0.891879" calcext:value-type="float">
            <text:p>0.891879</text:p>
          </table:table-cell>
          <table:table-cell office:value-type="float" office:value="9.40862" calcext:value-type="float">
            <text:p>9.40862</text:p>
          </table:table-cell>
          <table:table-cell office:value-type="float" office:value="132.387" calcext:value-type="float">
            <text:p>132.38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00" calcext:value-type="float">
            <text:p>800</text:p>
          </table:table-cell>
          <table:table-cell office:value-type="float" office:value="0.889604" calcext:value-type="float">
            <text:p>0.889604</text:p>
          </table:table-cell>
          <table:table-cell office:value-type="float" office:value="0.889421" calcext:value-type="float">
            <text:p>0.889421</text:p>
          </table:table-cell>
          <table:table-cell office:value-type="float" office:value="10.8399" calcext:value-type="float">
            <text:p>10.8399</text:p>
          </table:table-cell>
          <table:table-cell office:value-type="float" office:value="150.439" calcext:value-type="float">
            <text:p>150.439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00" calcext:value-type="float">
            <text:p>900</text:p>
          </table:table-cell>
          <table:table-cell office:value-type="float" office:value="0.881428" calcext:value-type="float">
            <text:p>0.881428</text:p>
          </table:table-cell>
          <table:table-cell office:value-type="float" office:value="0.881347" calcext:value-type="float">
            <text:p>0.881347</text:p>
          </table:table-cell>
          <table:table-cell office:value-type="float" office:value="12.1369" calcext:value-type="float">
            <text:p>12.1369</text:p>
          </table:table-cell>
          <table:table-cell office:value-type="float" office:value="176.76" calcext:value-type="float">
            <text:p>176.76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00" calcext:value-type="float">
            <text:p>1000</text:p>
          </table:table-cell>
          <table:table-cell office:value-type="float" office:value="0.893828" calcext:value-type="float">
            <text:p>0.893828</text:p>
          </table:table-cell>
          <table:table-cell office:value-type="float" office:value="0.89391" calcext:value-type="float">
            <text:p>0.89391</text:p>
          </table:table-cell>
          <table:table-cell office:value-type="float" office:value="14.2938" calcext:value-type="float">
            <text:p>14.2938</text:p>
          </table:table-cell>
          <table:table-cell office:value-type="float" office:value="190.272" calcext:value-type="float">
            <text:p>190.272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500" calcext:value-type="float">
            <text:p>1500</text:p>
          </table:table-cell>
          <table:table-cell office:value-type="float" office:value="0.898014" calcext:value-type="float">
            <text:p>0.898014</text:p>
          </table:table-cell>
          <table:table-cell office:value-type="float" office:value="0.897965" calcext:value-type="float">
            <text:p>0.897965</text:p>
          </table:table-cell>
          <table:table-cell office:value-type="float" office:value="22.2937" calcext:value-type="float">
            <text:p>22.2937</text:p>
          </table:table-cell>
          <table:table-cell office:value-type="float" office:value="309.433" calcext:value-type="float">
            <text:p>309.433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000" calcext:value-type="float">
            <text:p>2000</text:p>
          </table:table-cell>
          <table:table-cell office:value-type="float" office:value="0.907033" calcext:value-type="float">
            <text:p>0.907033</text:p>
          </table:table-cell>
          <table:table-cell office:value-type="float" office:value="0.907192" calcext:value-type="float">
            <text:p>0.907192</text:p>
          </table:table-cell>
          <table:table-cell office:value-type="float" office:value="31.6422" calcext:value-type="float">
            <text:p>31.6422</text:p>
          </table:table-cell>
          <table:table-cell office:value-type="float" office:value="431.556" calcext:value-type="float">
            <text:p>431.556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2500" calcext:value-type="float">
            <text:p>2500</text:p>
          </table:table-cell>
          <table:table-cell office:value-type="float" office:value="0.916702" calcext:value-type="float">
            <text:p>0.916702</text:p>
          </table:table-cell>
          <table:table-cell office:value-type="float" office:value="0.916869" calcext:value-type="float">
            <text:p>0.916869</text:p>
          </table:table-cell>
          <table:table-cell office:value-type="float" office:value="37.1786" calcext:value-type="float">
            <text:p>37.1786</text:p>
          </table:table-cell>
          <table:table-cell office:value-type="float" office:value="500.504" calcext:value-type="float">
            <text:p>500.504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000" calcext:value-type="float">
            <text:p>3000</text:p>
          </table:table-cell>
          <table:table-cell office:value-type="float" office:value="0.909539" calcext:value-type="float">
            <text:p>0.909539</text:p>
          </table:table-cell>
          <table:table-cell office:value-type="float" office:value="0.909408" calcext:value-type="float">
            <text:p>0.909408</text:p>
          </table:table-cell>
          <table:table-cell office:value-type="float" office:value="39.5743" calcext:value-type="float">
            <text:p>39.5743</text:p>
          </table:table-cell>
          <table:table-cell office:value-type="float" office:value="563.057" calcext:value-type="float">
            <text:p>563.05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3500" calcext:value-type="float">
            <text:p>3500</text:p>
          </table:table-cell>
          <table:table-cell office:value-type="float" office:value="0.926054" calcext:value-type="float">
            <text:p>0.926054</text:p>
          </table:table-cell>
          <table:table-cell office:value-type="float" office:value="0.926025" calcext:value-type="float">
            <text:p>0.926025</text:p>
          </table:table-cell>
          <table:table-cell office:value-type="float" office:value="48.6735" calcext:value-type="float">
            <text:p>48.6735</text:p>
          </table:table-cell>
          <table:table-cell office:value-type="float" office:value="666.606" calcext:value-type="float">
            <text:p>666.606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000" calcext:value-type="float">
            <text:p>4000</text:p>
          </table:table-cell>
          <table:table-cell office:value-type="float" office:value="0.909976" calcext:value-type="float">
            <text:p>0.909976</text:p>
          </table:table-cell>
          <table:table-cell office:value-type="float" office:value="0.909854" calcext:value-type="float">
            <text:p>0.909854</text:p>
          </table:table-cell>
          <table:table-cell office:value-type="float" office:value="52.8739" calcext:value-type="float">
            <text:p>52.8739</text:p>
          </table:table-cell>
          <table:table-cell office:value-type="float" office:value="754.917" calcext:value-type="float">
            <text:p>754.91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4500" calcext:value-type="float">
            <text:p>4500</text:p>
          </table:table-cell>
          <table:table-cell office:value-type="float" office:value="0.912422" calcext:value-type="float">
            <text:p>0.912422</text:p>
          </table:table-cell>
          <table:table-cell office:value-type="float" office:value="0.912004" calcext:value-type="float">
            <text:p>0.912004</text:p>
          </table:table-cell>
          <table:table-cell office:value-type="float" office:value="58.5714" calcext:value-type="float">
            <text:p>58.5714</text:p>
          </table:table-cell>
          <table:table-cell office:value-type="float" office:value="841.478" calcext:value-type="float">
            <text:p>841.47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5000" calcext:value-type="float">
            <text:p>5000</text:p>
          </table:table-cell>
          <table:table-cell office:value-type="float" office:value="0.913172" calcext:value-type="float">
            <text:p>0.913172</text:p>
          </table:table-cell>
          <table:table-cell office:value-type="float" office:value="0.913028" calcext:value-type="float">
            <text:p>0.913028</text:p>
          </table:table-cell>
          <table:table-cell office:value-type="float" office:value="63.4023" calcext:value-type="float">
            <text:p>63.4023</text:p>
          </table:table-cell>
          <table:table-cell office:value-type="float" office:value="923.467" calcext:value-type="float">
            <text:p>923.46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6000" calcext:value-type="float">
            <text:p>6000</text:p>
          </table:table-cell>
          <table:table-cell office:value-type="float" office:value="0.91025" calcext:value-type="float">
            <text:p>0.91025</text:p>
          </table:table-cell>
          <table:table-cell office:value-type="float" office:value="0.909882" calcext:value-type="float">
            <text:p>0.909882</text:p>
          </table:table-cell>
          <table:table-cell office:value-type="float" office:value="76.604" calcext:value-type="float">
            <text:p>76.604</text:p>
          </table:table-cell>
          <table:table-cell office:value-type="float" office:value="1110.8" calcext:value-type="float">
            <text:p>1110.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7000" calcext:value-type="float">
            <text:p>7000</text:p>
          </table:table-cell>
          <table:table-cell office:value-type="float" office:value="0.91325" calcext:value-type="float">
            <text:p>0.91325</text:p>
          </table:table-cell>
          <table:table-cell office:value-type="float" office:value="0.912893" calcext:value-type="float">
            <text:p>0.912893</text:p>
          </table:table-cell>
          <table:table-cell office:value-type="float" office:value="87.604" calcext:value-type="float">
            <text:p>87.604</text:p>
          </table:table-cell>
          <table:table-cell office:value-type="float" office:value="1320.8" calcext:value-type="float">
            <text:p>1320.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8000" calcext:value-type="float">
            <text:p>8000</text:p>
          </table:table-cell>
          <table:table-cell office:value-type="float" office:value="0.911172" calcext:value-type="float">
            <text:p>0.911172</text:p>
          </table:table-cell>
          <table:table-cell office:value-type="float" office:value="0.910028" calcext:value-type="float">
            <text:p>0.910028</text:p>
          </table:table-cell>
          <table:table-cell office:value-type="float" office:value="95.604" calcext:value-type="float">
            <text:p>95.604</text:p>
          </table:table-cell>
          <table:table-cell office:value-type="float" office:value="1430.8" calcext:value-type="float">
            <text:p>1430.8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9000" calcext:value-type="float">
            <text:p>9000</text:p>
          </table:table-cell>
          <table:table-cell office:value-type="float" office:value="0.914072" calcext:value-type="float">
            <text:p>0.914072</text:p>
          </table:table-cell>
          <table:table-cell office:value-type="float" office:value="0.914128" calcext:value-type="float">
            <text:p>0.914128</text:p>
          </table:table-cell>
          <table:table-cell office:value-type="float" office:value="103.11" calcext:value-type="float">
            <text:p>103.11</text:p>
          </table:table-cell>
          <table:table-cell office:value-type="float" office:value="1500.467" calcext:value-type="float">
            <text:p>1500.467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  <table:table-row table:style-name="ro1">
          <table:table-cell office:value-type="float" office:value="477904" calcext:value-type="float">
            <text:p>477904</text:p>
          </table:table-cell>
          <table:table-cell office:value-type="float" office:value="10000" calcext:value-type="float">
            <text:p>10000</text:p>
          </table:table-cell>
          <table:table-cell office:value-type="float" office:value="0.91825" calcext:value-type="float">
            <text:p>0.91825</text:p>
          </table:table-cell>
          <table:table-cell office:value-type="float" office:value="0.919331" calcext:value-type="float">
            <text:p>0.919331</text:p>
          </table:table-cell>
          <table:table-cell office:value-type="float" office:value="116.31" calcext:value-type="float">
            <text:p>116.31</text:p>
          </table:table-cell>
          <table:table-cell office:value-type="float" office:value="1594.363" calcext:value-type="float">
            <text:p>1594.363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858752" calcext:value-type="float">
            <text:p>0.858752</text:p>
          </table:table-cell>
        </table:table-row>
      </table:table>
      <table:table table:name="CreditApproval" table:style-name="ta1">
        <table:shapes>
          <draw:frame draw:z-index="0" draw:style-name="gr1" draw:text-style-name="P1" svg:width="6.2988in" svg:height="3.5429in" svg:x="0.928in" svg:y="7.6839in">
            <draw:object draw:notify-on-update-of-ranges="CreditApproval.B3:CreditApproval.B43 CreditApproval.D2:CreditApproval.D2 CreditApproval.D3:CreditApproval.D43 CreditApproval.B3:CreditApproval.B43 CreditApproval.H2:CreditApproval.H2 CreditApproval.H3:CreditApproval.H4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1" calcext:value-type="float">
            <text:p>1</text:p>
          </table:table-cell>
          <table:table-cell office:value-type="float" office:value="0.873618" calcext:value-type="float">
            <text:p>0.873618</text:p>
          </table:table-cell>
          <table:table-cell office:value-type="float" office:value="0.873663" calcext:value-type="float">
            <text:p>0.873663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0244401" calcext:value-type="float">
            <text:p>0.0244401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2" calcext:value-type="float">
            <text:p>2</text:p>
          </table:table-cell>
          <table:table-cell office:value-type="float" office:value="0.835216" calcext:value-type="float">
            <text:p>0.835216</text:p>
          </table:table-cell>
          <table:table-cell office:value-type="float" office:value="0.834615" calcext:value-type="float">
            <text:p>0.834615</text:p>
          </table:table-cell>
          <table:table-cell office:value-type="float" office:value="0.0047313" calcext:value-type="float">
            <text:p>0.0047313</text:p>
          </table:table-cell>
          <table:table-cell office:value-type="float" office:value="0.046774" calcext:value-type="float">
            <text:p>0.046774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3" calcext:value-type="float">
            <text:p>3</text:p>
          </table:table-cell>
          <table:table-cell office:value-type="float" office:value="0.874582" calcext:value-type="float">
            <text:p>0.874582</text:p>
          </table:table-cell>
          <table:table-cell office:value-type="float" office:value="0.87613" calcext:value-type="float">
            <text:p>0.87613</text:p>
          </table:table-cell>
          <table:table-cell office:value-type="float" office:value="0.0074333" calcext:value-type="float">
            <text:p>0.0074333</text:p>
          </table:table-cell>
          <table:table-cell office:value-type="float" office:value="0.0797068" calcext:value-type="float">
            <text:p>0.0797068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4" calcext:value-type="float">
            <text:p>4</text:p>
          </table:table-cell>
          <table:table-cell office:value-type="float" office:value="0.878547" calcext:value-type="float">
            <text:p>0.878547</text:p>
          </table:table-cell>
          <table:table-cell office:value-type="float" office:value="0.878355" calcext:value-type="float">
            <text:p>0.878355</text:p>
          </table:table-cell>
          <table:table-cell office:value-type="float" office:value="0.0097055" calcext:value-type="float">
            <text:p>0.0097055</text:p>
          </table:table-cell>
          <table:table-cell office:value-type="float" office:value="0.0922222" calcext:value-type="float">
            <text:p>0.0922222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5" calcext:value-type="float">
            <text:p>5</text:p>
          </table:table-cell>
          <table:table-cell office:value-type="float" office:value="0.87089" calcext:value-type="float">
            <text:p>0.87089</text:p>
          </table:table-cell>
          <table:table-cell office:value-type="float" office:value="0.86929" calcext:value-type="float">
            <text:p>0.86929</text:p>
          </table:table-cell>
          <table:table-cell office:value-type="float" office:value="0.0111059" calcext:value-type="float">
            <text:p>0.0111059</text:p>
          </table:table-cell>
          <table:table-cell office:value-type="float" office:value="0.108134" calcext:value-type="float">
            <text:p>0.108134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6" calcext:value-type="float">
            <text:p>6</text:p>
          </table:table-cell>
          <table:table-cell office:value-type="float" office:value="0.855983" calcext:value-type="float">
            <text:p>0.855983</text:p>
          </table:table-cell>
          <table:table-cell office:value-type="float" office:value="0.855957" calcext:value-type="float">
            <text:p>0.855957</text:p>
          </table:table-cell>
          <table:table-cell office:value-type="float" office:value="0.0139657" calcext:value-type="float">
            <text:p>0.0139657</text:p>
          </table:table-cell>
          <table:table-cell office:value-type="float" office:value="0.133759" calcext:value-type="float">
            <text:p>0.133759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7" calcext:value-type="float">
            <text:p>7</text:p>
          </table:table-cell>
          <table:table-cell office:value-type="float" office:value="0.875348" calcext:value-type="float">
            <text:p>0.875348</text:p>
          </table:table-cell>
          <table:table-cell office:value-type="float" office:value="0.874132" calcext:value-type="float">
            <text:p>0.874132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82831" calcext:value-type="float">
            <text:p>0.182831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8" calcext:value-type="float">
            <text:p>8</text:p>
          </table:table-cell>
          <table:table-cell office:value-type="float" office:value="0.843911" calcext:value-type="float">
            <text:p>0.843911</text:p>
          </table:table-cell>
          <table:table-cell office:value-type="float" office:value="0.842327" calcext:value-type="float">
            <text:p>0.842327</text:p>
          </table:table-cell>
          <table:table-cell office:value-type="float" office:value="0.0203643" calcext:value-type="float">
            <text:p>0.0203643</text:p>
          </table:table-cell>
          <table:table-cell office:value-type="float" office:value="0.211109" calcext:value-type="float">
            <text:p>0.211109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9" calcext:value-type="float">
            <text:p>9</text:p>
          </table:table-cell>
          <table:table-cell office:value-type="float" office:value="0.85535" calcext:value-type="float">
            <text:p>0.85535</text:p>
          </table:table-cell>
          <table:table-cell office:value-type="float" office:value="0.857935" calcext:value-type="float">
            <text:p>0.857935</text:p>
          </table:table-cell>
          <table:table-cell office:value-type="float" office:value="0.0205557" calcext:value-type="float">
            <text:p>0.0205557</text:p>
          </table:table-cell>
          <table:table-cell office:value-type="float" office:value="0.198271" calcext:value-type="float">
            <text:p>0.198271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10" calcext:value-type="float">
            <text:p>10</text:p>
          </table:table-cell>
          <table:table-cell office:value-type="float" office:value="0.879371" calcext:value-type="float">
            <text:p>0.879371</text:p>
          </table:table-cell>
          <table:table-cell office:value-type="float" office:value="0.879772" calcext:value-type="float">
            <text:p>0.879772</text:p>
          </table:table-cell>
          <table:table-cell office:value-type="float" office:value="0.0235685" calcext:value-type="float">
            <text:p>0.0235685</text:p>
          </table:table-cell>
          <table:table-cell office:value-type="float" office:value="0.222844" calcext:value-type="float">
            <text:p>0.222844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20" calcext:value-type="float">
            <text:p>20</text:p>
          </table:table-cell>
          <table:table-cell office:value-type="float" office:value="0.832872" calcext:value-type="float">
            <text:p>0.832872</text:p>
          </table:table-cell>
          <table:table-cell office:value-type="float" office:value="0.833475" calcext:value-type="float">
            <text:p>0.833475</text:p>
          </table:table-cell>
          <table:table-cell office:value-type="float" office:value="0.0458788" calcext:value-type="float">
            <text:p>0.0458788</text:p>
          </table:table-cell>
          <table:table-cell office:value-type="float" office:value="0.434012" calcext:value-type="float">
            <text:p>0.434012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30" calcext:value-type="float">
            <text:p>30</text:p>
          </table:table-cell>
          <table:table-cell office:value-type="float" office:value="0.86558" calcext:value-type="float">
            <text:p>0.86558</text:p>
          </table:table-cell>
          <table:table-cell office:value-type="float" office:value="0.865814" calcext:value-type="float">
            <text:p>0.865814</text:p>
          </table:table-cell>
          <table:table-cell office:value-type="float" office:value="0.0743342" calcext:value-type="float">
            <text:p>0.0743342</text:p>
          </table:table-cell>
          <table:table-cell office:value-type="float" office:value="0.649151" calcext:value-type="float">
            <text:p>0.649151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40" calcext:value-type="float">
            <text:p>40</text:p>
          </table:table-cell>
          <table:table-cell office:value-type="float" office:value="0.87883" calcext:value-type="float">
            <text:p>0.87883</text:p>
          </table:table-cell>
          <table:table-cell office:value-type="float" office:value="0.878955" calcext:value-type="float">
            <text:p>0.878955</text:p>
          </table:table-cell>
          <table:table-cell office:value-type="float" office:value="0.0910361" calcext:value-type="float">
            <text:p>0.0910361</text:p>
          </table:table-cell>
          <table:table-cell office:value-type="float" office:value="0.85463" calcext:value-type="float">
            <text:p>0.85463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50" calcext:value-type="float">
            <text:p>50</text:p>
          </table:table-cell>
          <table:table-cell office:value-type="float" office:value="0.83193" calcext:value-type="float">
            <text:p>0.83193</text:p>
          </table:table-cell>
          <table:table-cell office:value-type="float" office:value="0.832309" calcext:value-type="float">
            <text:p>0.832309</text:p>
          </table:table-cell>
          <table:table-cell office:value-type="float" office:value="0.112988" calcext:value-type="float">
            <text:p>0.112988</text:p>
          </table:table-cell>
          <table:table-cell office:value-type="float" office:value="1.04036" calcext:value-type="float">
            <text:p>1.04036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60" calcext:value-type="float">
            <text:p>60</text:p>
          </table:table-cell>
          <table:table-cell office:value-type="float" office:value="0.879403" calcext:value-type="float">
            <text:p>0.879403</text:p>
          </table:table-cell>
          <table:table-cell office:value-type="float" office:value="0.87957" calcext:value-type="float">
            <text:p>0.87957</text:p>
          </table:table-cell>
          <table:table-cell office:value-type="float" office:value="0.140816" calcext:value-type="float">
            <text:p>0.140816</text:p>
          </table:table-cell>
          <table:table-cell office:value-type="float" office:value="1.27705" calcext:value-type="float">
            <text:p>1.27705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70" calcext:value-type="float">
            <text:p>70</text:p>
          </table:table-cell>
          <table:table-cell office:value-type="float" office:value="0.851504" calcext:value-type="float">
            <text:p>0.851504</text:p>
          </table:table-cell>
          <table:table-cell office:value-type="float" office:value="0.85059" calcext:value-type="float">
            <text:p>0.85059</text:p>
          </table:table-cell>
          <table:table-cell office:value-type="float" office:value="0.157768" calcext:value-type="float">
            <text:p>0.157768</text:p>
          </table:table-cell>
          <table:table-cell office:value-type="float" office:value="1.47276" calcext:value-type="float">
            <text:p>1.47276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80" calcext:value-type="float">
            <text:p>80</text:p>
          </table:table-cell>
          <table:table-cell office:value-type="float" office:value="0.865135" calcext:value-type="float">
            <text:p>0.865135</text:p>
          </table:table-cell>
          <table:table-cell office:value-type="float" office:value="0.865945" calcext:value-type="float">
            <text:p>0.865945</text:p>
          </table:table-cell>
          <table:table-cell office:value-type="float" office:value="0.180516" calcext:value-type="float">
            <text:p>0.180516</text:p>
          </table:table-cell>
          <table:table-cell office:value-type="float" office:value="1.69177" calcext:value-type="float">
            <text:p>1.69177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90" calcext:value-type="float">
            <text:p>90</text:p>
          </table:table-cell>
          <table:table-cell office:value-type="float" office:value="0.868494" calcext:value-type="float">
            <text:p>0.868494</text:p>
          </table:table-cell>
          <table:table-cell office:value-type="float" office:value="0.867459" calcext:value-type="float">
            <text:p>0.867459</text:p>
          </table:table-cell>
          <table:table-cell office:value-type="float" office:value="0.204017" calcext:value-type="float">
            <text:p>0.204017</text:p>
          </table:table-cell>
          <table:table-cell office:value-type="float" office:value="1.92472" calcext:value-type="float">
            <text:p>1.92472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100" calcext:value-type="float">
            <text:p>100</text:p>
          </table:table-cell>
          <table:table-cell office:value-type="float" office:value="0.862264" calcext:value-type="float">
            <text:p>0.862264</text:p>
          </table:table-cell>
          <table:table-cell office:value-type="float" office:value="0.860961" calcext:value-type="float">
            <text:p>0.860961</text:p>
          </table:table-cell>
          <table:table-cell office:value-type="float" office:value="0.226022" calcext:value-type="float">
            <text:p>0.226022</text:p>
          </table:table-cell>
          <table:table-cell office:value-type="float" office:value="2.15416" calcext:value-type="float">
            <text:p>2.15416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200" calcext:value-type="float">
            <text:p>200</text:p>
          </table:table-cell>
          <table:table-cell office:value-type="float" office:value="0.857365" calcext:value-type="float">
            <text:p>0.857365</text:p>
          </table:table-cell>
          <table:table-cell office:value-type="float" office:value="0.855806" calcext:value-type="float">
            <text:p>0.855806</text:p>
          </table:table-cell>
          <table:table-cell office:value-type="float" office:value="0.446688" calcext:value-type="float">
            <text:p>0.446688</text:p>
          </table:table-cell>
          <table:table-cell office:value-type="float" office:value="4.28982" calcext:value-type="float">
            <text:p>4.28982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300" calcext:value-type="float">
            <text:p>300</text:p>
          </table:table-cell>
          <table:table-cell office:value-type="float" office:value="0.884501" calcext:value-type="float">
            <text:p>0.884501</text:p>
          </table:table-cell>
          <table:table-cell office:value-type="float" office:value="0.885064" calcext:value-type="float">
            <text:p>0.885064</text:p>
          </table:table-cell>
          <table:table-cell office:value-type="float" office:value="0.673934" calcext:value-type="float">
            <text:p>0.673934</text:p>
          </table:table-cell>
          <table:table-cell office:value-type="float" office:value="6.4162" calcext:value-type="float">
            <text:p>6.4162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400" calcext:value-type="float">
            <text:p>400</text:p>
          </table:table-cell>
          <table:table-cell office:value-type="float" office:value="0.879267" calcext:value-type="float">
            <text:p>0.879267</text:p>
          </table:table-cell>
          <table:table-cell office:value-type="float" office:value="0.879268" calcext:value-type="float">
            <text:p>0.879268</text:p>
          </table:table-cell>
          <table:table-cell office:value-type="float" office:value="0.918387" calcext:value-type="float">
            <text:p>0.918387</text:p>
          </table:table-cell>
          <table:table-cell office:value-type="float" office:value="8.41625" calcext:value-type="float">
            <text:p>8.41625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500" calcext:value-type="float">
            <text:p>500</text:p>
          </table:table-cell>
          <table:table-cell office:value-type="float" office:value="0.857585" calcext:value-type="float">
            <text:p>0.857585</text:p>
          </table:table-cell>
          <table:table-cell office:value-type="float" office:value="0.856649" calcext:value-type="float">
            <text:p>0.856649</text:p>
          </table:table-cell>
          <table:table-cell office:value-type="float" office:value="1.1288" calcext:value-type="float">
            <text:p>1.1288</text:p>
          </table:table-cell>
          <table:table-cell office:value-type="float" office:value="10.9797" calcext:value-type="float">
            <text:p>10.9797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600" calcext:value-type="float">
            <text:p>600</text:p>
          </table:table-cell>
          <table:table-cell office:value-type="float" office:value="0.889437" calcext:value-type="float">
            <text:p>0.889437</text:p>
          </table:table-cell>
          <table:table-cell office:value-type="float" office:value="0.887566" calcext:value-type="float">
            <text:p>0.887566</text:p>
          </table:table-cell>
          <table:table-cell office:value-type="float" office:value="1.41418" calcext:value-type="float">
            <text:p>1.41418</text:p>
          </table:table-cell>
          <table:table-cell office:value-type="float" office:value="15.1259" calcext:value-type="float">
            <text:p>15.1259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700" calcext:value-type="float">
            <text:p>700</text:p>
          </table:table-cell>
          <table:table-cell office:value-type="float" office:value="0.891145" calcext:value-type="float">
            <text:p>0.891145</text:p>
          </table:table-cell>
          <table:table-cell office:value-type="float" office:value="0.892085" calcext:value-type="float">
            <text:p>0.892085</text:p>
          </table:table-cell>
          <table:table-cell office:value-type="float" office:value="1.62948" calcext:value-type="float">
            <text:p>1.62948</text:p>
          </table:table-cell>
          <table:table-cell office:value-type="float" office:value="15.2625" calcext:value-type="float">
            <text:p>15.2625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800" calcext:value-type="float">
            <text:p>800</text:p>
          </table:table-cell>
          <table:table-cell office:value-type="float" office:value="0.861107" calcext:value-type="float">
            <text:p>0.861107</text:p>
          </table:table-cell>
          <table:table-cell office:value-type="float" office:value="0.860629" calcext:value-type="float">
            <text:p>0.860629</text:p>
          </table:table-cell>
          <table:table-cell office:value-type="float" office:value="1.8121" calcext:value-type="float">
            <text:p>1.8121</text:p>
          </table:table-cell>
          <table:table-cell office:value-type="float" office:value="17.0668" calcext:value-type="float">
            <text:p>17.0668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900" calcext:value-type="float">
            <text:p>900</text:p>
          </table:table-cell>
          <table:table-cell office:value-type="float" office:value="0.880545" calcext:value-type="float">
            <text:p>0.880545</text:p>
          </table:table-cell>
          <table:table-cell office:value-type="float" office:value="0.879812" calcext:value-type="float">
            <text:p>0.879812</text:p>
          </table:table-cell>
          <table:table-cell office:value-type="float" office:value="2.01684" calcext:value-type="float">
            <text:p>2.01684</text:p>
          </table:table-cell>
          <table:table-cell office:value-type="float" office:value="19.4988" calcext:value-type="float">
            <text:p>19.4988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1000" calcext:value-type="float">
            <text:p>1000</text:p>
          </table:table-cell>
          <table:table-cell office:value-type="float" office:value="0.885584" calcext:value-type="float">
            <text:p>0.885584</text:p>
          </table:table-cell>
          <table:table-cell office:value-type="float" office:value="0.886405" calcext:value-type="float">
            <text:p>0.886405</text:p>
          </table:table-cell>
          <table:table-cell office:value-type="float" office:value="2.24989" calcext:value-type="float">
            <text:p>2.24989</text:p>
          </table:table-cell>
          <table:table-cell office:value-type="float" office:value="21.6129" calcext:value-type="float">
            <text:p>21.6129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1500" calcext:value-type="float">
            <text:p>1500</text:p>
          </table:table-cell>
          <table:table-cell office:value-type="float" office:value="0.894334" calcext:value-type="float">
            <text:p>0.894334</text:p>
          </table:table-cell>
          <table:table-cell office:value-type="float" office:value="0.894749" calcext:value-type="float">
            <text:p>0.894749</text:p>
          </table:table-cell>
          <table:table-cell office:value-type="float" office:value="3.41024" calcext:value-type="float">
            <text:p>3.41024</text:p>
          </table:table-cell>
          <table:table-cell office:value-type="float" office:value="32.5715" calcext:value-type="float">
            <text:p>32.5715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2000" calcext:value-type="float">
            <text:p>2000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899501" calcext:value-type="float">
            <text:p>0.899501</text:p>
          </table:table-cell>
          <table:table-cell office:value-type="float" office:value="4.46113" calcext:value-type="float">
            <text:p>4.46113</text:p>
          </table:table-cell>
          <table:table-cell office:value-type="float" office:value="43.3546" calcext:value-type="float">
            <text:p>43.3546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2500" calcext:value-type="float">
            <text:p>2500</text:p>
          </table:table-cell>
          <table:table-cell office:value-type="float" office:value="0.900508" calcext:value-type="float">
            <text:p>0.900508</text:p>
          </table:table-cell>
          <table:table-cell office:value-type="float" office:value="0.899077" calcext:value-type="float">
            <text:p>0.899077</text:p>
          </table:table-cell>
          <table:table-cell office:value-type="float" office:value="5.84072" calcext:value-type="float">
            <text:p>5.84072</text:p>
          </table:table-cell>
          <table:table-cell office:value-type="float" office:value="54.7745" calcext:value-type="float">
            <text:p>54.7745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3000" calcext:value-type="float">
            <text:p>3000</text:p>
          </table:table-cell>
          <table:table-cell office:value-type="float" office:value="0.898134" calcext:value-type="float">
            <text:p>0.898134</text:p>
          </table:table-cell>
          <table:table-cell office:value-type="float" office:value="0.899541" calcext:value-type="float">
            <text:p>0.899541</text:p>
          </table:table-cell>
          <table:table-cell office:value-type="float" office:value="6.99814" calcext:value-type="float">
            <text:p>6.99814</text:p>
          </table:table-cell>
          <table:table-cell office:value-type="float" office:value="66.3068" calcext:value-type="float">
            <text:p>66.3068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3500" calcext:value-type="float">
            <text:p>3500</text:p>
          </table:table-cell>
          <table:table-cell office:value-type="float" office:value="3.59433" calcext:value-type="float">
            <text:p>3.59433</text:p>
          </table:table-cell>
          <table:table-cell office:value-type="float" office:value="0.908243" calcext:value-type="float">
            <text:p>0.908243</text:p>
          </table:table-cell>
          <table:table-cell office:value-type="float" office:value="9.94076" calcext:value-type="float">
            <text:p>9.94076</text:p>
          </table:table-cell>
          <table:table-cell office:value-type="float" office:value="28.7003" calcext:value-type="float">
            <text:p>28.7003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4000" calcext:value-type="float">
            <text:p>4000</text:p>
          </table:table-cell>
          <table:table-cell office:value-type="float" office:value="4.13887" calcext:value-type="float">
            <text:p>4.13887</text:p>
          </table:table-cell>
          <table:table-cell office:value-type="float" office:value="0.905922" calcext:value-type="float">
            <text:p>0.905922</text:p>
          </table:table-cell>
          <table:table-cell office:value-type="float" office:value="11.1056" calcext:value-type="float">
            <text:p>11.1056</text:p>
          </table:table-cell>
          <table:table-cell office:value-type="float" office:value="34.397" calcext:value-type="float">
            <text:p>34.397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4500" calcext:value-type="float">
            <text:p>4500</text:p>
          </table:table-cell>
          <table:table-cell office:value-type="float" office:value="4.63772" calcext:value-type="float">
            <text:p>4.63772</text:p>
          </table:table-cell>
          <table:table-cell office:value-type="float" office:value="0.907405" calcext:value-type="float">
            <text:p>0.907405</text:p>
          </table:table-cell>
          <table:table-cell office:value-type="float" office:value="10.5813" calcext:value-type="float">
            <text:p>10.5813</text:p>
          </table:table-cell>
          <table:table-cell office:value-type="float" office:value="30.8513" calcext:value-type="float">
            <text:p>30.8513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5000" calcext:value-type="float">
            <text:p>5000</text:p>
          </table:table-cell>
          <table:table-cell office:value-type="float" office:value="5.14664" calcext:value-type="float">
            <text:p>5.14664</text:p>
          </table:table-cell>
          <table:table-cell office:value-type="float" office:value="0.909105" calcext:value-type="float">
            <text:p>0.909105</text:p>
          </table:table-cell>
          <table:table-cell office:value-type="float" office:value="12.5558" calcext:value-type="float">
            <text:p>12.5558</text:p>
          </table:table-cell>
          <table:table-cell office:value-type="float" office:value="38.121" calcext:value-type="float">
            <text:p>38.121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6000" calcext:value-type="float">
            <text:p>6000</text:p>
          </table:table-cell>
          <table:table-cell office:value-type="float" office:value="6.18911" calcext:value-type="float">
            <text:p>6.18911</text:p>
          </table:table-cell>
          <table:table-cell office:value-type="float" office:value="0.912112" calcext:value-type="float">
            <text:p>0.912112</text:p>
          </table:table-cell>
          <table:table-cell office:value-type="float" office:value="13.9621" calcext:value-type="float">
            <text:p>13.9621</text:p>
          </table:table-cell>
          <table:table-cell office:value-type="float" office:value="41.1449" calcext:value-type="float">
            <text:p>41.1449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7000" calcext:value-type="float">
            <text:p>7000</text:p>
          </table:table-cell>
          <table:table-cell office:value-type="float" office:value="7.21615" calcext:value-type="float">
            <text:p>7.21615</text:p>
          </table:table-cell>
          <table:table-cell office:value-type="float" office:value="0.905594" calcext:value-type="float">
            <text:p>0.905594</text:p>
          </table:table-cell>
          <table:table-cell office:value-type="float" office:value="16.3228" calcext:value-type="float">
            <text:p>16.3228</text:p>
          </table:table-cell>
          <table:table-cell office:value-type="float" office:value="49.2276" calcext:value-type="float">
            <text:p>49.2276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8000" calcext:value-type="float">
            <text:p>8000</text:p>
          </table:table-cell>
          <table:table-cell office:value-type="float" office:value="8.26896" calcext:value-type="float">
            <text:p>8.26896</text:p>
          </table:table-cell>
          <table:table-cell office:value-type="float" office:value="0.91364" calcext:value-type="float">
            <text:p>0.91364</text:p>
          </table:table-cell>
          <table:table-cell office:value-type="float" office:value="20.4221" calcext:value-type="float">
            <text:p>20.4221</text:p>
          </table:table-cell>
          <table:table-cell office:value-type="float" office:value="67.6312" calcext:value-type="float">
            <text:p>67.6312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9000" calcext:value-type="float">
            <text:p>9000</text:p>
          </table:table-cell>
          <table:table-cell office:value-type="float" office:value="9.30573" calcext:value-type="float">
            <text:p>9.30573</text:p>
          </table:table-cell>
          <table:table-cell office:value-type="float" office:value="0.913393" calcext:value-type="float">
            <text:p>0.913393</text:p>
          </table:table-cell>
          <table:table-cell office:value-type="float" office:value="21.3708" calcext:value-type="float">
            <text:p>21.3708</text:p>
          </table:table-cell>
          <table:table-cell office:value-type="float" office:value="68.4784" calcext:value-type="float">
            <text:p>68.4784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275" calcext:value-type="float">
            <text:p>10.3275</text:p>
          </table:table-cell>
          <table:table-cell office:value-type="float" office:value="0.915123" calcext:value-type="float">
            <text:p>0.915123</text:p>
          </table:table-cell>
          <table:table-cell office:value-type="float" office:value="24.3969" calcext:value-type="float">
            <text:p>24.3969</text:p>
          </table:table-cell>
          <table:table-cell office:value-type="float" office:value="76.4686" calcext:value-type="float">
            <text:p>76.4686</text:p>
          </table:table-cell>
          <table:table-cell office:value-type="float" office:value="0.91484" calcext:value-type="float">
            <text:p>0.91484</text:p>
          </table:table-cell>
          <table:table-cell office:value-type="float" office:value="0.915073" calcext:value-type="float">
            <text:p>0.915073</text:p>
          </table:table-cell>
        </table:table-row>
      </table:table>
      <table:table table:name="GermanCredit" table:style-name="ta1">
        <table:shapes>
          <draw:frame draw:z-index="0" draw:style-name="gr1" draw:text-style-name="P1" svg:width="6.2988in" svg:height="3.5429in" svg:x="1.6295in" svg:y="7.6843in">
            <draw:object draw:notify-on-update-of-ranges="GermanCredit.B3:GermanCredit.B43 GermanCredit.D2:GermanCredit.D2 GermanCredit.D3:GermanCredit.D43 GermanCredit.B3:GermanCredit.B43 GermanCredit.H2:GermanCredit.H2 GermanCredit.H3:GermanCredit.H4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1" calcext:value-type="float">
            <text:p>1</text:p>
          </table:table-cell>
          <table:table-cell office:value-type="float" office:value="0.673573" calcext:value-type="float">
            <text:p>0.673573</text:p>
          </table:table-cell>
          <table:table-cell office:value-type="float" office:value="0.673006" calcext:value-type="float">
            <text:p>0.673006</text:p>
          </table:table-cell>
          <table:table-cell office:value-type="float" office:value="0.0056885" calcext:value-type="float">
            <text:p>0.0056885</text:p>
          </table:table-cell>
          <table:table-cell office:value-type="float" office:value="0.0871803" calcext:value-type="float">
            <text:p>0.087180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2" calcext:value-type="float">
            <text:p>2</text:p>
          </table:table-cell>
          <table:table-cell office:value-type="float" office:value="0.637259" calcext:value-type="float">
            <text:p>0.637259</text:p>
          </table:table-cell>
          <table:table-cell office:value-type="float" office:value="0.637069" calcext:value-type="float">
            <text:p>0.637069</text:p>
          </table:table-cell>
          <table:table-cell office:value-type="float" office:value="0.0102797" calcext:value-type="float">
            <text:p>0.0102797</text:p>
          </table:table-cell>
          <table:table-cell office:value-type="float" office:value="0.13823" calcext:value-type="float">
            <text:p>0.1382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3" calcext:value-type="float">
            <text:p>3</text:p>
          </table:table-cell>
          <table:table-cell office:value-type="float" office:value="0.670254" calcext:value-type="float">
            <text:p>0.670254</text:p>
          </table:table-cell>
          <table:table-cell office:value-type="float" office:value="0.67126" calcext:value-type="float">
            <text:p>0.6712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204487" calcext:value-type="float">
            <text:p>0.204487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4" calcext:value-type="float">
            <text:p>4</text:p>
          </table:table-cell>
          <table:table-cell office:value-type="float" office:value="0.641551" calcext:value-type="float">
            <text:p>0.641551</text:p>
          </table:table-cell>
          <table:table-cell office:value-type="float" office:value="0.640879" calcext:value-type="float">
            <text:p>0.640879</text:p>
          </table:table-cell>
          <table:table-cell office:value-type="float" office:value="0.0202215" calcext:value-type="float">
            <text:p>0.0202215</text:p>
          </table:table-cell>
          <table:table-cell office:value-type="float" office:value="0.260515" calcext:value-type="float">
            <text:p>0.260515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5" calcext:value-type="float">
            <text:p>5</text:p>
          </table:table-cell>
          <table:table-cell office:value-type="float" office:value="0.683037" calcext:value-type="float">
            <text:p>0.683037</text:p>
          </table:table-cell>
          <table:table-cell office:value-type="float" office:value="0.682563" calcext:value-type="float">
            <text:p>0.682563</text:p>
          </table:table-cell>
          <table:table-cell office:value-type="float" office:value="0.0249631" calcext:value-type="float">
            <text:p>0.0249631</text:p>
          </table:table-cell>
          <table:table-cell office:value-type="float" office:value="0.337914" calcext:value-type="float">
            <text:p>0.33791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6" calcext:value-type="float">
            <text:p>6</text:p>
          </table:table-cell>
          <table:table-cell office:value-type="float" office:value="0.637318" calcext:value-type="float">
            <text:p>0.637318</text:p>
          </table:table-cell>
          <table:table-cell office:value-type="float" office:value="0.636895" calcext:value-type="float">
            <text:p>0.636895</text:p>
          </table:table-cell>
          <table:table-cell office:value-type="float" office:value="0.0303825" calcext:value-type="float">
            <text:p>0.0303825</text:p>
          </table:table-cell>
          <table:table-cell office:value-type="float" office:value="0.392614" calcext:value-type="float">
            <text:p>0.39261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7" calcext:value-type="float">
            <text:p>7</text:p>
          </table:table-cell>
          <table:table-cell office:value-type="float" office:value="0.675774" calcext:value-type="float">
            <text:p>0.675774</text:p>
          </table:table-cell>
          <table:table-cell office:value-type="float" office:value="0.675404" calcext:value-type="float">
            <text:p>0.675404</text:p>
          </table:table-cell>
          <table:table-cell office:value-type="float" office:value="0.0352235" calcext:value-type="float">
            <text:p>0.0352235</text:p>
          </table:table-cell>
          <table:table-cell office:value-type="float" office:value="0.536911" calcext:value-type="float">
            <text:p>0.536911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8" calcext:value-type="float">
            <text:p>8</text:p>
          </table:table-cell>
          <table:table-cell office:value-type="float" office:value="0.652566" calcext:value-type="float">
            <text:p>0.652566</text:p>
          </table:table-cell>
          <table:table-cell office:value-type="float" office:value="0.652146" calcext:value-type="float">
            <text:p>0.652146</text:p>
          </table:table-cell>
          <table:table-cell office:value-type="float" office:value="0.039039" calcext:value-type="float">
            <text:p>0.039039</text:p>
          </table:table-cell>
          <table:table-cell office:value-type="float" office:value="0.515102" calcext:value-type="float">
            <text:p>0.515102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9" calcext:value-type="float">
            <text:p>9</text:p>
          </table:table-cell>
          <table:table-cell office:value-type="float" office:value="0.68698" calcext:value-type="float">
            <text:p>0.68698</text:p>
          </table:table-cell>
          <table:table-cell office:value-type="float" office:value="0.687212" calcext:value-type="float">
            <text:p>0.687212</text:p>
          </table:table-cell>
          <table:table-cell office:value-type="float" office:value="0.0429692" calcext:value-type="float">
            <text:p>0.0429692</text:p>
          </table:table-cell>
          <table:table-cell office:value-type="float" office:value="0.588399" calcext:value-type="float">
            <text:p>0.588399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10" calcext:value-type="float">
            <text:p>10</text:p>
          </table:table-cell>
          <table:table-cell office:value-type="float" office:value="0.676495" calcext:value-type="float">
            <text:p>0.676495</text:p>
          </table:table-cell>
          <table:table-cell office:value-type="float" office:value="0.676868" calcext:value-type="float">
            <text:p>0.676868</text:p>
          </table:table-cell>
          <table:table-cell office:value-type="float" office:value="0.0461578" calcext:value-type="float">
            <text:p>0.0461578</text:p>
          </table:table-cell>
          <table:table-cell office:value-type="float" office:value="0.638415" calcext:value-type="float">
            <text:p>0.638415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20" calcext:value-type="float">
            <text:p>20</text:p>
          </table:table-cell>
          <table:table-cell office:value-type="float" office:value="0.636511" calcext:value-type="float">
            <text:p>0.636511</text:p>
          </table:table-cell>
          <table:table-cell office:value-type="float" office:value="0.635747" calcext:value-type="float">
            <text:p>0.635747</text:p>
          </table:table-cell>
          <table:table-cell office:value-type="float" office:value="0.098253" calcext:value-type="float">
            <text:p>0.098253</text:p>
          </table:table-cell>
          <table:table-cell office:value-type="float" office:value="1.27974" calcext:value-type="float">
            <text:p>1.2797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30" calcext:value-type="float">
            <text:p>30</text:p>
          </table:table-cell>
          <table:table-cell office:value-type="float" office:value="0.65272" calcext:value-type="float">
            <text:p>0.65272</text:p>
          </table:table-cell>
          <table:table-cell office:value-type="float" office:value="0.652103" calcext:value-type="float">
            <text:p>0.652103</text:p>
          </table:table-cell>
          <table:table-cell office:value-type="float" office:value="0.137664" calcext:value-type="float">
            <text:p>0.137664</text:p>
          </table:table-cell>
          <table:table-cell office:value-type="float" office:value="1.82393" calcext:value-type="float">
            <text:p>1.8239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40" calcext:value-type="float">
            <text:p>40</text:p>
          </table:table-cell>
          <table:table-cell office:value-type="float" office:value="0.591684" calcext:value-type="float">
            <text:p>0.591684</text:p>
          </table:table-cell>
          <table:table-cell office:value-type="float" office:value="0.590429" calcext:value-type="float">
            <text:p>0.590429</text:p>
          </table:table-cell>
          <table:table-cell office:value-type="float" office:value="0.187805" calcext:value-type="float">
            <text:p>0.187805</text:p>
          </table:table-cell>
          <table:table-cell office:value-type="float" office:value="2.3981" calcext:value-type="float">
            <text:p>2.3981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50" calcext:value-type="float">
            <text:p>50</text:p>
          </table:table-cell>
          <table:table-cell office:value-type="float" office:value="0.675477" calcext:value-type="float">
            <text:p>0.675477</text:p>
          </table:table-cell>
          <table:table-cell office:value-type="float" office:value="0.676224" calcext:value-type="float">
            <text:p>0.67622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3.1313" calcext:value-type="float">
            <text:p>3.131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60" calcext:value-type="float">
            <text:p>60</text:p>
          </table:table-cell>
          <table:table-cell office:value-type="float" office:value="0.67726" calcext:value-type="float">
            <text:p>0.67726</text:p>
          </table:table-cell>
          <table:table-cell office:value-type="float" office:value="0.677413" calcext:value-type="float">
            <text:p>0.677413</text:p>
          </table:table-cell>
          <table:table-cell office:value-type="float" office:value="0.305318" calcext:value-type="float">
            <text:p>0.305318</text:p>
          </table:table-cell>
          <table:table-cell office:value-type="float" office:value="4.17112" calcext:value-type="float">
            <text:p>4.17112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70" calcext:value-type="float">
            <text:p>70</text:p>
          </table:table-cell>
          <table:table-cell office:value-type="float" office:value="0.653779" calcext:value-type="float">
            <text:p>0.653779</text:p>
          </table:table-cell>
          <table:table-cell office:value-type="float" office:value="0.655599" calcext:value-type="float">
            <text:p>0.655599</text:p>
          </table:table-cell>
          <table:table-cell office:value-type="float" office:value="0.344094" calcext:value-type="float">
            <text:p>0.344094</text:p>
          </table:table-cell>
          <table:table-cell office:value-type="float" office:value="4.7105" calcext:value-type="float">
            <text:p>4.7105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80" calcext:value-type="float">
            <text:p>80</text:p>
          </table:table-cell>
          <table:table-cell office:value-type="float" office:value="0.646335" calcext:value-type="float">
            <text:p>0.646335</text:p>
          </table:table-cell>
          <table:table-cell office:value-type="float" office:value="0.646605" calcext:value-type="float">
            <text:p>0.646605</text:p>
          </table:table-cell>
          <table:table-cell office:value-type="float" office:value="0.372065" calcext:value-type="float">
            <text:p>0.372065</text:p>
          </table:table-cell>
          <table:table-cell office:value-type="float" office:value="4.90624" calcext:value-type="float">
            <text:p>4.9062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90" calcext:value-type="float">
            <text:p>90</text:p>
          </table:table-cell>
          <table:table-cell office:value-type="float" office:value="0.653041" calcext:value-type="float">
            <text:p>0.653041</text:p>
          </table:table-cell>
          <table:table-cell office:value-type="float" office:value="0.654263" calcext:value-type="float">
            <text:p>0.654263</text:p>
          </table:table-cell>
          <table:table-cell office:value-type="float" office:value="0.420871" calcext:value-type="float">
            <text:p>0.420871</text:p>
          </table:table-cell>
          <table:table-cell office:value-type="float" office:value="5.78515" calcext:value-type="float">
            <text:p>5.78515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100" calcext:value-type="float">
            <text:p>100</text:p>
          </table:table-cell>
          <table:table-cell office:value-type="float" office:value="0.67203" calcext:value-type="float">
            <text:p>0.67203</text:p>
          </table:table-cell>
          <table:table-cell office:value-type="float" office:value="0.670559" calcext:value-type="float">
            <text:p>0.670559</text:p>
          </table:table-cell>
          <table:table-cell office:value-type="float" office:value="0.479531" calcext:value-type="float">
            <text:p>0.479531</text:p>
          </table:table-cell>
          <table:table-cell office:value-type="float" office:value="6.26832" calcext:value-type="float">
            <text:p>6.26832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200" calcext:value-type="float">
            <text:p>200</text:p>
          </table:table-cell>
          <table:table-cell office:value-type="float" office:value="0.679637" calcext:value-type="float">
            <text:p>0.679637</text:p>
          </table:table-cell>
          <table:table-cell office:value-type="float" office:value="0.680495" calcext:value-type="float">
            <text:p>0.680495</text:p>
          </table:table-cell>
          <table:table-cell office:value-type="float" office:value="0.934972" calcext:value-type="float">
            <text:p>0.934972</text:p>
          </table:table-cell>
          <table:table-cell office:value-type="float" office:value="12.5547" calcext:value-type="float">
            <text:p>12.5547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300" calcext:value-type="float">
            <text:p>300</text:p>
          </table:table-cell>
          <table:table-cell office:value-type="float" office:value="0.699639" calcext:value-type="float">
            <text:p>0.699639</text:p>
          </table:table-cell>
          <table:table-cell office:value-type="float" office:value="0.700447" calcext:value-type="float">
            <text:p>0.700447</text:p>
          </table:table-cell>
          <table:table-cell office:value-type="float" office:value="1.40119" calcext:value-type="float">
            <text:p>1.40119</text:p>
          </table:table-cell>
          <table:table-cell office:value-type="float" office:value="18.9101" calcext:value-type="float">
            <text:p>18.9101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400" calcext:value-type="float">
            <text:p>400</text:p>
          </table:table-cell>
          <table:table-cell office:value-type="float" office:value="0.691021" calcext:value-type="float">
            <text:p>0.691021</text:p>
          </table:table-cell>
          <table:table-cell office:value-type="float" office:value="0.690255" calcext:value-type="float">
            <text:p>0.690255</text:p>
          </table:table-cell>
          <table:table-cell office:value-type="float" office:value="1.89553" calcext:value-type="float">
            <text:p>1.89553</text:p>
          </table:table-cell>
          <table:table-cell office:value-type="float" office:value="25.6998" calcext:value-type="float">
            <text:p>25.6998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500" calcext:value-type="float">
            <text:p>500</text:p>
          </table:table-cell>
          <table:table-cell office:value-type="float" office:value="0.709818" calcext:value-type="float">
            <text:p>0.709818</text:p>
          </table:table-cell>
          <table:table-cell office:value-type="float" office:value="0.708957" calcext:value-type="float">
            <text:p>0.708957</text:p>
          </table:table-cell>
          <table:table-cell office:value-type="float" office:value="2.30142" calcext:value-type="float">
            <text:p>2.30142</text:p>
          </table:table-cell>
          <table:table-cell office:value-type="float" office:value="31.0413" calcext:value-type="float">
            <text:p>31.041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600" calcext:value-type="float">
            <text:p>600</text:p>
          </table:table-cell>
          <table:table-cell office:value-type="float" office:value="0.701345" calcext:value-type="float">
            <text:p>0.701345</text:p>
          </table:table-cell>
          <table:table-cell office:value-type="float" office:value="0.701586" calcext:value-type="float">
            <text:p>0.701586</text:p>
          </table:table-cell>
          <table:table-cell office:value-type="float" office:value="2.80274" calcext:value-type="float">
            <text:p>2.80274</text:p>
          </table:table-cell>
          <table:table-cell office:value-type="float" office:value="37.8315" calcext:value-type="float">
            <text:p>37.8315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700" calcext:value-type="float">
            <text:p>700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89925" calcext:value-type="float">
            <text:p>0.689925</text:p>
          </table:table-cell>
          <table:table-cell office:value-type="float" office:value="3.2593" calcext:value-type="float">
            <text:p>3.2593</text:p>
          </table:table-cell>
          <table:table-cell office:value-type="float" office:value="45.0615" calcext:value-type="float">
            <text:p>45.0615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800" calcext:value-type="float">
            <text:p>800</text:p>
          </table:table-cell>
          <table:table-cell office:value-type="float" office:value="0.706045" calcext:value-type="float">
            <text:p>0.706045</text:p>
          </table:table-cell>
          <table:table-cell office:value-type="float" office:value="0.706794" calcext:value-type="float">
            <text:p>0.706794</text:p>
          </table:table-cell>
          <table:table-cell office:value-type="float" office:value="4.07375" calcext:value-type="float">
            <text:p>4.07375</text:p>
          </table:table-cell>
          <table:table-cell office:value-type="float" office:value="53.5808" calcext:value-type="float">
            <text:p>53.5808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900" calcext:value-type="float">
            <text:p>900</text:p>
          </table:table-cell>
          <table:table-cell office:value-type="float" office:value="0.722468" calcext:value-type="float">
            <text:p>0.722468</text:p>
          </table:table-cell>
          <table:table-cell office:value-type="float" office:value="0.721829" calcext:value-type="float">
            <text:p>0.721829</text:p>
          </table:table-cell>
          <table:table-cell office:value-type="float" office:value="5.0599" calcext:value-type="float">
            <text:p>5.0599</text:p>
          </table:table-cell>
          <table:table-cell office:value-type="float" office:value="66.1274" calcext:value-type="float">
            <text:p>66.127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1000" calcext:value-type="float">
            <text:p>1000</text:p>
          </table:table-cell>
          <table:table-cell office:value-type="float" office:value="0.718698" calcext:value-type="float">
            <text:p>0.718698</text:p>
          </table:table-cell>
          <table:table-cell office:value-type="float" office:value="0.717339" calcext:value-type="float">
            <text:p>0.717339</text:p>
          </table:table-cell>
          <table:table-cell office:value-type="float" office:value="4.69918" calcext:value-type="float">
            <text:p>4.69918</text:p>
          </table:table-cell>
          <table:table-cell office:value-type="float" office:value="65.0461" calcext:value-type="float">
            <text:p>65.0461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1500" calcext:value-type="float">
            <text:p>1500</text:p>
          </table:table-cell>
          <table:table-cell office:value-type="float" office:value="0.732995" calcext:value-type="float">
            <text:p>0.732995</text:p>
          </table:table-cell>
          <table:table-cell office:value-type="float" office:value="0.731678" calcext:value-type="float">
            <text:p>0.731678</text:p>
          </table:table-cell>
          <table:table-cell office:value-type="float" office:value="7.13301" calcext:value-type="float">
            <text:p>7.13301</text:p>
          </table:table-cell>
          <table:table-cell office:value-type="float" office:value="100.212" calcext:value-type="float">
            <text:p>100.212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2000" calcext:value-type="float">
            <text:p>2000</text:p>
          </table:table-cell>
          <table:table-cell office:value-type="float" office:value="0.736003" calcext:value-type="float">
            <text:p>0.736003</text:p>
          </table:table-cell>
          <table:table-cell office:value-type="float" office:value="0.735822" calcext:value-type="float">
            <text:p>0.735822</text:p>
          </table:table-cell>
          <table:table-cell office:value-type="float" office:value="9.11756" calcext:value-type="float">
            <text:p>9.11756</text:p>
          </table:table-cell>
          <table:table-cell office:value-type="float" office:value="125.887" calcext:value-type="float">
            <text:p>125.887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2500" calcext:value-type="float">
            <text:p>2500</text:p>
          </table:table-cell>
          <table:table-cell office:value-type="float" office:value="0.742633" calcext:value-type="float">
            <text:p>0.742633</text:p>
          </table:table-cell>
          <table:table-cell office:value-type="float" office:value="0.742792" calcext:value-type="float">
            <text:p>0.742792</text:p>
          </table:table-cell>
          <table:table-cell office:value-type="float" office:value="11.4487" calcext:value-type="float">
            <text:p>11.4487</text:p>
          </table:table-cell>
          <table:table-cell office:value-type="float" office:value="162.252" calcext:value-type="float">
            <text:p>162.252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3000" calcext:value-type="float">
            <text:p>3000</text:p>
          </table:table-cell>
          <table:table-cell office:value-type="float" office:value="0.743675" calcext:value-type="float">
            <text:p>0.743675</text:p>
          </table:table-cell>
          <table:table-cell office:value-type="float" office:value="0.743989" calcext:value-type="float">
            <text:p>0.743989</text:p>
          </table:table-cell>
          <table:table-cell office:value-type="float" office:value="14.5874" calcext:value-type="float">
            <text:p>14.5874</text:p>
          </table:table-cell>
          <table:table-cell office:value-type="float" office:value="215.273" calcext:value-type="float">
            <text:p>215.27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3500" calcext:value-type="float">
            <text:p>3500</text:p>
          </table:table-cell>
          <table:table-cell office:value-type="float" office:value="1.1684" calcext:value-type="float">
            <text:p>1.1684</text:p>
          </table:table-cell>
          <table:table-cell office:value-type="float" office:value="0.745967" calcext:value-type="float">
            <text:p>0.745967</text:p>
          </table:table-cell>
          <table:table-cell office:value-type="float" office:value="16.5566" calcext:value-type="float">
            <text:p>16.5566</text:p>
          </table:table-cell>
          <table:table-cell office:value-type="float" office:value="69.0791" calcext:value-type="float">
            <text:p>69.0791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4000" calcext:value-type="float">
            <text:p>4000</text:p>
          </table:table-cell>
          <table:table-cell office:value-type="float" office:value="1.34648" calcext:value-type="float">
            <text:p>1.34648</text:p>
          </table:table-cell>
          <table:table-cell office:value-type="float" office:value="0.747762" calcext:value-type="float">
            <text:p>0.747762</text:p>
          </table:table-cell>
          <table:table-cell office:value-type="float" office:value="19.158" calcext:value-type="float">
            <text:p>19.158</text:p>
          </table:table-cell>
          <table:table-cell office:value-type="float" office:value="80.8117" calcext:value-type="float">
            <text:p>80.8117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4500" calcext:value-type="float">
            <text:p>4500</text:p>
          </table:table-cell>
          <table:table-cell office:value-type="float" office:value="1.52286" calcext:value-type="float">
            <text:p>1.52286</text:p>
          </table:table-cell>
          <table:table-cell office:value-type="float" office:value="0.74541" calcext:value-type="float">
            <text:p>0.74541</text:p>
          </table:table-cell>
          <table:table-cell office:value-type="float" office:value="21.3415" calcext:value-type="float">
            <text:p>21.3415</text:p>
          </table:table-cell>
          <table:table-cell office:value-type="float" office:value="94.6238" calcext:value-type="float">
            <text:p>94.6238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5000" calcext:value-type="float">
            <text:p>5000</text:p>
          </table:table-cell>
          <table:table-cell office:value-type="float" office:value="1.68463" calcext:value-type="float">
            <text:p>1.68463</text:p>
          </table:table-cell>
          <table:table-cell office:value-type="float" office:value="0.750635" calcext:value-type="float">
            <text:p>0.750635</text:p>
          </table:table-cell>
          <table:table-cell office:value-type="float" office:value="25.161" calcext:value-type="float">
            <text:p>25.161</text:p>
          </table:table-cell>
          <table:table-cell office:value-type="float" office:value="112.178" calcext:value-type="float">
            <text:p>112.178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6000" calcext:value-type="float">
            <text:p>6000</text:p>
          </table:table-cell>
          <table:table-cell office:value-type="float" office:value="2.01999" calcext:value-type="float">
            <text:p>2.01999</text:p>
          </table:table-cell>
          <table:table-cell office:value-type="float" office:value="0.752409" calcext:value-type="float">
            <text:p>0.752409</text:p>
          </table:table-cell>
          <table:table-cell office:value-type="float" office:value="34.3485" calcext:value-type="float">
            <text:p>34.3485</text:p>
          </table:table-cell>
          <table:table-cell office:value-type="float" office:value="150.16" calcext:value-type="float">
            <text:p>150.16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7000" calcext:value-type="float">
            <text:p>7000</text:p>
          </table:table-cell>
          <table:table-cell office:value-type="float" office:value="2.35666" calcext:value-type="float">
            <text:p>2.35666</text:p>
          </table:table-cell>
          <table:table-cell office:value-type="float" office:value="0.751972" calcext:value-type="float">
            <text:p>0.751972</text:p>
          </table:table-cell>
          <table:table-cell office:value-type="float" office:value="32.2954" calcext:value-type="float">
            <text:p>32.2954</text:p>
          </table:table-cell>
          <table:table-cell office:value-type="float" office:value="140.803" calcext:value-type="float">
            <text:p>140.803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8000" calcext:value-type="float">
            <text:p>8000</text:p>
          </table:table-cell>
          <table:table-cell office:value-type="float" office:value="2.705" calcext:value-type="float">
            <text:p>2.705</text:p>
          </table:table-cell>
          <table:table-cell office:value-type="float" office:value="0.748098" calcext:value-type="float">
            <text:p>0.748098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168.364" calcext:value-type="float">
            <text:p>168.36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9000" calcext:value-type="float">
            <text:p>9000</text:p>
          </table:table-cell>
          <table:table-cell office:value-type="float" office:value="3.03728" calcext:value-type="float">
            <text:p>3.03728</text:p>
          </table:table-cell>
          <table:table-cell office:value-type="float" office:value="0.750254" calcext:value-type="float">
            <text:p>0.750254</text:p>
          </table:table-cell>
          <table:table-cell office:value-type="float" office:value="41.7105" calcext:value-type="float">
            <text:p>41.7105</text:p>
          </table:table-cell>
          <table:table-cell office:value-type="float" office:value="197.504" calcext:value-type="float">
            <text:p>197.504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  <table:table-row table:style-name="ro1">
          <table:table-cell office:value-type="float" office:value="120657" calcext:value-type="float">
            <text:p>120657</text:p>
          </table:table-cell>
          <table:table-cell office:value-type="float" office:value="10000" calcext:value-type="float">
            <text:p>10000</text:p>
          </table:table-cell>
          <table:table-cell office:value-type="float" office:value="3.35136" calcext:value-type="float">
            <text:p>3.35136</text:p>
          </table:table-cell>
          <table:table-cell office:value-type="float" office:value="0.75436" calcext:value-type="float">
            <text:p>0.75436</text:p>
          </table:table-cell>
          <table:table-cell office:value-type="float" office:value="46.7176" calcext:value-type="float">
            <text:p>46.7176</text:p>
          </table:table-cell>
          <table:table-cell office:value-type="float" office:value="232.437" calcext:value-type="float">
            <text:p>232.437</text:p>
          </table:table-cell>
          <table:table-cell office:value-type="float" office:value="0.743005" calcext:value-type="float">
            <text:p>0.743005</text:p>
          </table:table-cell>
          <table:table-cell office:value-type="float" office:value="0.743416" calcext:value-type="float">
            <text:p>0.743416</text:p>
          </table:table-cell>
        </table:table-row>
      </table:table>
      <table:table table:name="Ionosphere" table:style-name="ta1">
        <table:shapes>
          <draw:frame draw:z-index="0" draw:style-name="gr1" draw:text-style-name="P1" svg:width="6.2988in" svg:height="3.5429in" svg:x="2.2689in" svg:y="7.8406in">
            <draw:object draw:notify-on-update-of-ranges="Ionosphere.B3:Ionosphere.B43 Ionosphere.D2:Ionosphere.D2 Ionosphere.D3:Ionosphere.D43 Ionosphere.B3:Ionosphere.B43 Ionosphere.H2:Ionosphere.H2 Ionosphere.H3:Ionosphere.H4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" calcext:value-type="float">
            <text:p>1</text:p>
          </table:table-cell>
          <table:table-cell office:value-type="float" office:value="0.773663" calcext:value-type="float">
            <text:p>0.773663</text:p>
          </table:table-cell>
          <table:table-cell office:value-type="float" office:value="0.772361" calcext:value-type="float">
            <text:p>0.772361</text:p>
          </table:table-cell>
          <table:table-cell office:value-type="float" office:value="0.0007203" calcext:value-type="float">
            <text:p>0.0007203</text:p>
          </table:table-cell>
          <table:table-cell office:value-type="float" office:value="0.0026419" calcext:value-type="float">
            <text:p>0.0026419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" calcext:value-type="float">
            <text:p>2</text:p>
          </table:table-cell>
          <table:table-cell office:value-type="float" office:value="0.733251" calcext:value-type="float">
            <text:p>0.733251</text:p>
          </table:table-cell>
          <table:table-cell office:value-type="float" office:value="0.731478" calcext:value-type="float">
            <text:p>0.731478</text:p>
          </table:table-cell>
          <table:table-cell office:value-type="float" office:value="0.0012886" calcext:value-type="float">
            <text:p>0.0012886</text:p>
          </table:table-cell>
          <table:table-cell office:value-type="float" office:value="0.0041845" calcext:value-type="float">
            <text:p>0.004184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" calcext:value-type="float">
            <text:p>3</text:p>
          </table:table-cell>
          <table:table-cell office:value-type="float" office:value="0.763333" calcext:value-type="float">
            <text:p>0.763333</text:p>
          </table:table-cell>
          <table:table-cell office:value-type="float" office:value="0.771593" calcext:value-type="float">
            <text:p>0.771593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62405" calcext:value-type="float">
            <text:p>0.006240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" calcext:value-type="float">
            <text:p>4</text:p>
          </table:table-cell>
          <table:table-cell office:value-type="float" office:value="0.743992" calcext:value-type="float">
            <text:p>0.743992</text:p>
          </table:table-cell>
          <table:table-cell office:value-type="float" office:value="0.742035" calcext:value-type="float">
            <text:p>0.742035</text:p>
          </table:table-cell>
          <table:table-cell office:value-type="float" office:value="0.0021578" calcext:value-type="float">
            <text:p>0.0021578</text:p>
          </table:table-cell>
          <table:table-cell office:value-type="float" office:value="0.0074993" calcext:value-type="float">
            <text:p>0.007499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" calcext:value-type="float">
            <text:p>5</text:p>
          </table:table-cell>
          <table:table-cell office:value-type="float" office:value="0.719588" calcext:value-type="float">
            <text:p>0.719588</text:p>
          </table:table-cell>
          <table:table-cell office:value-type="float" office:value="0.722553" calcext:value-type="float">
            <text:p>0.722553</text:p>
          </table:table-cell>
          <table:table-cell office:value-type="float" office:value="0.0027431" calcext:value-type="float">
            <text:p>0.0027431</text:p>
          </table:table-cell>
          <table:table-cell office:value-type="float" office:value="0.0094122" calcext:value-type="float">
            <text:p>0.0094122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" calcext:value-type="float">
            <text:p>6</text:p>
          </table:table-cell>
          <table:table-cell office:value-type="float" office:value="0.718971" calcext:value-type="float">
            <text:p>0.718971</text:p>
          </table:table-cell>
          <table:table-cell office:value-type="float" office:value="0.718042" calcext:value-type="float">
            <text:p>0.718042</text:p>
          </table:table-cell>
          <table:table-cell office:value-type="float" office:value="0.0033608" calcext:value-type="float">
            <text:p>0.0033608</text:p>
          </table:table-cell>
          <table:table-cell office:value-type="float" office:value="0.0114625" calcext:value-type="float">
            <text:p>0.011462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7" calcext:value-type="float">
            <text:p>7</text:p>
          </table:table-cell>
          <table:table-cell office:value-type="float" office:value="0.760905" calcext:value-type="float">
            <text:p>0.760905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0043807" calcext:value-type="float">
            <text:p>0.0043807</text:p>
          </table:table-cell>
          <table:table-cell office:value-type="float" office:value="0.0129359" calcext:value-type="float">
            <text:p>0.0129359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" calcext:value-type="float">
            <text:p>8</text:p>
          </table:table-cell>
          <table:table-cell office:value-type="float" office:value="0.748066" calcext:value-type="float">
            <text:p>0.748066</text:p>
          </table:table-cell>
          <table:table-cell office:value-type="float" office:value="0.74501" calcext:value-type="float">
            <text:p>0.74501</text:p>
          </table:table-cell>
          <table:table-cell office:value-type="float" office:value="0.0048274" calcext:value-type="float">
            <text:p>0.0048274</text:p>
          </table:table-cell>
          <table:table-cell office:value-type="float" office:value="0.0156749" calcext:value-type="float">
            <text:p>0.0156749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9" calcext:value-type="float">
            <text:p>9</text:p>
          </table:table-cell>
          <table:table-cell office:value-type="float" office:value="0.756091" calcext:value-type="float">
            <text:p>0.756091</text:p>
          </table:table-cell>
          <table:table-cell office:value-type="float" office:value="0.758061" calcext:value-type="float">
            <text:p>0.758061</text:p>
          </table:table-cell>
          <table:table-cell office:value-type="float" office:value="0.0044688" calcext:value-type="float">
            <text:p>0.0044688</text:p>
          </table:table-cell>
          <table:table-cell office:value-type="float" office:value="0.015171" calcext:value-type="float">
            <text:p>0.015171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0" calcext:value-type="float">
            <text:p>10</text:p>
          </table:table-cell>
          <table:table-cell office:value-type="float" office:value="0.73963" calcext:value-type="float">
            <text:p>0.73963</text:p>
          </table:table-cell>
          <table:table-cell office:value-type="float" office:value="0.740979" calcext:value-type="float">
            <text:p>0.740979</text:p>
          </table:table-cell>
          <table:table-cell office:value-type="float" office:value="0.0049587" calcext:value-type="float">
            <text:p>0.0049587</text:p>
          </table:table-cell>
          <table:table-cell office:value-type="float" office:value="0.0166686" calcext:value-type="float">
            <text:p>0.0166686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0" calcext:value-type="float">
            <text:p>20</text:p>
          </table:table-cell>
          <table:table-cell office:value-type="float" office:value="0.753292" calcext:value-type="float">
            <text:p>0.753292</text:p>
          </table:table-cell>
          <table:table-cell office:value-type="float" office:value="0.747601" calcext:value-type="float">
            <text:p>0.747601</text:p>
          </table:table-cell>
          <table:table-cell office:value-type="float" office:value="0.0106273" calcext:value-type="float">
            <text:p>0.0106273</text:p>
          </table:table-cell>
          <table:table-cell office:value-type="float" office:value="0.0296455" calcext:value-type="float">
            <text:p>0.029645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0" calcext:value-type="float">
            <text:p>30</text:p>
          </table:table-cell>
          <table:table-cell office:value-type="float" office:value="0.735926" calcext:value-type="float">
            <text:p>0.735926</text:p>
          </table:table-cell>
          <table:table-cell office:value-type="float" office:value="0.741363" calcext:value-type="float">
            <text:p>0.741363</text:p>
          </table:table-cell>
          <table:table-cell office:value-type="float" office:value="0.0146115" calcext:value-type="float">
            <text:p>0.0146115</text:p>
          </table:table-cell>
          <table:table-cell office:value-type="float" office:value="0.0440168" calcext:value-type="float">
            <text:p>0.0440168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0" calcext:value-type="float">
            <text:p>40</text:p>
          </table:table-cell>
          <table:table-cell office:value-type="float" office:value="0.740864" calcext:value-type="float">
            <text:p>0.740864</text:p>
          </table:table-cell>
          <table:table-cell office:value-type="float" office:value="0.739731" calcext:value-type="float">
            <text:p>0.739731</text:p>
          </table:table-cell>
          <table:table-cell office:value-type="float" office:value="0.0217228" calcext:value-type="float">
            <text:p>0.0217228</text:p>
          </table:table-cell>
          <table:table-cell office:value-type="float" office:value="0.0573463" calcext:value-type="float">
            <text:p>0.057346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0" calcext:value-type="float">
            <text:p>50</text:p>
          </table:table-cell>
          <table:table-cell office:value-type="float" office:value="0.741193" calcext:value-type="float">
            <text:p>0.741193</text:p>
          </table:table-cell>
          <table:table-cell office:value-type="float" office:value="0.740115" calcext:value-type="float">
            <text:p>0.740115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713374" calcext:value-type="float">
            <text:p>0.0713374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0" calcext:value-type="float">
            <text:p>60</text:p>
          </table:table-cell>
          <table:table-cell office:value-type="float" office:value="0.732016" calcext:value-type="float">
            <text:p>0.732016</text:p>
          </table:table-cell>
          <table:table-cell office:value-type="float" office:value="0.725912" calcext:value-type="float">
            <text:p>0.725912</text:p>
          </table:table-cell>
          <table:table-cell office:value-type="float" office:value="0.0294846" calcext:value-type="float">
            <text:p>0.0294846</text:p>
          </table:table-cell>
          <table:table-cell office:value-type="float" office:value="0.0858776" calcext:value-type="float">
            <text:p>0.0858776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70" calcext:value-type="float">
            <text:p>70</text:p>
          </table:table-cell>
          <table:table-cell office:value-type="float" office:value="0.729794" calcext:value-type="float">
            <text:p>0.729794</text:p>
          </table:table-cell>
          <table:table-cell office:value-type="float" office:value="0.726967" calcext:value-type="float">
            <text:p>0.726967</text:p>
          </table:table-cell>
          <table:table-cell office:value-type="float" office:value="0.0320908" calcext:value-type="float">
            <text:p>0.0320908</text:p>
          </table:table-cell>
          <table:table-cell office:value-type="float" office:value="0.100688" calcext:value-type="float">
            <text:p>0.100688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0" calcext:value-type="float">
            <text:p>80</text:p>
          </table:table-cell>
          <table:table-cell office:value-type="float" office:value="0.756996" calcext:value-type="float">
            <text:p>0.756996</text:p>
          </table:table-cell>
          <table:table-cell office:value-type="float" office:value="0.757965" calcext:value-type="float">
            <text:p>0.757965</text:p>
          </table:table-cell>
          <table:table-cell office:value-type="float" office:value="0.03628" calcext:value-type="float">
            <text:p>0.03628</text:p>
          </table:table-cell>
          <table:table-cell office:value-type="float" office:value="0.117632" calcext:value-type="float">
            <text:p>0.117632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90" calcext:value-type="float">
            <text:p>90</text:p>
          </table:table-cell>
          <table:table-cell office:value-type="float" office:value="0.728148" calcext:value-type="float">
            <text:p>0.728148</text:p>
          </table:table-cell>
          <table:table-cell office:value-type="float" office:value="0.720825" calcext:value-type="float">
            <text:p>0.720825</text:p>
          </table:table-cell>
          <table:table-cell office:value-type="float" office:value="0.0428908" calcext:value-type="float">
            <text:p>0.0428908</text:p>
          </table:table-cell>
          <table:table-cell office:value-type="float" office:value="0.127342" calcext:value-type="float">
            <text:p>0.127342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00" calcext:value-type="float">
            <text:p>100</text:p>
          </table:table-cell>
          <table:table-cell office:value-type="float" office:value="0.715885" calcext:value-type="float">
            <text:p>0.715885</text:p>
          </table:table-cell>
          <table:table-cell office:value-type="float" office:value="0.709885" calcext:value-type="float">
            <text:p>0.709885</text:p>
          </table:table-cell>
          <table:table-cell office:value-type="float" office:value="0.0474894" calcext:value-type="float">
            <text:p>0.0474894</text:p>
          </table:table-cell>
          <table:table-cell office:value-type="float" office:value="0.142129" calcext:value-type="float">
            <text:p>0.142129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00" calcext:value-type="float">
            <text:p>200</text:p>
          </table:table-cell>
          <table:table-cell office:value-type="float" office:value="0.750864" calcext:value-type="float">
            <text:p>0.750864</text:p>
          </table:table-cell>
          <table:table-cell office:value-type="float" office:value="0.753455" calcext:value-type="float">
            <text:p>0.753455</text:p>
          </table:table-cell>
          <table:table-cell office:value-type="float" office:value="0.0950378" calcext:value-type="float">
            <text:p>0.0950378</text:p>
          </table:table-cell>
          <table:table-cell office:value-type="float" office:value="0.337748" calcext:value-type="float">
            <text:p>0.337748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00" calcext:value-type="float">
            <text:p>300</text:p>
          </table:table-cell>
          <table:table-cell office:value-type="float" office:value="0.775062" calcext:value-type="float">
            <text:p>0.775062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134989" calcext:value-type="float">
            <text:p>0.134989</text:p>
          </table:table-cell>
          <table:table-cell office:value-type="float" office:value="0.428525" calcext:value-type="float">
            <text:p>0.42852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00" calcext:value-type="float">
            <text:p>400</text:p>
          </table:table-cell>
          <table:table-cell office:value-type="float" office:value="0.757407" calcext:value-type="float">
            <text:p>0.757407</text:p>
          </table:table-cell>
          <table:table-cell office:value-type="float" office:value="0.75" calcext:value-type="float">
            <text:p>0.75</text:p>
          </table:table-cell>
          <table:table-cell office:value-type="float" office:value="0.184884" calcext:value-type="float">
            <text:p>0.184884</text:p>
          </table:table-cell>
          <table:table-cell office:value-type="float" office:value="0.680947" calcext:value-type="float">
            <text:p>0.680947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00" calcext:value-type="float">
            <text:p>500</text:p>
          </table:table-cell>
          <table:table-cell office:value-type="float" office:value="0.762263" calcext:value-type="float">
            <text:p>0.762263</text:p>
          </table:table-cell>
          <table:table-cell office:value-type="float" office:value="0.757965" calcext:value-type="float">
            <text:p>0.757965</text:p>
          </table:table-cell>
          <table:table-cell office:value-type="float" office:value="0.23611" calcext:value-type="float">
            <text:p>0.23611</text:p>
          </table:table-cell>
          <table:table-cell office:value-type="float" office:value="0.869661" calcext:value-type="float">
            <text:p>0.869661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00" calcext:value-type="float">
            <text:p>600</text:p>
          </table:table-cell>
          <table:table-cell office:value-type="float" office:value="0.773786" calcext:value-type="float">
            <text:p>0.773786</text:p>
          </table:table-cell>
          <table:table-cell office:value-type="float" office:value="0.778503" calcext:value-type="float">
            <text:p>0.778503</text:p>
          </table:table-cell>
          <table:table-cell office:value-type="float" office:value="0.251178" calcext:value-type="float">
            <text:p>0.251178</text:p>
          </table:table-cell>
          <table:table-cell office:value-type="float" office:value="0.877764" calcext:value-type="float">
            <text:p>0.877764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700" calcext:value-type="float">
            <text:p>700</text:p>
          </table:table-cell>
          <table:table-cell office:value-type="float" office:value="0.754156" calcext:value-type="float">
            <text:p>0.754156</text:p>
          </table:table-cell>
          <table:table-cell office:value-type="float" office:value="0.739443" calcext:value-type="float">
            <text:p>0.739443</text:p>
          </table:table-cell>
          <table:table-cell office:value-type="float" office:value="0.287438" calcext:value-type="float">
            <text:p>0.287438</text:p>
          </table:table-cell>
          <table:table-cell office:value-type="float" office:value="1.02262" calcext:value-type="float">
            <text:p>1.02262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00" calcext:value-type="float">
            <text:p>800</text:p>
          </table:table-cell>
          <table:table-cell office:value-type="float" office:value="0.749506" calcext:value-type="float">
            <text:p>0.749506</text:p>
          </table:table-cell>
          <table:table-cell office:value-type="float" office:value="0.752975" calcext:value-type="float">
            <text:p>0.752975</text:p>
          </table:table-cell>
          <table:table-cell office:value-type="float" office:value="0.34759" calcext:value-type="float">
            <text:p>0.34759</text:p>
          </table:table-cell>
          <table:table-cell office:value-type="float" office:value="1.17823" calcext:value-type="float">
            <text:p>1.1782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900" calcext:value-type="float">
            <text:p>900</text:p>
          </table:table-cell>
          <table:table-cell office:value-type="float" office:value="0.738066" calcext:value-type="float">
            <text:p>0.738066</text:p>
          </table:table-cell>
          <table:table-cell office:value-type="float" office:value="0.725912" calcext:value-type="float">
            <text:p>0.725912</text:p>
          </table:table-cell>
          <table:table-cell office:value-type="float" office:value="0.390347" calcext:value-type="float">
            <text:p>0.390347</text:p>
          </table:table-cell>
          <table:table-cell office:value-type="float" office:value="1.32076" calcext:value-type="float">
            <text:p>1.32076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000" calcext:value-type="float">
            <text:p>1000</text:p>
          </table:table-cell>
          <table:table-cell office:value-type="float" office:value="0.791235" calcext:value-type="float">
            <text:p>0.791235</text:p>
          </table:table-cell>
          <table:table-cell office:value-type="float" office:value="0.789251" calcext:value-type="float">
            <text:p>0.789251</text:p>
          </table:table-cell>
          <table:table-cell office:value-type="float" office:value="0.455503" calcext:value-type="float">
            <text:p>0.455503</text:p>
          </table:table-cell>
          <table:table-cell office:value-type="float" office:value="1.74482" calcext:value-type="float">
            <text:p>1.74482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500" calcext:value-type="float">
            <text:p>1500</text:p>
          </table:table-cell>
          <table:table-cell office:value-type="float" office:value="0.785514" calcext:value-type="float">
            <text:p>0.785514</text:p>
          </table:table-cell>
          <table:table-cell office:value-type="float" office:value="0.779942" calcext:value-type="float">
            <text:p>0.779942</text:p>
          </table:table-cell>
          <table:table-cell office:value-type="float" office:value="0.668396" calcext:value-type="float">
            <text:p>0.668396</text:p>
          </table:table-cell>
          <table:table-cell office:value-type="float" office:value="2.25793" calcext:value-type="float">
            <text:p>2.2579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000" calcext:value-type="float">
            <text:p>2000</text:p>
          </table:table-cell>
          <table:table-cell office:value-type="float" office:value="0.776914" calcext:value-type="float">
            <text:p>0.776914</text:p>
          </table:table-cell>
          <table:table-cell office:value-type="float" office:value="0.770633" calcext:value-type="float">
            <text:p>0.770633</text:p>
          </table:table-cell>
          <table:table-cell office:value-type="float" office:value="0.889956" calcext:value-type="float">
            <text:p>0.889956</text:p>
          </table:table-cell>
          <table:table-cell office:value-type="float" office:value="3.01953" calcext:value-type="float">
            <text:p>3.0195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500" calcext:value-type="float">
            <text:p>2500</text:p>
          </table:table-cell>
          <table:table-cell office:value-type="float" office:value="0.761317" calcext:value-type="float">
            <text:p>0.761317</text:p>
          </table:table-cell>
          <table:table-cell office:value-type="float" office:value="0.75691" calcext:value-type="float">
            <text:p>0.75691</text:p>
          </table:table-cell>
          <table:table-cell office:value-type="float" office:value="1.11188" calcext:value-type="float">
            <text:p>1.11188</text:p>
          </table:table-cell>
          <table:table-cell office:value-type="float" office:value="3.84846" calcext:value-type="float">
            <text:p>3.84846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000" calcext:value-type="float">
            <text:p>3000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796257" calcext:value-type="float">
            <text:p>0.796257</text:p>
          </table:table-cell>
          <table:table-cell office:value-type="float" office:value="1.26707" calcext:value-type="float">
            <text:p>1.26707</text:p>
          </table:table-cell>
          <table:table-cell office:value-type="float" office:value="4.55343" calcext:value-type="float">
            <text:p>4.5534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500" calcext:value-type="float">
            <text:p>3500</text:p>
          </table:table-cell>
          <table:table-cell office:value-type="float" office:value="61.4132" calcext:value-type="float">
            <text:p>61.4132</text:p>
          </table:table-cell>
          <table:table-cell office:value-type="float" office:value="0.758157" calcext:value-type="float">
            <text:p>0.758157</text:p>
          </table:table-cell>
          <table:table-cell office:value-type="float" office:value="1.52205" calcext:value-type="float">
            <text:p>1.52205</text:p>
          </table:table-cell>
          <table:table-cell office:value-type="float" office:value="1.56613" calcext:value-type="float">
            <text:p>1.56613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000" calcext:value-type="float">
            <text:p>4000</text:p>
          </table:table-cell>
          <table:table-cell office:value-type="float" office:value="71.0569" calcext:value-type="float">
            <text:p>71.0569</text:p>
          </table:table-cell>
          <table:table-cell office:value-type="float" office:value="0.79261" calcext:value-type="float">
            <text:p>0.79261</text:p>
          </table:table-cell>
          <table:table-cell office:value-type="float" office:value="1.81188" calcext:value-type="float">
            <text:p>1.81188</text:p>
          </table:table-cell>
          <table:table-cell office:value-type="float" office:value="2.10605" calcext:value-type="float">
            <text:p>2.1060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500" calcext:value-type="float">
            <text:p>4500</text:p>
          </table:table-cell>
          <table:table-cell office:value-type="float" office:value="79.2255" calcext:value-type="float">
            <text:p>79.2255</text:p>
          </table:table-cell>
          <table:table-cell office:value-type="float" office:value="0.800096" calcext:value-type="float">
            <text:p>0.800096</text:p>
          </table:table-cell>
          <table:table-cell office:value-type="float" office:value="1.96778" calcext:value-type="float">
            <text:p>1.96778</text:p>
          </table:table-cell>
          <table:table-cell office:value-type="float" office:value="2.04055" calcext:value-type="float">
            <text:p>2.0405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000" calcext:value-type="float">
            <text:p>5000</text:p>
          </table:table-cell>
          <table:table-cell office:value-type="float" office:value="88.3986" calcext:value-type="float">
            <text:p>88.3986</text:p>
          </table:table-cell>
          <table:table-cell office:value-type="float" office:value="0.80547" calcext:value-type="float">
            <text:p>0.80547</text:p>
          </table:table-cell>
          <table:table-cell office:value-type="float" office:value="2.27205" calcext:value-type="float">
            <text:p>2.27205</text:p>
          </table:table-cell>
          <table:table-cell office:value-type="float" office:value="2.30211" calcext:value-type="float">
            <text:p>2.30211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000" calcext:value-type="float">
            <text:p>6000</text:p>
          </table:table-cell>
          <table:table-cell office:value-type="float" office:value="107.324" calcext:value-type="float">
            <text:p>107.324</text:p>
          </table:table-cell>
          <table:table-cell office:value-type="float" office:value="0.820345" calcext:value-type="float">
            <text:p>0.820345</text:p>
          </table:table-cell>
          <table:table-cell office:value-type="float" office:value="2.62266" calcext:value-type="float">
            <text:p>2.62266</text:p>
          </table:table-cell>
          <table:table-cell office:value-type="float" office:value="2.84205" calcext:value-type="float">
            <text:p>2.84205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7000" calcext:value-type="float">
            <text:p>7000</text:p>
          </table:table-cell>
          <table:table-cell office:value-type="float" office:value="123.936" calcext:value-type="float">
            <text:p>123.936</text:p>
          </table:table-cell>
          <table:table-cell office:value-type="float" office:value="0.81238" calcext:value-type="float">
            <text:p>0.81238</text:p>
          </table:table-cell>
          <table:table-cell office:value-type="float" office:value="3.02566" calcext:value-type="float">
            <text:p>3.02566</text:p>
          </table:table-cell>
          <table:table-cell office:value-type="float" office:value="3.31854" calcext:value-type="float">
            <text:p>3.31854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000" calcext:value-type="float">
            <text:p>8000</text:p>
          </table:table-cell>
          <table:table-cell office:value-type="float" office:value="142.669" calcext:value-type="float">
            <text:p>142.669</text:p>
          </table:table-cell>
          <table:table-cell office:value-type="float" office:value="0.834453" calcext:value-type="float">
            <text:p>0.834453</text:p>
          </table:table-cell>
          <table:table-cell office:value-type="float" office:value="3.58605" calcext:value-type="float">
            <text:p>3.58605</text:p>
          </table:table-cell>
          <table:table-cell office:value-type="float" office:value="4.01859" calcext:value-type="float">
            <text:p>4.01859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9000" calcext:value-type="float">
            <text:p>9000</text:p>
          </table:table-cell>
          <table:table-cell office:value-type="float" office:value="158.895" calcext:value-type="float">
            <text:p>158.895</text:p>
          </table:table-cell>
          <table:table-cell office:value-type="float" office:value="0.833013" calcext:value-type="float">
            <text:p>0.833013</text:p>
          </table:table-cell>
          <table:table-cell office:value-type="float" office:value="3.97442" calcext:value-type="float">
            <text:p>3.97442</text:p>
          </table:table-cell>
          <table:table-cell office:value-type="float" office:value="4.58459" calcext:value-type="float">
            <text:p>4.58459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0000" calcext:value-type="float">
            <text:p>10000</text:p>
          </table:table-cell>
          <table:table-cell office:value-type="float" office:value="174.24" calcext:value-type="float">
            <text:p>174.24</text:p>
          </table:table-cell>
          <table:table-cell office:value-type="float" office:value="0.829846" calcext:value-type="float">
            <text:p>0.829846</text:p>
          </table:table-cell>
          <table:table-cell office:value-type="float" office:value="4.20612" calcext:value-type="float">
            <text:p>4.20612</text:p>
          </table:table-cell>
          <table:table-cell office:value-type="float" office:value="5.32664" calcext:value-type="float">
            <text:p>5.32664</text:p>
          </table:table-cell>
          <table:table-cell office:value-type="float" office:value="0.877984" calcext:value-type="float">
            <text:p>0.877984</text:p>
          </table:table-cell>
          <table:table-cell office:value-type="float" office:value="0.86929" calcext:value-type="float">
            <text:p>0.86929</text:p>
          </table:table-cell>
        </table:table-row>
      </table:table>
      <table:table table:name="MamMass" table:style-name="ta1">
        <table:shapes>
          <draw:frame draw:z-index="0" draw:style-name="gr1" draw:text-style-name="P1" svg:width="6.2988in" svg:height="3.5429in" svg:x="1.0472in" svg:y="7.8409in">
            <draw:object draw:notify-on-update-of-ranges="MamMass.B3:MamMass.B43 MamMass.D2:MamMass.D2 MamMass.D3:MamMass.D43 MamMass.B3:MamMass.B43 MamMass.H2:MamMass.H2 MamMass.H3:MamMass.H4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0.846209" calcext:value-type="float">
            <text:p>0.846209</text:p>
          </table:table-cell>
          <table:table-cell office:value-type="float" office:value="0.846218" calcext:value-type="float">
            <text:p>0.846218</text:p>
          </table:table-cell>
          <table:table-cell office:value-type="float" office:value="0.002237" calcext:value-type="float">
            <text:p>0.002237</text:p>
          </table:table-cell>
          <table:table-cell office:value-type="float" office:value="0.0005289" calcext:value-type="float">
            <text:p>0.000528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  <table:table-cell office:value-type="float" office:value="0.827437" calcext:value-type="float">
            <text:p>0.827437</text:p>
          </table:table-cell>
          <table:table-cell office:value-type="float" office:value="0.809244" calcext:value-type="float">
            <text:p>0.809244</text:p>
          </table:table-cell>
          <table:table-cell office:value-type="float" office:value="0.0028039" calcext:value-type="float">
            <text:p>0.0028039</text:p>
          </table:table-cell>
          <table:table-cell office:value-type="float" office:value="0.0006851" calcext:value-type="float">
            <text:p>0.0006851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</text:p>
          </table:table-cell>
          <table:table-cell office:value-type="float" office:value="0.829603" calcext:value-type="float">
            <text:p>0.829603</text:p>
          </table:table-cell>
          <table:table-cell office:value-type="float" office:value="0.834874" calcext:value-type="float">
            <text:p>0.834874</text:p>
          </table:table-cell>
          <table:table-cell office:value-type="float" office:value="0.0049896" calcext:value-type="float">
            <text:p>0.0049896</text:p>
          </table:table-cell>
          <table:table-cell office:value-type="float" office:value="0.0010164" calcext:value-type="float">
            <text:p>0.0010164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" calcext:value-type="float">
            <text:p>4</text:p>
          </table:table-cell>
          <table:table-cell office:value-type="float" office:value="0.819856" calcext:value-type="float">
            <text:p>0.819856</text:p>
          </table:table-cell>
          <table:table-cell office:value-type="float" office:value="0.82479" calcext:value-type="float">
            <text:p>0.82479</text:p>
          </table:table-cell>
          <table:table-cell office:value-type="float" office:value="0.0061284" calcext:value-type="float">
            <text:p>0.0061284</text:p>
          </table:table-cell>
          <table:table-cell office:value-type="float" office:value="0.0011421" calcext:value-type="float">
            <text:p>0.0011421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" calcext:value-type="float">
            <text:p>5</text:p>
          </table:table-cell>
          <table:table-cell office:value-type="float" office:value="0.831227" calcext:value-type="float">
            <text:p>0.831227</text:p>
          </table:table-cell>
          <table:table-cell office:value-type="float" office:value="0.822269" calcext:value-type="float">
            <text:p>0.822269</text:p>
          </table:table-cell>
          <table:table-cell office:value-type="float" office:value="0.0061938" calcext:value-type="float">
            <text:p>0.0061938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office:value-type="float" office:value="0.838989" calcext:value-type="float">
            <text:p>0.838989</text:p>
          </table:table-cell>
          <table:table-cell office:value-type="float" office:value="0.82563" calcext:value-type="float">
            <text:p>0.82563</text:p>
          </table:table-cell>
          <table:table-cell office:value-type="float" office:value="0.0088395" calcext:value-type="float">
            <text:p>0.0088395</text:p>
          </table:table-cell>
          <table:table-cell office:value-type="float" office:value="0.0016668" calcext:value-type="float">
            <text:p>0.0016668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" calcext:value-type="float">
            <text:p>7</text:p>
          </table:table-cell>
          <table:table-cell office:value-type="float" office:value="0.823827" calcext:value-type="float">
            <text:p>0.823827</text:p>
          </table:table-cell>
          <table:table-cell office:value-type="float" office:value="0.801261" calcext:value-type="float">
            <text:p>0.801261</text:p>
          </table:table-cell>
          <table:table-cell office:value-type="float" office:value="0.0084014" calcext:value-type="float">
            <text:p>0.00840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" calcext:value-type="float">
            <text:p>8</text:p>
          </table:table-cell>
          <table:table-cell office:value-type="float" office:value="0.831949" calcext:value-type="float">
            <text:p>0.831949</text:p>
          </table:table-cell>
          <table:table-cell office:value-type="float" office:value="0.844118" calcext:value-type="float">
            <text:p>0.844118</text:p>
          </table:table-cell>
          <table:table-cell office:value-type="float" office:value="0.0105522" calcext:value-type="float">
            <text:p>0.0105522</text:p>
          </table:table-cell>
          <table:table-cell office:value-type="float" office:value="0.0019727" calcext:value-type="float">
            <text:p>0.0019727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" calcext:value-type="float">
            <text:p>9</text:p>
          </table:table-cell>
          <table:table-cell office:value-type="float" office:value="0.807942" calcext:value-type="float">
            <text:p>0.807942</text:p>
          </table:table-cell>
          <table:table-cell office:value-type="float" office:value="0.820588" calcext:value-type="float">
            <text:p>0.820588</text:p>
          </table:table-cell>
          <table:table-cell office:value-type="float" office:value="0.0120045" calcext:value-type="float">
            <text:p>0.0120045</text:p>
          </table:table-cell>
          <table:table-cell office:value-type="float" office:value="0.0020989" calcext:value-type="float">
            <text:p>0.002098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  <table:table-cell office:value-type="float" office:value="0.831769" calcext:value-type="float">
            <text:p>0.831769</text:p>
          </table:table-cell>
          <table:table-cell office:value-type="float" office:value="0.82437" calcext:value-type="float">
            <text:p>0.82437</text:p>
          </table:table-cell>
          <table:table-cell office:value-type="float" office:value="0.0114881" calcext:value-type="float">
            <text:p>0.0114881</text:p>
          </table:table-cell>
          <table:table-cell office:value-type="float" office:value="0.0021228" calcext:value-type="float">
            <text:p>0.0021228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" calcext:value-type="float">
            <text:p>20</text:p>
          </table:table-cell>
          <table:table-cell office:value-type="float" office:value="0.825271" calcext:value-type="float">
            <text:p>0.825271</text:p>
          </table:table-cell>
          <table:table-cell office:value-type="float" office:value="0.826891" calcext:value-type="float">
            <text:p>0.826891</text:p>
          </table:table-cell>
          <table:table-cell office:value-type="float" office:value="0.0229443" calcext:value-type="float">
            <text:p>0.0229443</text:p>
          </table:table-cell>
          <table:table-cell office:value-type="float" office:value="0.0037953" calcext:value-type="float">
            <text:p>0.0037953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" calcext:value-type="float">
            <text:p>30</text:p>
          </table:table-cell>
          <table:table-cell office:value-type="float" office:value="0.83231" calcext:value-type="float">
            <text:p>0.83231</text:p>
          </table:table-cell>
          <table:table-cell office:value-type="float" office:value="0.838235" calcext:value-type="float">
            <text:p>0.838235</text:p>
          </table:table-cell>
          <table:table-cell office:value-type="float" office:value="0.0309558" calcext:value-type="float">
            <text:p>0.0309558</text:p>
          </table:table-cell>
          <table:table-cell office:value-type="float" office:value="0.0055279" calcext:value-type="float">
            <text:p>0.005527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0" calcext:value-type="float">
            <text:p>40</text:p>
          </table:table-cell>
          <table:table-cell office:value-type="float" office:value="0.831408" calcext:value-type="float">
            <text:p>0.831408</text:p>
          </table:table-cell>
          <table:table-cell office:value-type="float" office:value="0.818067" calcext:value-type="float">
            <text:p>0.818067</text:p>
          </table:table-cell>
          <table:table-cell office:value-type="float" office:value="0.0403872" calcext:value-type="float">
            <text:p>0.0403872</text:p>
          </table:table-cell>
          <table:table-cell office:value-type="float" office:value="0.0077245" calcext:value-type="float">
            <text:p>0.0077245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0" calcext:value-type="float">
            <text:p>50</text:p>
          </table:table-cell>
          <table:table-cell office:value-type="float" office:value="0.834477" calcext:value-type="float">
            <text:p>0.834477</text:p>
          </table:table-cell>
          <table:table-cell office:value-type="float" office:value="0.815126" calcext:value-type="float">
            <text:p>0.815126</text:p>
          </table:table-cell>
          <table:table-cell office:value-type="float" office:value="0.0464849" calcext:value-type="float">
            <text:p>0.0464849</text:p>
          </table:table-cell>
          <table:table-cell office:value-type="float" office:value="0.0095051" calcext:value-type="float">
            <text:p>0.0095051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0" calcext:value-type="float">
            <text:p>60</text:p>
          </table:table-cell>
          <table:table-cell office:value-type="float" office:value="0.847473" calcext:value-type="float">
            <text:p>0.847473</text:p>
          </table:table-cell>
          <table:table-cell office:value-type="float" office:value="0.842017" calcext:value-type="float">
            <text:p>0.842017</text:p>
          </table:table-cell>
          <table:table-cell office:value-type="float" office:value="0.058172" calcext:value-type="float">
            <text:p>0.058172</text:p>
          </table:table-cell>
          <table:table-cell office:value-type="float" office:value="0.0116402" calcext:value-type="float">
            <text:p>0.011640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0" calcext:value-type="float">
            <text:p>70</text:p>
          </table:table-cell>
          <table:table-cell office:value-type="float" office:value="0.85343" calcext:value-type="float">
            <text:p>0.85343</text:p>
          </table:table-cell>
          <table:table-cell office:value-type="float" office:value="0.844958" calcext:value-type="float">
            <text:p>0.844958</text:p>
          </table:table-cell>
          <table:table-cell office:value-type="float" office:value="0.0767824" calcext:value-type="float">
            <text:p>0.0767824</text:p>
          </table:table-cell>
          <table:table-cell office:value-type="float" office:value="0.0142957" calcext:value-type="float">
            <text:p>0.0142957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0" calcext:value-type="float">
            <text:p>80</text:p>
          </table:table-cell>
          <table:table-cell office:value-type="float" office:value="0.840433" calcext:value-type="float">
            <text:p>0.840433</text:p>
          </table:table-cell>
          <table:table-cell office:value-type="float" office:value="0.835294" calcext:value-type="float">
            <text:p>0.835294</text:p>
          </table:table-cell>
          <table:table-cell office:value-type="float" office:value="0.0835637" calcext:value-type="float">
            <text:p>0.0835637</text:p>
          </table:table-cell>
          <table:table-cell office:value-type="float" office:value="0.0153448" calcext:value-type="float">
            <text:p>0.0153448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0" calcext:value-type="float">
            <text:p>90</text:p>
          </table:table-cell>
          <table:table-cell office:value-type="float" office:value="0.831588" calcext:value-type="float">
            <text:p>0.831588</text:p>
          </table:table-cell>
          <table:table-cell office:value-type="float" office:value="0.82605" calcext:value-type="float">
            <text:p>0.82605</text:p>
          </table:table-cell>
          <table:table-cell office:value-type="float" office:value="0.0904624" calcext:value-type="float">
            <text:p>0.0904624</text:p>
          </table:table-cell>
          <table:table-cell office:value-type="float" office:value="0.0183419" calcext:value-type="float">
            <text:p>0.018341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0" calcext:value-type="float">
            <text:p>100</text:p>
          </table:table-cell>
          <table:table-cell office:value-type="float" office:value="0.827617" calcext:value-type="float">
            <text:p>0.827617</text:p>
          </table:table-cell>
          <table:table-cell office:value-type="float" office:value="0.806303" calcext:value-type="float">
            <text:p>0.806303</text:p>
          </table:table-cell>
          <table:table-cell office:value-type="float" office:value="0.0974355" calcext:value-type="float">
            <text:p>0.0974355</text:p>
          </table:table-cell>
          <table:table-cell office:value-type="float" office:value="0.0194342" calcext:value-type="float">
            <text:p>0.019434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0" calcext:value-type="float">
            <text:p>200</text:p>
          </table:table-cell>
          <table:table-cell office:value-type="float" office:value="0.814801" calcext:value-type="float">
            <text:p>0.814801</text:p>
          </table:table-cell>
          <table:table-cell office:value-type="float" office:value="0.797479" calcext:value-type="float">
            <text:p>0.797479</text:p>
          </table:table-cell>
          <table:table-cell office:value-type="float" office:value="0.199788" calcext:value-type="float">
            <text:p>0.199788</text:p>
          </table:table-cell>
          <table:table-cell office:value-type="float" office:value="0.0383781" calcext:value-type="float">
            <text:p>0.0383781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0" calcext:value-type="float">
            <text:p>300</text:p>
          </table:table-cell>
          <table:table-cell office:value-type="float" office:value="0.816967" calcext:value-type="float">
            <text:p>0.816967</text:p>
          </table:table-cell>
          <table:table-cell office:value-type="float" office:value="0.807983" calcext:value-type="float">
            <text:p>0.807983</text:p>
          </table:table-cell>
          <table:table-cell office:value-type="float" office:value="0.289495" calcext:value-type="float">
            <text:p>0.289495</text:p>
          </table:table-cell>
          <table:table-cell office:value-type="float" office:value="0.0585079" calcext:value-type="float">
            <text:p>0.058507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00" calcext:value-type="float">
            <text:p>400</text:p>
          </table:table-cell>
          <table:table-cell office:value-type="float" office:value="0.850181" calcext:value-type="float">
            <text:p>0.850181</text:p>
          </table:table-cell>
          <table:table-cell office:value-type="float" office:value="0.834454" calcext:value-type="float">
            <text:p>0.834454</text:p>
          </table:table-cell>
          <table:table-cell office:value-type="float" office:value="0.412263" calcext:value-type="float">
            <text:p>0.412263</text:p>
          </table:table-cell>
          <table:table-cell office:value-type="float" office:value="0.0827801" calcext:value-type="float">
            <text:p>0.0827801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00" calcext:value-type="float">
            <text:p>500</text:p>
          </table:table-cell>
          <table:table-cell office:value-type="float" office:value="0.853249" calcext:value-type="float">
            <text:p>0.853249</text:p>
          </table:table-cell>
          <table:table-cell office:value-type="float" office:value="0.834034" calcext:value-type="float">
            <text:p>0.834034</text:p>
          </table:table-cell>
          <table:table-cell office:value-type="float" office:value="0.480341" calcext:value-type="float">
            <text:p>0.480341</text:p>
          </table:table-cell>
          <table:table-cell office:value-type="float" office:value="0.0963713" calcext:value-type="float">
            <text:p>0.0963713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00" calcext:value-type="float">
            <text:p>600</text:p>
          </table:table-cell>
          <table:table-cell office:value-type="float" office:value="0.831408" calcext:value-type="float">
            <text:p>0.831408</text:p>
          </table:table-cell>
          <table:table-cell office:value-type="float" office:value="0.82605" calcext:value-type="float">
            <text:p>0.82605</text:p>
          </table:table-cell>
          <table:table-cell office:value-type="float" office:value="0.599272" calcext:value-type="float">
            <text:p>0.599272</text:p>
          </table:table-cell>
          <table:table-cell office:value-type="float" office:value="0.116164" calcext:value-type="float">
            <text:p>0.116164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00" calcext:value-type="float">
            <text:p>700</text:p>
          </table:table-cell>
          <table:table-cell office:value-type="float" office:value="0.844224" calcext:value-type="float">
            <text:p>0.844224</text:p>
          </table:table-cell>
          <table:table-cell office:value-type="float" office:value="0.838655" calcext:value-type="float">
            <text:p>0.838655</text:p>
          </table:table-cell>
          <table:table-cell office:value-type="float" office:value="0.677881" calcext:value-type="float">
            <text:p>0.677881</text:p>
          </table:table-cell>
          <table:table-cell office:value-type="float" office:value="0.132435" calcext:value-type="float">
            <text:p>0.132435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00" calcext:value-type="float">
            <text:p>800</text:p>
          </table:table-cell>
          <table:table-cell office:value-type="float" office:value="0.844946" calcext:value-type="float">
            <text:p>0.844946</text:p>
          </table:table-cell>
          <table:table-cell office:value-type="float" office:value="0.84958" calcext:value-type="float">
            <text:p>0.84958</text:p>
          </table:table-cell>
          <table:table-cell office:value-type="float" office:value="0.76617" calcext:value-type="float">
            <text:p>0.76617</text:p>
          </table:table-cell>
          <table:table-cell office:value-type="float" office:value="0.153982" calcext:value-type="float">
            <text:p>0.15398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00" calcext:value-type="float">
            <text:p>900</text:p>
          </table:table-cell>
          <table:table-cell office:value-type="float" office:value="0.842058" calcext:value-type="float">
            <text:p>0.842058</text:p>
          </table:table-cell>
          <table:table-cell office:value-type="float" office:value="0.843697" calcext:value-type="float">
            <text:p>0.843697</text:p>
          </table:table-cell>
          <table:table-cell office:value-type="float" office:value="0.884097" calcext:value-type="float">
            <text:p>0.884097</text:p>
          </table:table-cell>
          <table:table-cell office:value-type="float" office:value="0.176948" calcext:value-type="float">
            <text:p>0.176948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0.864079" calcext:value-type="float">
            <text:p>0.864079</text:p>
          </table:table-cell>
          <table:table-cell office:value-type="float" office:value="0.857983" calcext:value-type="float">
            <text:p>0.857983</text:p>
          </table:table-cell>
          <table:table-cell office:value-type="float" office:value="1.02374" calcext:value-type="float">
            <text:p>1.02374</text:p>
          </table:table-cell>
          <table:table-cell office:value-type="float" office:value="0.210224" calcext:value-type="float">
            <text:p>0.210224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00" calcext:value-type="float">
            <text:p>1500</text:p>
          </table:table-cell>
          <table:table-cell office:value-type="float" office:value="0.83935" calcext:value-type="float">
            <text:p>0.83935</text:p>
          </table:table-cell>
          <table:table-cell office:value-type="float" office:value="0.816387" calcext:value-type="float">
            <text:p>0.816387</text:p>
          </table:table-cell>
          <table:table-cell office:value-type="float" office:value="1.43765" calcext:value-type="float">
            <text:p>1.43765</text:p>
          </table:table-cell>
          <table:table-cell office:value-type="float" office:value="0.294882" calcext:value-type="float">
            <text:p>0.29488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00" calcext:value-type="float">
            <text:p>2000</text:p>
          </table:table-cell>
          <table:table-cell office:value-type="float" office:value="0.854513" calcext:value-type="float">
            <text:p>0.854513</text:p>
          </table:table-cell>
          <table:table-cell office:value-type="float" office:value="0.854202" calcext:value-type="float">
            <text:p>0.854202</text:p>
          </table:table-cell>
          <table:table-cell office:value-type="float" office:value="1.9411" calcext:value-type="float">
            <text:p>1.9411</text:p>
          </table:table-cell>
          <table:table-cell office:value-type="float" office:value="0.389406" calcext:value-type="float">
            <text:p>0.389406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00" calcext:value-type="float">
            <text:p>2500</text:p>
          </table:table-cell>
          <table:table-cell office:value-type="float" office:value="0.876534" calcext:value-type="float">
            <text:p>0.876534</text:p>
          </table:table-cell>
          <table:table-cell office:value-type="float" office:value="0.865546" calcext:value-type="float">
            <text:p>0.865546</text:p>
          </table:table-cell>
          <table:table-cell office:value-type="float" office:value="2.53225" calcext:value-type="float">
            <text:p>2.53225</text:p>
          </table:table-cell>
          <table:table-cell office:value-type="float" office:value="0.501887" calcext:value-type="float">
            <text:p>0.501887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00" calcext:value-type="float">
            <text:p>3000</text:p>
          </table:table-cell>
          <table:table-cell office:value-type="float" office:value="0.872744" calcext:value-type="float">
            <text:p>0.872744</text:p>
          </table:table-cell>
          <table:table-cell office:value-type="float" office:value="0.866807" calcext:value-type="float">
            <text:p>0.866807</text:p>
          </table:table-cell>
          <table:table-cell office:value-type="float" office:value="2.89356" calcext:value-type="float">
            <text:p>2.89356</text:p>
          </table:table-cell>
          <table:table-cell office:value-type="float" office:value="0.590338" calcext:value-type="float">
            <text:p>0.590338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500" calcext:value-type="float">
            <text:p>3500</text:p>
          </table:table-cell>
          <table:table-cell office:value-type="float" office:value="287.136" calcext:value-type="float">
            <text:p>287.136</text:p>
          </table:table-cell>
          <table:table-cell office:value-type="float" office:value="0.871849" calcext:value-type="float">
            <text:p>0.871849</text:p>
          </table:table-cell>
          <table:table-cell office:value-type="float" office:value="3.49281" calcext:value-type="float">
            <text:p>3.49281</text:p>
          </table:table-cell>
          <table:table-cell office:value-type="float" office:value="0.210997" calcext:value-type="float">
            <text:p>0.210997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000" calcext:value-type="float">
            <text:p>4000</text:p>
          </table:table-cell>
          <table:table-cell office:value-type="float" office:value="328.846" calcext:value-type="float">
            <text:p>328.846</text:p>
          </table:table-cell>
          <table:table-cell office:value-type="float" office:value="0.877311" calcext:value-type="float">
            <text:p>0.877311</text:p>
          </table:table-cell>
          <table:table-cell office:value-type="float" office:value="4.02835" calcext:value-type="float">
            <text:p>4.02835</text:p>
          </table:table-cell>
          <table:table-cell office:value-type="float" office:value="0.240772" calcext:value-type="float">
            <text:p>0.24077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500" calcext:value-type="float">
            <text:p>4500</text:p>
          </table:table-cell>
          <table:table-cell office:value-type="float" office:value="372.762" calcext:value-type="float">
            <text:p>372.762</text:p>
          </table:table-cell>
          <table:table-cell office:value-type="float" office:value="0.884454" calcext:value-type="float">
            <text:p>0.884454</text:p>
          </table:table-cell>
          <table:table-cell office:value-type="float" office:value="4.64467" calcext:value-type="float">
            <text:p>4.64467</text:p>
          </table:table-cell>
          <table:table-cell office:value-type="float" office:value="0.294205" calcext:value-type="float">
            <text:p>0.294205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000" calcext:value-type="float">
            <text:p>5000</text:p>
          </table:table-cell>
          <table:table-cell office:value-type="float" office:value="411.877" calcext:value-type="float">
            <text:p>411.877</text:p>
          </table:table-cell>
          <table:table-cell office:value-type="float" office:value="0.886975" calcext:value-type="float">
            <text:p>0.886975</text:p>
          </table:table-cell>
          <table:table-cell office:value-type="float" office:value="4.85497" calcext:value-type="float">
            <text:p>4.85497</text:p>
          </table:table-cell>
          <table:table-cell office:value-type="float" office:value="0.305801" calcext:value-type="float">
            <text:p>0.305801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000" calcext:value-type="float">
            <text:p>6000</text:p>
          </table:table-cell>
          <table:table-cell office:value-type="float" office:value="490.53" calcext:value-type="float">
            <text:p>490.53</text:p>
          </table:table-cell>
          <table:table-cell office:value-type="float" office:value="0.89916" calcext:value-type="float">
            <text:p>0.89916</text:p>
          </table:table-cell>
          <table:table-cell office:value-type="float" office:value="6.01883" calcext:value-type="float">
            <text:p>6.01883</text:p>
          </table:table-cell>
          <table:table-cell office:value-type="float" office:value="0.368779" calcext:value-type="float">
            <text:p>0.368779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000" calcext:value-type="float">
            <text:p>7000</text:p>
          </table:table-cell>
          <table:table-cell office:value-type="float" office:value="572.198" calcext:value-type="float">
            <text:p>572.198</text:p>
          </table:table-cell>
          <table:table-cell office:value-type="float" office:value="0.889496" calcext:value-type="float">
            <text:p>0.889496</text:p>
          </table:table-cell>
          <table:table-cell office:value-type="float" office:value="6.98358" calcext:value-type="float">
            <text:p>6.98358</text:p>
          </table:table-cell>
          <table:table-cell office:value-type="float" office:value="0.433042" calcext:value-type="float">
            <text:p>0.43304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000" calcext:value-type="float">
            <text:p>8000</text:p>
          </table:table-cell>
          <table:table-cell office:value-type="float" office:value="659.668" calcext:value-type="float">
            <text:p>659.668</text:p>
          </table:table-cell>
          <table:table-cell office:value-type="float" office:value="0.877311" calcext:value-type="float">
            <text:p>0.877311</text:p>
          </table:table-cell>
          <table:table-cell office:value-type="float" office:value="8.0852" calcext:value-type="float">
            <text:p>8.0852</text:p>
          </table:table-cell>
          <table:table-cell office:value-type="float" office:value="0.529752" calcext:value-type="float">
            <text:p>0.529752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000" calcext:value-type="float">
            <text:p>9000</text:p>
          </table:table-cell>
          <table:table-cell office:value-type="float" office:value="735.903" calcext:value-type="float">
            <text:p>735.903</text:p>
          </table:table-cell>
          <table:table-cell office:value-type="float" office:value="0.894118" calcext:value-type="float">
            <text:p>0.894118</text:p>
          </table:table-cell>
          <table:table-cell office:value-type="float" office:value="9.13034" calcext:value-type="float">
            <text:p>9.13034</text:p>
          </table:table-cell>
          <table:table-cell office:value-type="float" office:value="0.630556" calcext:value-type="float">
            <text:p>0.630556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000" calcext:value-type="float">
            <text:p>10000</text:p>
          </table:table-cell>
          <table:table-cell office:value-type="float" office:value="823.111" calcext:value-type="float">
            <text:p>823.111</text:p>
          </table:table-cell>
          <table:table-cell office:value-type="float" office:value="0.890756" calcext:value-type="float">
            <text:p>0.890756</text:p>
          </table:table-cell>
          <table:table-cell office:value-type="float" office:value="10.3188" calcext:value-type="float">
            <text:p>10.3188</text:p>
          </table:table-cell>
          <table:table-cell office:value-type="float" office:value="0.761083" calcext:value-type="float">
            <text:p>0.761083</text:p>
          </table:table-cell>
          <table:table-cell office:value-type="float" office:value="0.893321" calcext:value-type="float">
            <text:p>0.893321</text:p>
          </table:table-cell>
          <table:table-cell office:value-type="float" office:value="0.880252" calcext:value-type="float">
            <text:p>0.880252</text:p>
          </table:table-cell>
        </table:table-row>
      </table:table>
      <table:table table:name="Mushroom" table:style-name="ta1">
        <table:shapes>
          <draw:frame draw:z-index="0" draw:style-name="gr1" draw:text-style-name="P1" svg:width="6.7244in" svg:height="3.5429in" svg:x="1.5823in" svg:y="7.778in">
            <draw:object draw:notify-on-update-of-ranges="Mushroom.B3:Mushroom.B43 Mushroom.D2:Mushroom.D2 Mushroom.D3:Mushroom.D43 Mushroom.B3:Mushroom.B43 Mushroom.H2:Mushroom.H2 Mushroom.H3:Mushroom.H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" calcext:value-type="float">
            <text:p>1</text:p>
          </table:table-cell>
          <table:table-cell office:value-type="float" office:value="0.666903" calcext:value-type="float">
            <text:p>0.666903</text:p>
          </table:table-cell>
          <table:table-cell office:value-type="float" office:value="0.668442" calcext:value-type="float">
            <text:p>0.668442</text:p>
          </table:table-cell>
          <table:table-cell office:value-type="float" office:value="0.002771" calcext:value-type="float">
            <text:p>0.002771</text:p>
          </table:table-cell>
          <table:table-cell office:value-type="float" office:value="0.004396" calcext:value-type="float">
            <text:p>0.004396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2" calcext:value-type="float">
            <text:p>2</text:p>
          </table:table-cell>
          <table:table-cell office:value-type="float" office:value="0.639286" calcext:value-type="float">
            <text:p>0.639286</text:p>
          </table:table-cell>
          <table:table-cell office:value-type="float" office:value="0.634832" calcext:value-type="float">
            <text:p>0.634832</text:p>
          </table:table-cell>
          <table:table-cell office:value-type="float" office:value="0.0042648" calcext:value-type="float">
            <text:p>0.0042648</text:p>
          </table:table-cell>
          <table:table-cell office:value-type="float" office:value="0.0073128" calcext:value-type="float">
            <text:p>0.0073128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3" calcext:value-type="float">
            <text:p>3</text:p>
          </table:table-cell>
          <table:table-cell office:value-type="float" office:value="0.681363" calcext:value-type="float">
            <text:p>0.681363</text:p>
          </table:table-cell>
          <table:table-cell office:value-type="float" office:value="0.68572" calcext:value-type="float">
            <text:p>0.68572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0.0097225" calcext:value-type="float">
            <text:p>0.009722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4" calcext:value-type="float">
            <text:p>4</text:p>
          </table:table-cell>
          <table:table-cell office:value-type="float" office:value="0.64436" calcext:value-type="float">
            <text:p>0.64436</text:p>
          </table:table-cell>
          <table:table-cell office:value-type="float" office:value="0.641854" calcext:value-type="float">
            <text:p>0.641854</text:p>
          </table:table-cell>
          <table:table-cell office:value-type="float" office:value="0.0090368" calcext:value-type="float">
            <text:p>0.0090368</text:p>
          </table:table-cell>
          <table:table-cell office:value-type="float" office:value="0.011413" calcext:value-type="float">
            <text:p>0.01141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5" calcext:value-type="float">
            <text:p>5</text:p>
          </table:table-cell>
          <table:table-cell office:value-type="float" office:value="0.645747" calcext:value-type="float">
            <text:p>0.645747</text:p>
          </table:table-cell>
          <table:table-cell office:value-type="float" office:value="0.64217" calcext:value-type="float">
            <text:p>0.64217</text:p>
          </table:table-cell>
          <table:table-cell office:value-type="float" office:value="0.0117811" calcext:value-type="float">
            <text:p>0.0117811</text:p>
          </table:table-cell>
          <table:table-cell office:value-type="float" office:value="0.0137816" calcext:value-type="float">
            <text:p>0.0137816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6" calcext:value-type="float">
            <text:p>6</text:p>
          </table:table-cell>
          <table:table-cell office:value-type="float" office:value="0.674717" calcext:value-type="float">
            <text:p>0.674717</text:p>
          </table:table-cell>
          <table:table-cell office:value-type="float" office:value="0.677239" calcext:value-type="float">
            <text:p>0.677239</text:p>
          </table:table-cell>
          <table:table-cell office:value-type="float" office:value="0.0153545" calcext:value-type="float">
            <text:p>0.0153545</text:p>
          </table:table-cell>
          <table:table-cell office:value-type="float" office:value="0.0153983" calcext:value-type="float">
            <text:p>0.015398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7" calcext:value-type="float">
            <text:p>7</text:p>
          </table:table-cell>
          <table:table-cell office:value-type="float" office:value="0.663149" calcext:value-type="float">
            <text:p>0.663149</text:p>
          </table:table-cell>
          <table:table-cell office:value-type="float" office:value="0.670375" calcext:value-type="float">
            <text:p>0.670375</text:p>
          </table:table-cell>
          <table:table-cell office:value-type="float" office:value="0.0161302" calcext:value-type="float">
            <text:p>0.0161302</text:p>
          </table:table-cell>
          <table:table-cell office:value-type="float" office:value="0.0181397" calcext:value-type="float">
            <text:p>0.0181397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8" calcext:value-type="float">
            <text:p>8</text:p>
          </table:table-cell>
          <table:table-cell office:value-type="float" office:value="0.676898" calcext:value-type="float">
            <text:p>0.676898</text:p>
          </table:table-cell>
          <table:table-cell office:value-type="float" office:value="0.674675" calcext:value-type="float">
            <text:p>0.674675</text:p>
          </table:table-cell>
          <table:table-cell office:value-type="float" office:value="0.0182206" calcext:value-type="float">
            <text:p>0.0182206</text:p>
          </table:table-cell>
          <table:table-cell office:value-type="float" office:value="0.0194313" calcext:value-type="float">
            <text:p>0.019431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9" calcext:value-type="float">
            <text:p>9</text:p>
          </table:table-cell>
          <table:table-cell office:value-type="float" office:value="0.657078" calcext:value-type="float">
            <text:p>0.657078</text:p>
          </table:table-cell>
          <table:table-cell office:value-type="float" office:value="0.653886" calcext:value-type="float">
            <text:p>0.653886</text:p>
          </table:table-cell>
          <table:table-cell office:value-type="float" office:value="0.0201602" calcext:value-type="float">
            <text:p>0.0201602</text:p>
          </table:table-cell>
          <table:table-cell office:value-type="float" office:value="0.0237048" calcext:value-type="float">
            <text:p>0.0237048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0" calcext:value-type="float">
            <text:p>10</text:p>
          </table:table-cell>
          <table:table-cell office:value-type="float" office:value="0.637392" calcext:value-type="float">
            <text:p>0.637392</text:p>
          </table:table-cell>
          <table:table-cell office:value-type="float" office:value="0.632939" calcext:value-type="float">
            <text:p>0.632939</text:p>
          </table:table-cell>
          <table:table-cell office:value-type="float" office:value="0.0215002" calcext:value-type="float">
            <text:p>0.0215002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20" calcext:value-type="float">
            <text:p>20</text:p>
          </table:table-cell>
          <table:table-cell office:value-type="float" office:value="0.69956" calcext:value-type="float">
            <text:p>0.69956</text:p>
          </table:table-cell>
          <table:table-cell office:value-type="float" office:value="0.697357" calcext:value-type="float">
            <text:p>0.697357</text:p>
          </table:table-cell>
          <table:table-cell office:value-type="float" office:value="0.0410395" calcext:value-type="float">
            <text:p>0.0410395</text:p>
          </table:table-cell>
          <table:table-cell office:value-type="float" office:value="0.0506278" calcext:value-type="float">
            <text:p>0.0506278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30" calcext:value-type="float">
            <text:p>30</text:p>
          </table:table-cell>
          <table:table-cell office:value-type="float" office:value="0.627025" calcext:value-type="float">
            <text:p>0.627025</text:p>
          </table:table-cell>
          <table:table-cell office:value-type="float" office:value="0.625799" calcext:value-type="float">
            <text:p>0.625799</text:p>
          </table:table-cell>
          <table:table-cell office:value-type="float" office:value="0.0550321" calcext:value-type="float">
            <text:p>0.0550321</text:p>
          </table:table-cell>
          <table:table-cell office:value-type="float" office:value="0.0716243" calcext:value-type="float">
            <text:p>0.071624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40" calcext:value-type="float">
            <text:p>40</text:p>
          </table:table-cell>
          <table:table-cell office:value-type="float" office:value="0.623406" calcext:value-type="float">
            <text:p>0.623406</text:p>
          </table:table-cell>
          <table:table-cell office:value-type="float" office:value="0.623353" calcext:value-type="float">
            <text:p>0.623353</text:p>
          </table:table-cell>
          <table:table-cell office:value-type="float" office:value="0.0716492" calcext:value-type="float">
            <text:p>0.0716492</text:p>
          </table:table-cell>
          <table:table-cell office:value-type="float" office:value="0.0935605" calcext:value-type="float">
            <text:p>0.093560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50" calcext:value-type="float">
            <text:p>50</text:p>
          </table:table-cell>
          <table:table-cell office:value-type="float" office:value="0.643497" calcext:value-type="float">
            <text:p>0.643497</text:p>
          </table:table-cell>
          <table:table-cell office:value-type="float" office:value="0.645049" calcext:value-type="float">
            <text:p>0.645049</text:p>
          </table:table-cell>
          <table:table-cell office:value-type="float" office:value="0.0915022" calcext:value-type="float">
            <text:p>0.0915022</text:p>
          </table:table-cell>
          <table:table-cell office:value-type="float" office:value="0.117565" calcext:value-type="float">
            <text:p>0.11756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60" calcext:value-type="float">
            <text:p>60</text:p>
          </table:table-cell>
          <table:table-cell office:value-type="float" office:value="0.665449" calcext:value-type="float">
            <text:p>0.665449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112684" calcext:value-type="float">
            <text:p>0.112684</text:p>
          </table:table-cell>
          <table:table-cell office:value-type="float" office:value="0.151094" calcext:value-type="float">
            <text:p>0.151094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70" calcext:value-type="float">
            <text:p>70</text:p>
          </table:table-cell>
          <table:table-cell office:value-type="float" office:value="0.668578" calcext:value-type="float">
            <text:p>0.668578</text:p>
          </table:table-cell>
          <table:table-cell office:value-type="float" office:value="0.666075" calcext:value-type="float">
            <text:p>0.666075</text:p>
          </table:table-cell>
          <table:table-cell office:value-type="float" office:value="0.125757" calcext:value-type="float">
            <text:p>0.125757</text:p>
          </table:table-cell>
          <table:table-cell office:value-type="float" office:value="0.17294" calcext:value-type="float">
            <text:p>0.17294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80" calcext:value-type="float">
            <text:p>80</text:p>
          </table:table-cell>
          <table:table-cell office:value-type="float" office:value="0.658025" calcext:value-type="float">
            <text:p>0.658025</text:p>
          </table:table-cell>
          <table:table-cell office:value-type="float" office:value="0.658659" calcext:value-type="float">
            <text:p>0.658659</text:p>
          </table:table-cell>
          <table:table-cell office:value-type="float" office:value="0.147626" calcext:value-type="float">
            <text:p>0.147626</text:p>
          </table:table-cell>
          <table:table-cell office:value-type="float" office:value="0.190649" calcext:value-type="float">
            <text:p>0.190649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90" calcext:value-type="float">
            <text:p>90</text:p>
          </table:table-cell>
          <table:table-cell office:value-type="float" office:value="0.680957" calcext:value-type="float">
            <text:p>0.680957</text:p>
          </table:table-cell>
          <table:table-cell office:value-type="float" office:value="0.685878" calcext:value-type="float">
            <text:p>0.685878</text:p>
          </table:table-cell>
          <table:table-cell office:value-type="float" office:value="0.158544" calcext:value-type="float">
            <text:p>0.158544</text:p>
          </table:table-cell>
          <table:table-cell office:value-type="float" office:value="0.220953" calcext:value-type="float">
            <text:p>0.22095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00" calcext:value-type="float">
            <text:p>100</text:p>
          </table:table-cell>
          <table:table-cell office:value-type="float" office:value="0.669001" calcext:value-type="float">
            <text:p>0.669001</text:p>
          </table:table-cell>
          <table:table-cell office:value-type="float" office:value="0.669112" calcext:value-type="float">
            <text:p>0.669112</text:p>
          </table:table-cell>
          <table:table-cell office:value-type="float" office:value="0.181764" calcext:value-type="float">
            <text:p>0.181764</text:p>
          </table:table-cell>
          <table:table-cell office:value-type="float" office:value="0.248355" calcext:value-type="float">
            <text:p>0.24835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200" calcext:value-type="float">
            <text:p>200</text:p>
          </table:table-cell>
          <table:table-cell office:value-type="float" office:value="0.648317" calcext:value-type="float">
            <text:p>0.648317</text:p>
          </table:table-cell>
          <table:table-cell office:value-type="float" office:value="0.651085" calcext:value-type="float">
            <text:p>0.651085</text:p>
          </table:table-cell>
          <table:table-cell office:value-type="float" office:value="0.337559" calcext:value-type="float">
            <text:p>0.337559</text:p>
          </table:table-cell>
          <table:table-cell office:value-type="float" office:value="0.480432" calcext:value-type="float">
            <text:p>0.480432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300" calcext:value-type="float">
            <text:p>300</text:p>
          </table:table-cell>
          <table:table-cell office:value-type="float" office:value="0.637866" calcext:value-type="float">
            <text:p>0.637866</text:p>
          </table:table-cell>
          <table:table-cell office:value-type="float" office:value="0.639842" calcext:value-type="float">
            <text:p>0.639842</text:p>
          </table:table-cell>
          <table:table-cell office:value-type="float" office:value="0.506131" calcext:value-type="float">
            <text:p>0.506131</text:p>
          </table:table-cell>
          <table:table-cell office:value-type="float" office:value="0.710213" calcext:value-type="float">
            <text:p>0.71021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400" calcext:value-type="float">
            <text:p>400</text:p>
          </table:table-cell>
          <table:table-cell office:value-type="float" office:value="0.652004" calcext:value-type="float">
            <text:p>0.652004</text:p>
          </table:table-cell>
          <table:table-cell office:value-type="float" office:value="0.646864" calcext:value-type="float">
            <text:p>0.646864</text:p>
          </table:table-cell>
          <table:table-cell office:value-type="float" office:value="0.731659" calcext:value-type="float">
            <text:p>0.731659</text:p>
          </table:table-cell>
          <table:table-cell office:value-type="float" office:value="0.958085" calcext:value-type="float">
            <text:p>0.95808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500" calcext:value-type="float">
            <text:p>500</text:p>
          </table:table-cell>
          <table:table-cell office:value-type="float" office:value="0.640724" calcext:value-type="float">
            <text:p>0.640724</text:p>
          </table:table-cell>
          <table:table-cell office:value-type="float" office:value="0.640868" calcext:value-type="float">
            <text:p>0.640868</text:p>
          </table:table-cell>
          <table:table-cell office:value-type="float" office:value="0.860705" calcext:value-type="float">
            <text:p>0.860705</text:p>
          </table:table-cell>
          <table:table-cell office:value-type="float" office:value="1.17675" calcext:value-type="float">
            <text:p>1.1767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600" calcext:value-type="float">
            <text:p>600</text:p>
          </table:table-cell>
          <table:table-cell office:value-type="float" office:value="0.669339" calcext:value-type="float">
            <text:p>0.669339</text:p>
          </table:table-cell>
          <table:table-cell office:value-type="float" office:value="0.666943" calcext:value-type="float">
            <text:p>0.666943</text:p>
          </table:table-cell>
          <table:table-cell office:value-type="float" office:value="1.02032" calcext:value-type="float">
            <text:p>1.02032</text:p>
          </table:table-cell>
          <table:table-cell office:value-type="float" office:value="1.46401" calcext:value-type="float">
            <text:p>1.46401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700" calcext:value-type="float">
            <text:p>700</text:p>
          </table:table-cell>
          <table:table-cell office:value-type="float" office:value="0.66895" calcext:value-type="float">
            <text:p>0.66895</text:p>
          </table:table-cell>
          <table:table-cell office:value-type="float" office:value="0.664103" calcext:value-type="float">
            <text:p>0.664103</text:p>
          </table:table-cell>
          <table:table-cell office:value-type="float" office:value="1.21361" calcext:value-type="float">
            <text:p>1.21361</text:p>
          </table:table-cell>
          <table:table-cell office:value-type="float" office:value="1.66286" calcext:value-type="float">
            <text:p>1.66286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800" calcext:value-type="float">
            <text:p>800</text:p>
          </table:table-cell>
          <table:table-cell office:value-type="float" office:value="0.666971" calcext:value-type="float">
            <text:p>0.666971</text:p>
          </table:table-cell>
          <table:table-cell office:value-type="float" office:value="0.665325" calcext:value-type="float">
            <text:p>0.665325</text:p>
          </table:table-cell>
          <table:table-cell office:value-type="float" office:value="1.42691" calcext:value-type="float">
            <text:p>1.42691</text:p>
          </table:table-cell>
          <table:table-cell office:value-type="float" office:value="1.9704" calcext:value-type="float">
            <text:p>1.9704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900" calcext:value-type="float">
            <text:p>900</text:p>
          </table:table-cell>
          <table:table-cell office:value-type="float" office:value="0.648791" calcext:value-type="float">
            <text:p>0.648791</text:p>
          </table:table-cell>
          <table:table-cell office:value-type="float" office:value="0.640197" calcext:value-type="float">
            <text:p>0.640197</text:p>
          </table:table-cell>
          <table:table-cell office:value-type="float" office:value="1.52005" calcext:value-type="float">
            <text:p>1.52005</text:p>
          </table:table-cell>
          <table:table-cell office:value-type="float" office:value="2.19191" calcext:value-type="float">
            <text:p>2.19191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000" calcext:value-type="float">
            <text:p>1000</text:p>
          </table:table-cell>
          <table:table-cell office:value-type="float" office:value="0.658126" calcext:value-type="float">
            <text:p>0.658126</text:p>
          </table:table-cell>
          <table:table-cell office:value-type="float" office:value="0.658422" calcext:value-type="float">
            <text:p>0.658422</text:p>
          </table:table-cell>
          <table:table-cell office:value-type="float" office:value="1.76292" calcext:value-type="float">
            <text:p>1.76292</text:p>
          </table:table-cell>
          <table:table-cell office:value-type="float" office:value="2.51605" calcext:value-type="float">
            <text:p>2.5160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500" calcext:value-type="float">
            <text:p>1500</text:p>
          </table:table-cell>
          <table:table-cell office:value-type="float" office:value="0.725334" calcext:value-type="float">
            <text:p>0.725334</text:p>
          </table:table-cell>
          <table:table-cell office:value-type="float" office:value="0.728284" calcext:value-type="float">
            <text:p>0.728284</text:p>
          </table:table-cell>
          <table:table-cell office:value-type="float" office:value="2.6293" calcext:value-type="float">
            <text:p>2.6293</text:p>
          </table:table-cell>
          <table:table-cell office:value-type="float" office:value="3.81816" calcext:value-type="float">
            <text:p>3.81816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2000" calcext:value-type="float">
            <text:p>2000</text:p>
          </table:table-cell>
          <table:table-cell office:value-type="float" office:value="0.73976" calcext:value-type="float">
            <text:p>0.73976</text:p>
          </table:table-cell>
          <table:table-cell office:value-type="float" office:value="0.740355" calcext:value-type="float">
            <text:p>0.740355</text:p>
          </table:table-cell>
          <table:table-cell office:value-type="float" office:value="3.62535" calcext:value-type="float">
            <text:p>3.62535</text:p>
          </table:table-cell>
          <table:table-cell office:value-type="float" office:value="5.11138" calcext:value-type="float">
            <text:p>5.11138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2500" calcext:value-type="float">
            <text:p>2500</text:p>
          </table:table-cell>
          <table:table-cell office:value-type="float" office:value="0.74896" calcext:value-type="float">
            <text:p>0.74896</text:p>
          </table:table-cell>
          <table:table-cell office:value-type="float" office:value="0.750217" calcext:value-type="float">
            <text:p>0.750217</text:p>
          </table:table-cell>
          <table:table-cell office:value-type="float" office:value="4.34704" calcext:value-type="float">
            <text:p>4.34704</text:p>
          </table:table-cell>
          <table:table-cell office:value-type="float" office:value="6.19525" calcext:value-type="float">
            <text:p>6.19525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3000" calcext:value-type="float">
            <text:p>3000</text:p>
          </table:table-cell>
          <table:table-cell office:value-type="float" office:value="0.768273" calcext:value-type="float">
            <text:p>0.768273</text:p>
          </table:table-cell>
          <table:table-cell office:value-type="float" office:value="0.765483" calcext:value-type="float">
            <text:p>0.765483</text:p>
          </table:table-cell>
          <table:table-cell office:value-type="float" office:value="5.19998" calcext:value-type="float">
            <text:p>5.19998</text:p>
          </table:table-cell>
          <table:table-cell office:value-type="float" office:value="7.44846" calcext:value-type="float">
            <text:p>7.44846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3500" calcext:value-type="float">
            <text:p>3500</text:p>
          </table:table-cell>
          <table:table-cell office:value-type="float" office:value="0.776171" calcext:value-type="float">
            <text:p>0.776171</text:p>
          </table:table-cell>
          <table:table-cell office:value-type="float" office:value="0.7714" calcext:value-type="float">
            <text:p>0.7714</text:p>
          </table:table-cell>
          <table:table-cell office:value-type="float" office:value="6.88789" calcext:value-type="float">
            <text:p>6.88789</text:p>
          </table:table-cell>
          <table:table-cell office:value-type="float" office:value="10.3019" calcext:value-type="float">
            <text:p>10.3019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4000" calcext:value-type="float">
            <text:p>4000</text:p>
          </table:table-cell>
          <table:table-cell office:value-type="float" office:value="0.77426" calcext:value-type="float">
            <text:p>0.77426</text:p>
          </table:table-cell>
          <table:table-cell office:value-type="float" office:value="0.774872" calcext:value-type="float">
            <text:p>0.774872</text:p>
          </table:table-cell>
          <table:table-cell office:value-type="float" office:value="7.93083" calcext:value-type="float">
            <text:p>7.93083</text:p>
          </table:table-cell>
          <table:table-cell office:value-type="float" office:value="12.1922" calcext:value-type="float">
            <text:p>12.1922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4500" calcext:value-type="float">
            <text:p>4500</text:p>
          </table:table-cell>
          <table:table-cell office:value-type="float" office:value="0.761373" calcext:value-type="float">
            <text:p>0.761373</text:p>
          </table:table-cell>
          <table:table-cell office:value-type="float" office:value="0.76497" calcext:value-type="float">
            <text:p>0.76497</text:p>
          </table:table-cell>
          <table:table-cell office:value-type="float" office:value="8.9189" calcext:value-type="float">
            <text:p>8.9189</text:p>
          </table:table-cell>
          <table:table-cell office:value-type="float" office:value="13.5973" calcext:value-type="float">
            <text:p>13.597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5000" calcext:value-type="float">
            <text:p>5000</text:p>
          </table:table-cell>
          <table:table-cell office:value-type="float" office:value="0.777592" calcext:value-type="float">
            <text:p>0.777592</text:p>
          </table:table-cell>
          <table:table-cell office:value-type="float" office:value="0.77211" calcext:value-type="float">
            <text:p>0.77211</text:p>
          </table:table-cell>
          <table:table-cell office:value-type="float" office:value="9.533" calcext:value-type="float">
            <text:p>9.533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6000" calcext:value-type="float">
            <text:p>6000</text:p>
          </table:table-cell>
          <table:table-cell office:value-type="float" office:value="0.798833" calcext:value-type="float">
            <text:p>0.798833</text:p>
          </table:table-cell>
          <table:table-cell office:value-type="float" office:value="0.794832" calcext:value-type="float">
            <text:p>0.794832</text:p>
          </table:table-cell>
          <table:table-cell office:value-type="float" office:value="10.8918" calcext:value-type="float">
            <text:p>10.8918</text:p>
          </table:table-cell>
          <table:table-cell office:value-type="float" office:value="16.272" calcext:value-type="float">
            <text:p>16.272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7000" calcext:value-type="float">
            <text:p>7000</text:p>
          </table:table-cell>
          <table:table-cell office:value-type="float" office:value="0.800034" calcext:value-type="float">
            <text:p>0.800034</text:p>
          </table:table-cell>
          <table:table-cell office:value-type="float" office:value="0.798343" calcext:value-type="float">
            <text:p>0.798343</text:p>
          </table:table-cell>
          <table:table-cell office:value-type="float" office:value="12.9049" calcext:value-type="float">
            <text:p>12.9049</text:p>
          </table:table-cell>
          <table:table-cell office:value-type="float" office:value="20.0028" calcext:value-type="float">
            <text:p>20.0028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8000" calcext:value-type="float">
            <text:p>8000</text:p>
          </table:table-cell>
          <table:table-cell office:value-type="float" office:value="0.799645" calcext:value-type="float">
            <text:p>0.799645</text:p>
          </table:table-cell>
          <table:table-cell office:value-type="float" office:value="0.792742" calcext:value-type="float">
            <text:p>0.792742</text:p>
          </table:table-cell>
          <table:table-cell office:value-type="float" office:value="15.1765" calcext:value-type="float">
            <text:p>15.1765</text:p>
          </table:table-cell>
          <table:table-cell office:value-type="float" office:value="25.4254" calcext:value-type="float">
            <text:p>25.4254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9000" calcext:value-type="float">
            <text:p>9000</text:p>
          </table:table-cell>
          <table:table-cell office:value-type="float" office:value="0.783156" calcext:value-type="float">
            <text:p>0.783156</text:p>
          </table:table-cell>
          <table:table-cell office:value-type="float" office:value="0.782446" calcext:value-type="float">
            <text:p>0.782446</text:p>
          </table:table-cell>
          <table:table-cell office:value-type="float" office:value="17.6823" calcext:value-type="float">
            <text:p>17.6823</text:p>
          </table:table-cell>
          <table:table-cell office:value-type="float" office:value="35.2643" calcext:value-type="float">
            <text:p>35.264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791206" calcext:value-type="float">
            <text:p>0.791206</text:p>
          </table:table-cell>
          <table:table-cell office:value-type="float" office:value="0.788166" calcext:value-type="float">
            <text:p>0.788166</text:p>
          </table:table-cell>
          <table:table-cell office:value-type="float" office:value="18.6729" calcext:value-type="float">
            <text:p>18.6729</text:p>
          </table:table-cell>
          <table:table-cell office:value-type="float" office:value="34.4973" calcext:value-type="float">
            <text:p>34.4973</text:p>
          </table:table-cell>
          <table:table-cell office:value-type="float" office:value="0.711652" calcext:value-type="float">
            <text:p>0.711652</text:p>
          </table:table-cell>
          <table:table-cell office:value-type="float" office:value="0.708994" calcext:value-type="float">
            <text:p>0.708994</text:p>
          </table:table-cell>
        </table:table-row>
      </table:table>
      <table:table table:name="Nursery" table:style-name="ta1">
        <table:shapes>
          <draw:frame draw:z-index="0" draw:style-name="gr1" draw:text-style-name="P1" svg:width="6.2988in" svg:height="3.5429in" svg:x="1.015in" svg:y="7.8406in">
            <draw:object draw:notify-on-update-of-ranges="Nursery.B3:Nursery.B43 Nursery.D2:Nursery.D2 Nursery.D3:Nursery.D43 Nursery.B3:Nursery.B43 Nursery.H2:Nursery.H2 Nursery.H3:Nursery.H4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1" calcext:value-type="float">
            <text:p>1</text:p>
          </table:table-cell>
          <table:table-cell office:value-type="float" office:value="0.877192" calcext:value-type="float">
            <text:p>0.877192</text:p>
          </table:table-cell>
          <table:table-cell office:value-type="float" office:value="0.877076" calcext:value-type="float">
            <text:p>0.877076</text:p>
          </table:table-cell>
          <table:table-cell office:value-type="float" office:value="0.0133604" calcext:value-type="float">
            <text:p>0.0133604</text:p>
          </table:table-cell>
          <table:table-cell office:value-type="float" office:value="0.201237" calcext:value-type="float">
            <text:p>0.201237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2" calcext:value-type="float">
            <text:p>2</text:p>
          </table:table-cell>
          <table:table-cell office:value-type="float" office:value="0.862119" calcext:value-type="float">
            <text:p>0.862119</text:p>
          </table:table-cell>
          <table:table-cell office:value-type="float" office:value="0.86207" calcext:value-type="float">
            <text:p>0.86207</text:p>
          </table:table-cell>
          <table:table-cell office:value-type="float" office:value="0.0236132" calcext:value-type="float">
            <text:p>0.0236132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3" calcext:value-type="float">
            <text:p>3</text:p>
          </table:table-cell>
          <table:table-cell office:value-type="float" office:value="0.887984" calcext:value-type="float">
            <text:p>0.887984</text:p>
          </table:table-cell>
          <table:table-cell office:value-type="float" office:value="0.888128" calcext:value-type="float">
            <text:p>0.888128</text:p>
          </table:table-cell>
          <table:table-cell office:value-type="float" office:value="0.0379262" calcext:value-type="float">
            <text:p>0.0379262</text:p>
          </table:table-cell>
          <table:table-cell office:value-type="float" office:value="0.560397" calcext:value-type="float">
            <text:p>0.560397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4" calcext:value-type="float">
            <text:p>4</text:p>
          </table:table-cell>
          <table:table-cell office:value-type="float" office:value="0.875707" calcext:value-type="float">
            <text:p>0.875707</text:p>
          </table:table-cell>
          <table:table-cell office:value-type="float" office:value="0.876299" calcext:value-type="float">
            <text:p>0.876299</text:p>
          </table:table-cell>
          <table:table-cell office:value-type="float" office:value="0.0503856" calcext:value-type="float">
            <text:p>0.0503856</text:p>
          </table:table-cell>
          <table:table-cell office:value-type="float" office:value="0.716955" calcext:value-type="float">
            <text:p>0.716955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5" calcext:value-type="float">
            <text:p>5</text:p>
          </table:table-cell>
          <table:table-cell office:value-type="float" office:value="0.877483" calcext:value-type="float">
            <text:p>0.877483</text:p>
          </table:table-cell>
          <table:table-cell office:value-type="float" office:value="0.877275" calcext:value-type="float">
            <text:p>0.877275</text:p>
          </table:table-cell>
          <table:table-cell office:value-type="float" office:value="0.0607968" calcext:value-type="float">
            <text:p>0.0607968</text:p>
          </table:table-cell>
          <table:table-cell office:value-type="float" office:value="0.878882" calcext:value-type="float">
            <text:p>0.878882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6" calcext:value-type="float">
            <text:p>6</text:p>
          </table:table-cell>
          <table:table-cell office:value-type="float" office:value="0.892833" calcext:value-type="float">
            <text:p>0.892833</text:p>
          </table:table-cell>
          <table:table-cell office:value-type="float" office:value="0.89289" calcext:value-type="float">
            <text:p>0.89289</text:p>
          </table:table-cell>
          <table:table-cell office:value-type="float" office:value="0.0878834" calcext:value-type="float">
            <text:p>0.0878834</text:p>
          </table:table-cell>
          <table:table-cell office:value-type="float" office:value="1.18079" calcext:value-type="float">
            <text:p>1.18079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7" calcext:value-type="float">
            <text:p>7</text:p>
          </table:table-cell>
          <table:table-cell office:value-type="float" office:value="0.901305" calcext:value-type="float">
            <text:p>0.901305</text:p>
          </table:table-cell>
          <table:table-cell office:value-type="float" office:value="0.901227" calcext:value-type="float">
            <text:p>0.901227</text:p>
          </table:table-cell>
          <table:table-cell office:value-type="float" office:value="0.128169" calcext:value-type="float">
            <text:p>0.128169</text:p>
          </table:table-cell>
          <table:table-cell office:value-type="float" office:value="1.54568" calcext:value-type="float">
            <text:p>1.54568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8" calcext:value-type="float">
            <text:p>8</text:p>
          </table:table-cell>
          <table:table-cell office:value-type="float" office:value="0.888411" calcext:value-type="float">
            <text:p>0.888411</text:p>
          </table:table-cell>
          <table:table-cell office:value-type="float" office:value="0.888152" calcext:value-type="float">
            <text:p>0.888152</text:p>
          </table:table-cell>
          <table:table-cell office:value-type="float" office:value="0.115333" calcext:value-type="float">
            <text:p>0.115333</text:p>
          </table:table-cell>
          <table:table-cell office:value-type="float" office:value="1.47195" calcext:value-type="float">
            <text:p>1.47195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9" calcext:value-type="float">
            <text:p>9</text:p>
          </table:table-cell>
          <table:table-cell office:value-type="float" office:value="0.871915" calcext:value-type="float">
            <text:p>0.871915</text:p>
          </table:table-cell>
          <table:table-cell office:value-type="float" office:value="0.871948" calcext:value-type="float">
            <text:p>0.871948</text:p>
          </table:table-cell>
          <table:table-cell office:value-type="float" office:value="0.126509" calcext:value-type="float">
            <text:p>0.126509</text:p>
          </table:table-cell>
          <table:table-cell office:value-type="float" office:value="1.60386" calcext:value-type="float">
            <text:p>1.60386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10" calcext:value-type="float">
            <text:p>10</text:p>
          </table:table-cell>
          <table:table-cell office:value-type="float" office:value="0.874973" calcext:value-type="float">
            <text:p>0.874973</text:p>
          </table:table-cell>
          <table:table-cell office:value-type="float" office:value="0.874901" calcext:value-type="float">
            <text:p>0.874901</text:p>
          </table:table-cell>
          <table:table-cell office:value-type="float" office:value="0.118427" calcext:value-type="float">
            <text:p>0.118427</text:p>
          </table:table-cell>
          <table:table-cell office:value-type="float" office:value="1.73826" calcext:value-type="float">
            <text:p>1.73826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20" calcext:value-type="float">
            <text:p>20</text:p>
          </table:table-cell>
          <table:table-cell office:value-type="float" office:value="0.898489" calcext:value-type="float">
            <text:p>0.898489</text:p>
          </table:table-cell>
          <table:table-cell office:value-type="float" office:value="0.898422" calcext:value-type="float">
            <text:p>0.898422</text:p>
          </table:table-cell>
          <table:table-cell office:value-type="float" office:value="0.258191" calcext:value-type="float">
            <text:p>0.258191</text:p>
          </table:table-cell>
          <table:table-cell office:value-type="float" office:value="3.37848" calcext:value-type="float">
            <text:p>3.37848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30" calcext:value-type="float">
            <text:p>30</text:p>
          </table:table-cell>
          <table:table-cell office:value-type="float" office:value="0.887264" calcext:value-type="float">
            <text:p>0.887264</text:p>
          </table:table-cell>
          <table:table-cell office:value-type="float" office:value="0.886903" calcext:value-type="float">
            <text:p>0.886903</text:p>
          </table:table-cell>
          <table:table-cell office:value-type="float" office:value="0.338767" calcext:value-type="float">
            <text:p>0.338767</text:p>
          </table:table-cell>
          <table:table-cell office:value-type="float" office:value="5.08344" calcext:value-type="float">
            <text:p>5.08344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40" calcext:value-type="float">
            <text:p>40</text:p>
          </table:table-cell>
          <table:table-cell office:value-type="float" office:value="0.895279" calcext:value-type="float">
            <text:p>0.895279</text:p>
          </table:table-cell>
          <table:table-cell office:value-type="float" office:value="0.895162" calcext:value-type="float">
            <text:p>0.895162</text:p>
          </table:table-cell>
          <table:table-cell office:value-type="float" office:value="0.417523" calcext:value-type="float">
            <text:p>0.417523</text:p>
          </table:table-cell>
          <table:table-cell office:value-type="float" office:value="6.06773" calcext:value-type="float">
            <text:p>6.06773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50" calcext:value-type="float">
            <text:p>50</text:p>
          </table:table-cell>
          <table:table-cell office:value-type="float" office:value="0.87593" calcext:value-type="float">
            <text:p>0.87593</text:p>
          </table:table-cell>
          <table:table-cell office:value-type="float" office:value="0.875729" calcext:value-type="float">
            <text:p>0.875729</text:p>
          </table:table-cell>
          <table:table-cell office:value-type="float" office:value="0.485762" calcext:value-type="float">
            <text:p>0.485762</text:p>
          </table:table-cell>
          <table:table-cell office:value-type="float" office:value="6.99356" calcext:value-type="float">
            <text:p>6.99356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60" calcext:value-type="float">
            <text:p>60</text:p>
          </table:table-cell>
          <table:table-cell office:value-type="float" office:value="0.869142" calcext:value-type="float">
            <text:p>0.869142</text:p>
          </table:table-cell>
          <table:table-cell office:value-type="float" office:value="0.868604" calcext:value-type="float">
            <text:p>0.868604</text:p>
          </table:table-cell>
          <table:table-cell office:value-type="float" office:value="0.582023" calcext:value-type="float">
            <text:p>0.582023</text:p>
          </table:table-cell>
          <table:table-cell office:value-type="float" office:value="8.47075" calcext:value-type="float">
            <text:p>8.47075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70" calcext:value-type="float">
            <text:p>70</text:p>
          </table:table-cell>
          <table:table-cell office:value-type="float" office:value="0.900102" calcext:value-type="float">
            <text:p>0.900102</text:p>
          </table:table-cell>
          <table:table-cell office:value-type="float" office:value="0.90009" calcext:value-type="float">
            <text:p>0.90009</text:p>
          </table:table-cell>
          <table:table-cell office:value-type="float" office:value="0.670858" calcext:value-type="float">
            <text:p>0.670858</text:p>
          </table:table-cell>
          <table:table-cell office:value-type="float" office:value="9.32561" calcext:value-type="float">
            <text:p>9.32561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80" calcext:value-type="float">
            <text:p>80</text:p>
          </table:table-cell>
          <table:table-cell office:value-type="float" office:value="0.903616" calcext:value-type="float">
            <text:p>0.903616</text:p>
          </table:table-cell>
          <table:table-cell office:value-type="float" office:value="0.903701" calcext:value-type="float">
            <text:p>0.903701</text:p>
          </table:table-cell>
          <table:table-cell office:value-type="float" office:value="0.768179" calcext:value-type="float">
            <text:p>0.768179</text:p>
          </table:table-cell>
          <table:table-cell office:value-type="float" office:value="10.527" calcext:value-type="float">
            <text:p>10.527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90" calcext:value-type="float">
            <text:p>90</text:p>
          </table:table-cell>
          <table:table-cell office:value-type="float" office:value="0.891829" calcext:value-type="float">
            <text:p>0.891829</text:p>
          </table:table-cell>
          <table:table-cell office:value-type="float" office:value="0.891997" calcext:value-type="float">
            <text:p>0.891997</text:p>
          </table:table-cell>
          <table:table-cell office:value-type="float" office:value="0.871683" calcext:value-type="float">
            <text:p>0.871683</text:p>
          </table:table-cell>
          <table:table-cell office:value-type="float" office:value="11.8642" calcext:value-type="float">
            <text:p>11.8642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100" calcext:value-type="float">
            <text:p>100</text:p>
          </table:table-cell>
          <table:table-cell office:value-type="float" office:value="0.900609" calcext:value-type="float">
            <text:p>0.900609</text:p>
          </table:table-cell>
          <table:table-cell office:value-type="float" office:value="0.900407" calcext:value-type="float">
            <text:p>0.900407</text:p>
          </table:table-cell>
          <table:table-cell office:value-type="float" office:value="0.99405" calcext:value-type="float">
            <text:p>0.99405</text:p>
          </table:table-cell>
          <table:table-cell office:value-type="float" office:value="13.7359" calcext:value-type="float">
            <text:p>13.7359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200" calcext:value-type="float">
            <text:p>200</text:p>
          </table:table-cell>
          <table:table-cell office:value-type="float" office:value="0.893146" calcext:value-type="float">
            <text:p>0.893146</text:p>
          </table:table-cell>
          <table:table-cell office:value-type="float" office:value="0.893314" calcext:value-type="float">
            <text:p>0.893314</text:p>
          </table:table-cell>
          <table:table-cell office:value-type="float" office:value="2.0123" calcext:value-type="float">
            <text:p>2.0123</text:p>
          </table:table-cell>
          <table:table-cell office:value-type="float" office:value="29.7891" calcext:value-type="float">
            <text:p>29.7891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300" calcext:value-type="float">
            <text:p>300</text:p>
          </table:table-cell>
          <table:table-cell office:value-type="float" office:value="0.905721" calcext:value-type="float">
            <text:p>0.905721</text:p>
          </table:table-cell>
          <table:table-cell office:value-type="float" office:value="0.905837" calcext:value-type="float">
            <text:p>0.905837</text:p>
          </table:table-cell>
          <table:table-cell office:value-type="float" office:value="2.97461" calcext:value-type="float">
            <text:p>2.97461</text:p>
          </table:table-cell>
          <table:table-cell office:value-type="float" office:value="39.9052" calcext:value-type="float">
            <text:p>39.9052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400" calcext:value-type="float">
            <text:p>400</text:p>
          </table:table-cell>
          <table:table-cell office:value-type="float" office:value="0.913226" calcext:value-type="float">
            <text:p>0.913226</text:p>
          </table:table-cell>
          <table:table-cell office:value-type="float" office:value="0.913285" calcext:value-type="float">
            <text:p>0.913285</text:p>
          </table:table-cell>
          <table:table-cell office:value-type="float" office:value="3.88202" calcext:value-type="float">
            <text:p>3.88202</text:p>
          </table:table-cell>
          <table:table-cell office:value-type="float" office:value="53.0519" calcext:value-type="float">
            <text:p>53.0519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500" calcext:value-type="float">
            <text:p>500</text:p>
          </table:table-cell>
          <table:table-cell office:value-type="float" office:value="0.912958" calcext:value-type="float">
            <text:p>0.912958</text:p>
          </table:table-cell>
          <table:table-cell office:value-type="float" office:value="0.912776" calcext:value-type="float">
            <text:p>0.912776</text:p>
          </table:table-cell>
          <table:table-cell office:value-type="float" office:value="4.93813" calcext:value-type="float">
            <text:p>4.93813</text:p>
          </table:table-cell>
          <table:table-cell office:value-type="float" office:value="66.416" calcext:value-type="float">
            <text:p>66.416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600" calcext:value-type="float">
            <text:p>600</text:p>
          </table:table-cell>
          <table:table-cell office:value-type="float" office:value="0.916974" calcext:value-type="float">
            <text:p>0.916974</text:p>
          </table:table-cell>
          <table:table-cell office:value-type="float" office:value="0.917141" calcext:value-type="float">
            <text:p>0.917141</text:p>
          </table:table-cell>
          <table:table-cell office:value-type="float" office:value="5.91801" calcext:value-type="float">
            <text:p>5.91801</text:p>
          </table:table-cell>
          <table:table-cell office:value-type="float" office:value="81.0728" calcext:value-type="float">
            <text:p>81.0728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700" calcext:value-type="float">
            <text:p>700</text:p>
          </table:table-cell>
          <table:table-cell office:value-type="float" office:value="0.920449" calcext:value-type="float">
            <text:p>0.920449</text:p>
          </table:table-cell>
          <table:table-cell office:value-type="float" office:value="0.920537" calcext:value-type="float">
            <text:p>0.920537</text:p>
          </table:table-cell>
          <table:table-cell office:value-type="float" office:value="6.71156" calcext:value-type="float">
            <text:p>6.71156</text:p>
          </table:table-cell>
          <table:table-cell office:value-type="float" office:value="94.3141" calcext:value-type="float">
            <text:p>94.3141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800" calcext:value-type="float">
            <text:p>800</text:p>
          </table:table-cell>
          <table:table-cell office:value-type="float" office:value="0.917816" calcext:value-type="float">
            <text:p>0.917816</text:p>
          </table:table-cell>
          <table:table-cell office:value-type="float" office:value="0.917598" calcext:value-type="float">
            <text:p>0.917598</text:p>
          </table:table-cell>
          <table:table-cell office:value-type="float" office:value="7.76517" calcext:value-type="float">
            <text:p>7.76517</text:p>
          </table:table-cell>
          <table:table-cell office:value-type="float" office:value="109.022" calcext:value-type="float">
            <text:p>109.022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900" calcext:value-type="float">
            <text:p>900</text:p>
          </table:table-cell>
          <table:table-cell office:value-type="float" office:value="0.920677" calcext:value-type="float">
            <text:p>0.920677</text:p>
          </table:table-cell>
          <table:table-cell office:value-type="float" office:value="0.920548" calcext:value-type="float">
            <text:p>0.920548</text:p>
          </table:table-cell>
          <table:table-cell office:value-type="float" office:value="8.94164" calcext:value-type="float">
            <text:p>8.94164</text:p>
          </table:table-cell>
          <table:table-cell office:value-type="float" office:value="130.339" calcext:value-type="float">
            <text:p>130.339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1000" calcext:value-type="float">
            <text:p>1000</text:p>
          </table:table-cell>
          <table:table-cell office:value-type="float" office:value="0.918595" calcext:value-type="float">
            <text:p>0.918595</text:p>
          </table:table-cell>
          <table:table-cell office:value-type="float" office:value="0.918267" calcext:value-type="float">
            <text:p>0.918267</text:p>
          </table:table-cell>
          <table:table-cell office:value-type="float" office:value="9.48027" calcext:value-type="float">
            <text:p>9.48027</text:p>
          </table:table-cell>
          <table:table-cell office:value-type="float" office:value="137.024" calcext:value-type="float">
            <text:p>137.024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1500" calcext:value-type="float">
            <text:p>1500</text:p>
          </table:table-cell>
          <table:table-cell office:value-type="float" office:value="0.924193" calcext:value-type="float">
            <text:p>0.924193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14.1292" calcext:value-type="float">
            <text:p>14.1292</text:p>
          </table:table-cell>
          <table:table-cell office:value-type="float" office:value="210.969" calcext:value-type="float">
            <text:p>210.969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2000" calcext:value-type="float">
            <text:p>2000</text:p>
          </table:table-cell>
          <table:table-cell office:value-type="float" office:value="0.927431" calcext:value-type="float">
            <text:p>0.927431</text:p>
          </table:table-cell>
          <table:table-cell office:value-type="float" office:value="0.927621" calcext:value-type="float">
            <text:p>0.927621</text:p>
          </table:table-cell>
          <table:table-cell office:value-type="float" office:value="19.2271" calcext:value-type="float">
            <text:p>19.2271</text:p>
          </table:table-cell>
          <table:table-cell office:value-type="float" office:value="277.24" calcext:value-type="float">
            <text:p>277.24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2500" calcext:value-type="float">
            <text:p>2500</text:p>
          </table:table-cell>
          <table:table-cell office:value-type="float" office:value="0.928431" calcext:value-type="float">
            <text:p>0.928431</text:p>
          </table:table-cell>
          <table:table-cell office:value-type="float" office:value="0.92836" calcext:value-type="float">
            <text:p>0.92836</text:p>
          </table:table-cell>
          <table:table-cell office:value-type="float" office:value="25.6456" calcext:value-type="float">
            <text:p>25.6456</text:p>
          </table:table-cell>
          <table:table-cell office:value-type="float" office:value="350.261" calcext:value-type="float">
            <text:p>350.261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3000" calcext:value-type="float">
            <text:p>3000</text:p>
          </table:table-cell>
          <table:table-cell office:value-type="float" office:value="0.928856" calcext:value-type="float">
            <text:p>0.928856</text:p>
          </table:table-cell>
          <table:table-cell office:value-type="float" office:value="0.928712" calcext:value-type="float">
            <text:p>0.928712</text:p>
          </table:table-cell>
          <table:table-cell office:value-type="float" office:value="28.5173" calcext:value-type="float">
            <text:p>28.5173</text:p>
          </table:table-cell>
          <table:table-cell office:value-type="float" office:value="422.88" calcext:value-type="float">
            <text:p>422.88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3500" calcext:value-type="float">
            <text:p>3500</text:p>
          </table:table-cell>
          <table:table-cell office:value-type="float" office:value="0.429557" calcext:value-type="float">
            <text:p>0.429557</text:p>
          </table:table-cell>
          <table:table-cell office:value-type="float" office:value="0.928847" calcext:value-type="float">
            <text:p>0.928847</text:p>
          </table:table-cell>
          <table:table-cell office:value-type="float" office:value="40.5555" calcext:value-type="float">
            <text:p>40.5555</text:p>
          </table:table-cell>
          <table:table-cell office:value-type="float" office:value="154.244" calcext:value-type="float">
            <text:p>154.244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4000" calcext:value-type="float">
            <text:p>4000</text:p>
          </table:table-cell>
          <table:table-cell office:value-type="float" office:value="0.490527" calcext:value-type="float">
            <text:p>0.490527</text:p>
          </table:table-cell>
          <table:table-cell office:value-type="float" office:value="0.931079" calcext:value-type="float">
            <text:p>0.931079</text:p>
          </table:table-cell>
          <table:table-cell office:value-type="float" office:value="49.126" calcext:value-type="float">
            <text:p>49.126</text:p>
          </table:table-cell>
          <table:table-cell office:value-type="float" office:value="183.334" calcext:value-type="float">
            <text:p>183.334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4500" calcext:value-type="float">
            <text:p>4500</text:p>
          </table:table-cell>
          <table:table-cell office:value-type="float" office:value="0.553289" calcext:value-type="float">
            <text:p>0.553289</text:p>
          </table:table-cell>
          <table:table-cell office:value-type="float" office:value="0.92896" calcext:value-type="float">
            <text:p>0.92896</text:p>
          </table:table-cell>
          <table:table-cell office:value-type="float" office:value="50.5625" calcext:value-type="float">
            <text:p>50.5625</text:p>
          </table:table-cell>
          <table:table-cell office:value-type="float" office:value="200.322" calcext:value-type="float">
            <text:p>200.322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5000" calcext:value-type="float">
            <text:p>5000</text:p>
          </table:table-cell>
          <table:table-cell office:value-type="float" office:value="0.615612" calcext:value-type="float">
            <text:p>0.615612</text:p>
          </table:table-cell>
          <table:table-cell office:value-type="float" office:value="0.929924" calcext:value-type="float">
            <text:p>0.929924</text:p>
          </table:table-cell>
          <table:table-cell office:value-type="float" office:value="54.356" calcext:value-type="float">
            <text:p>54.356</text:p>
          </table:table-cell>
          <table:table-cell office:value-type="float" office:value="224.224" calcext:value-type="float">
            <text:p>224.224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6000" calcext:value-type="float">
            <text:p>6000</text:p>
          </table:table-cell>
          <table:table-cell office:value-type="float" office:value="0.738094" calcext:value-type="float">
            <text:p>0.738094</text:p>
          </table:table-cell>
          <table:table-cell office:value-type="float" office:value="0.929914" calcext:value-type="float">
            <text:p>0.929914</text:p>
          </table:table-cell>
          <table:table-cell office:value-type="float" office:value="70.7436" calcext:value-type="float">
            <text:p>70.7436</text:p>
          </table:table-cell>
          <table:table-cell office:value-type="float" office:value="272.413" calcext:value-type="float">
            <text:p>272.413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7000" calcext:value-type="float">
            <text:p>7000</text:p>
          </table:table-cell>
          <table:table-cell office:value-type="float" office:value="0.859326" calcext:value-type="float">
            <text:p>0.859326</text:p>
          </table:table-cell>
          <table:table-cell office:value-type="float" office:value="0.931411" calcext:value-type="float">
            <text:p>0.931411</text:p>
          </table:table-cell>
          <table:table-cell office:value-type="float" office:value="75.4127" calcext:value-type="float">
            <text:p>75.4127</text:p>
          </table:table-cell>
          <table:table-cell office:value-type="float" office:value="299.233" calcext:value-type="float">
            <text:p>299.233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8000" calcext:value-type="float">
            <text:p>8000</text:p>
          </table:table-cell>
          <table:table-cell office:value-type="float" office:value="0.983755" calcext:value-type="float">
            <text:p>0.983755</text:p>
          </table:table-cell>
          <table:table-cell office:value-type="float" office:value="0.932079" calcext:value-type="float">
            <text:p>0.932079</text:p>
          </table:table-cell>
          <table:table-cell office:value-type="float" office:value="78.1061" calcext:value-type="float">
            <text:p>78.1061</text:p>
          </table:table-cell>
          <table:table-cell office:value-type="float" office:value="343.668" calcext:value-type="float">
            <text:p>343.668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9000" calcext:value-type="float">
            <text:p>9000</text:p>
          </table:table-cell>
          <table:table-cell office:value-type="float" office:value="1.10514" calcext:value-type="float">
            <text:p>1.10514</text:p>
          </table:table-cell>
          <table:table-cell office:value-type="float" office:value="0.930774" calcext:value-type="float">
            <text:p>0.930774</text:p>
          </table:table-cell>
          <table:table-cell office:value-type="float" office:value="91.415" calcext:value-type="float">
            <text:p>91.415</text:p>
          </table:table-cell>
          <table:table-cell office:value-type="float" office:value="422.403" calcext:value-type="float">
            <text:p>422.403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  <table:table-row table:style-name="ro1">
          <table:table-cell office:value-type="float" office:value="383644" calcext:value-type="float">
            <text:p>383644</text:p>
          </table:table-cell>
          <table:table-cell office:value-type="float" office:value="10000" calcext:value-type="float">
            <text:p>10000</text:p>
          </table:table-cell>
          <table:table-cell office:value-type="float" office:value="1.23018" calcext:value-type="float">
            <text:p>1.23018</text:p>
          </table:table-cell>
          <table:table-cell office:value-type="float" office:value="0.931652" calcext:value-type="float">
            <text:p>0.931652</text:p>
          </table:table-cell>
          <table:table-cell office:value-type="float" office:value="104.979" calcext:value-type="float">
            <text:p>104.979</text:p>
          </table:table-cell>
          <table:table-cell office:value-type="float" office:value="461.986" calcext:value-type="float">
            <text:p>461.986</text:p>
          </table:table-cell>
          <table:table-cell office:value-type="float" office:value="0.929303" calcext:value-type="float">
            <text:p>0.929303</text:p>
          </table:table-cell>
          <table:table-cell office:value-type="float" office:value="0.92926" calcext:value-type="float">
            <text:p>0.92926</text:p>
          </table:table-cell>
        </table:table-row>
      </table:table>
      <table:table table:name="SpectHeart" table:style-name="ta1">
        <table:shapes>
          <draw:frame draw:z-index="0" draw:style-name="gr1" draw:text-style-name="P1" svg:width="6.2988in" svg:height="3.5429in" svg:x="1.8465in" svg:y="7.7366in">
            <draw:object draw:notify-on-update-of-ranges="SpectHeart.B3:SpectHeart.B43 SpectHeart.D2:SpectHeart.D2 SpectHeart.D3:SpectHeart.D43 SpectHeart.B3:SpectHeart.B43 SpectHeart.H2:SpectHeart.H2 SpectHeart.H3:SpectHeart.H4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" calcext:value-type="float">
            <text:p>1</text:p>
          </table:table-cell>
          <table:table-cell office:value-type="float" office:value="0.894725" calcext:value-type="float">
            <text:p>0.894725</text:p>
          </table:table-cell>
          <table:table-cell office:value-type="float" office:value="0.893639" calcext:value-type="float">
            <text:p>0.893639</text:p>
          </table:table-cell>
          <table:table-cell office:value-type="float" office:value="0.0005688" calcext:value-type="float">
            <text:p>0.0005688</text:p>
          </table:table-cell>
          <table:table-cell office:value-type="float" office:value="0.0020351" calcext:value-type="float">
            <text:p>0.0020351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" calcext:value-type="float">
            <text:p>2</text:p>
          </table:table-cell>
          <table:table-cell office:value-type="float" office:value="0.88726" calcext:value-type="float">
            <text:p>0.88726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0009622" calcext:value-type="float">
            <text:p>0.0009622</text:p>
          </table:table-cell>
          <table:table-cell office:value-type="float" office:value="0.0035709" calcext:value-type="float">
            <text:p>0.0035709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" calcext:value-type="float">
            <text:p>3</text:p>
          </table:table-cell>
          <table:table-cell office:value-type="float" office:value="0.858248" calcext:value-type="float">
            <text:p>0.858248</text:p>
          </table:table-cell>
          <table:table-cell office:value-type="float" office:value="0.855683" calcext:value-type="float">
            <text:p>0.855683</text:p>
          </table:table-cell>
          <table:table-cell office:value-type="float" office:value="0.0013401" calcext:value-type="float">
            <text:p>0.0013401</text:p>
          </table:table-cell>
          <table:table-cell office:value-type="float" office:value="0.0049641" calcext:value-type="float">
            <text:p>0.0049641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" calcext:value-type="float">
            <text:p>4</text:p>
          </table:table-cell>
          <table:table-cell office:value-type="float" office:value="0.894993" calcext:value-type="float">
            <text:p>0.894993</text:p>
          </table:table-cell>
          <table:table-cell office:value-type="float" office:value="0.901043" calcext:value-type="float">
            <text:p>0.901043</text:p>
          </table:table-cell>
          <table:table-cell office:value-type="float" office:value="0.0019169" calcext:value-type="float">
            <text:p>0.0019169</text:p>
          </table:table-cell>
          <table:table-cell office:value-type="float" office:value="0.0067205" calcext:value-type="float">
            <text:p>0.0067205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" calcext:value-type="float">
            <text:p>5</text:p>
          </table:table-cell>
          <table:table-cell office:value-type="float" office:value="0.910282" calcext:value-type="float">
            <text:p>0.910282</text:p>
          </table:table-cell>
          <table:table-cell office:value-type="float" office:value="0.89927" calcext:value-type="float">
            <text:p>0.89927</text:p>
          </table:table-cell>
          <table:table-cell office:value-type="float" office:value="0.0020219" calcext:value-type="float">
            <text:p>0.0020219</text:p>
          </table:table-cell>
          <table:table-cell office:value-type="float" office:value="0.0075463" calcext:value-type="float">
            <text:p>0.0075463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" calcext:value-type="float">
            <text:p>6</text:p>
          </table:table-cell>
          <table:table-cell office:value-type="float" office:value="0.909388" calcext:value-type="float">
            <text:p>0.909388</text:p>
          </table:table-cell>
          <table:table-cell office:value-type="float" office:value="0.906048" calcext:value-type="float">
            <text:p>0.906048</text:p>
          </table:table-cell>
          <table:table-cell office:value-type="float" office:value="0.0025597" calcext:value-type="float">
            <text:p>0.0025597</text:p>
          </table:table-cell>
          <table:table-cell office:value-type="float" office:value="0.0086744" calcext:value-type="float">
            <text:p>0.0086744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7" calcext:value-type="float">
            <text:p>7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09176" calcext:value-type="float">
            <text:p>0.909176</text:p>
          </table:table-cell>
          <table:table-cell office:value-type="float" office:value="0.0032236" calcext:value-type="float">
            <text:p>0.0032236</text:p>
          </table:table-cell>
          <table:table-cell office:value-type="float" office:value="0.0110628" calcext:value-type="float">
            <text:p>0.0110628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8" calcext:value-type="float">
            <text:p>8</text:p>
          </table:table-cell>
          <table:table-cell office:value-type="float" office:value="0.906482" calcext:value-type="float">
            <text:p>0.906482</text:p>
          </table:table-cell>
          <table:table-cell office:value-type="float" office:value="0.902085" calcext:value-type="float">
            <text:p>0.902085</text:p>
          </table:table-cell>
          <table:table-cell office:value-type="float" office:value="0.0034676" calcext:value-type="float">
            <text:p>0.0034676</text:p>
          </table:table-cell>
          <table:table-cell office:value-type="float" office:value="0.0121124" calcext:value-type="float">
            <text:p>0.0121124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9" calcext:value-type="float">
            <text:p>9</text:p>
          </table:table-cell>
          <table:table-cell office:value-type="float" office:value="0.904873" calcext:value-type="float">
            <text:p>0.904873</text:p>
          </table:table-cell>
          <table:table-cell office:value-type="float" office:value="0.903858" calcext:value-type="float">
            <text:p>0.903858</text:p>
          </table:table-cell>
          <table:table-cell office:value-type="float" office:value="0.0037078" calcext:value-type="float">
            <text:p>0.0037078</text:p>
          </table:table-cell>
          <table:table-cell office:value-type="float" office:value="0.0127407" calcext:value-type="float">
            <text:p>0.0127407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0" calcext:value-type="float">
            <text:p>10</text:p>
          </table:table-cell>
          <table:table-cell office:value-type="float" office:value="0.87975" calcext:value-type="float">
            <text:p>0.87975</text:p>
          </table:table-cell>
          <table:table-cell office:value-type="float" office:value="0.883003" calcext:value-type="float">
            <text:p>0.883003</text:p>
          </table:table-cell>
          <table:table-cell office:value-type="float" office:value="0.0038397" calcext:value-type="float">
            <text:p>0.0038397</text:p>
          </table:table-cell>
          <table:table-cell office:value-type="float" office:value="0.0163813" calcext:value-type="float">
            <text:p>0.0163813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0" calcext:value-type="float">
            <text:p>20</text:p>
          </table:table-cell>
          <table:table-cell office:value-type="float" office:value="0.904783" calcext:value-type="float">
            <text:p>0.904783</text:p>
          </table:table-cell>
          <table:table-cell office:value-type="float" office:value="0.902607" calcext:value-type="float">
            <text:p>0.902607</text:p>
          </table:table-cell>
          <table:table-cell office:value-type="float" office:value="0.0068031" calcext:value-type="float">
            <text:p>0.0068031</text:p>
          </table:table-cell>
          <table:table-cell office:value-type="float" office:value="0.0245617" calcext:value-type="float">
            <text:p>0.0245617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0" calcext:value-type="float">
            <text:p>30</text:p>
          </table:table-cell>
          <table:table-cell office:value-type="float" office:value="0.891059" calcext:value-type="float">
            <text:p>0.891059</text:p>
          </table:table-cell>
          <table:table-cell office:value-type="float" office:value="0.893326" calcext:value-type="float">
            <text:p>0.893326</text:p>
          </table:table-cell>
          <table:table-cell office:value-type="float" office:value="0.0113646" calcext:value-type="float">
            <text:p>0.0113646</text:p>
          </table:table-cell>
          <table:table-cell office:value-type="float" office:value="0.0329317" calcext:value-type="float">
            <text:p>0.0329317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0" calcext:value-type="float">
            <text:p>40</text:p>
          </table:table-cell>
          <table:table-cell office:value-type="float" office:value="0.915959" calcext:value-type="float">
            <text:p>0.915959</text:p>
          </table:table-cell>
          <table:table-cell office:value-type="float" office:value="0.910532" calcext:value-type="float">
            <text:p>0.910532</text:p>
          </table:table-cell>
          <table:table-cell office:value-type="float" office:value="0.0151091" calcext:value-type="float">
            <text:p>0.0151091</text:p>
          </table:table-cell>
          <table:table-cell office:value-type="float" office:value="0.044055" calcext:value-type="float">
            <text:p>0.044055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0" calcext:value-type="float">
            <text:p>50</text:p>
          </table:table-cell>
          <table:table-cell office:value-type="float" office:value="0.877425" calcext:value-type="float">
            <text:p>0.877425</text:p>
          </table:table-cell>
          <table:table-cell office:value-type="float" office:value="0.873723" calcext:value-type="float">
            <text:p>0.873723</text:p>
          </table:table-cell>
          <table:table-cell office:value-type="float" office:value="0.0187263" calcext:value-type="float">
            <text:p>0.0187263</text:p>
          </table:table-cell>
          <table:table-cell office:value-type="float" office:value="0.0551322" calcext:value-type="float">
            <text:p>0.0551322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0" calcext:value-type="float">
            <text:p>60</text:p>
          </table:table-cell>
          <table:table-cell office:value-type="float" office:value="0.898972" calcext:value-type="float">
            <text:p>0.898972</text:p>
          </table:table-cell>
          <table:table-cell office:value-type="float" office:value="0.900521" calcext:value-type="float">
            <text:p>0.900521</text:p>
          </table:table-cell>
          <table:table-cell office:value-type="float" office:value="0.0210795" calcext:value-type="float">
            <text:p>0.0210795</text:p>
          </table:table-cell>
          <table:table-cell office:value-type="float" office:value="0.0666407" calcext:value-type="float">
            <text:p>0.0666407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70" calcext:value-type="float">
            <text:p>70</text:p>
          </table:table-cell>
          <table:table-cell office:value-type="float" office:value="0.906169" calcext:value-type="float">
            <text:p>0.906169</text:p>
          </table:table-cell>
          <table:table-cell office:value-type="float" office:value="0.900834" calcext:value-type="float">
            <text:p>0.900834</text:p>
          </table:table-cell>
          <table:table-cell office:value-type="float" office:value="0.0244777" calcext:value-type="float">
            <text:p>0.0244777</text:p>
          </table:table-cell>
          <table:table-cell office:value-type="float" office:value="0.0760981" calcext:value-type="float">
            <text:p>0.0760981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80" calcext:value-type="float">
            <text:p>80</text:p>
          </table:table-cell>
          <table:table-cell office:value-type="float" office:value="0.910639" calcext:value-type="float">
            <text:p>0.910639</text:p>
          </table:table-cell>
          <table:table-cell office:value-type="float" office:value="0.90438" calcext:value-type="float">
            <text:p>0.90438</text:p>
          </table:table-cell>
          <table:table-cell office:value-type="float" office:value="0.0278208" calcext:value-type="float">
            <text:p>0.0278208</text:p>
          </table:table-cell>
          <table:table-cell office:value-type="float" office:value="0.0868221" calcext:value-type="float">
            <text:p>0.0868221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90" calcext:value-type="float">
            <text:p>90</text:p>
          </table:table-cell>
          <table:table-cell office:value-type="float" office:value="0.878587" calcext:value-type="float">
            <text:p>0.878587</text:p>
          </table:table-cell>
          <table:table-cell office:value-type="float" office:value="0.87487" calcext:value-type="float">
            <text:p>0.87487</text:p>
          </table:table-cell>
          <table:table-cell office:value-type="float" office:value="0.0299904" calcext:value-type="float">
            <text:p>0.0299904</text:p>
          </table:table-cell>
          <table:table-cell office:value-type="float" office:value="0.0976849" calcext:value-type="float">
            <text:p>0.0976849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00" calcext:value-type="float">
            <text:p>100</text:p>
          </table:table-cell>
          <table:table-cell office:value-type="float" office:value="0.901609" calcext:value-type="float">
            <text:p>0.901609</text:p>
          </table:table-cell>
          <table:table-cell office:value-type="float" office:value="0.907821" calcext:value-type="float">
            <text:p>0.907821</text:p>
          </table:table-cell>
          <table:table-cell office:value-type="float" office:value="0.0343417" calcext:value-type="float">
            <text:p>0.0343417</text:p>
          </table:table-cell>
          <table:table-cell office:value-type="float" office:value="0.108145" calcext:value-type="float">
            <text:p>0.108145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00" calcext:value-type="float">
            <text:p>200</text:p>
          </table:table-cell>
          <table:table-cell office:value-type="float" office:value="0.910326" calcext:value-type="float">
            <text:p>0.910326</text:p>
          </table:table-cell>
          <table:table-cell office:value-type="float" office:value="0.904171" calcext:value-type="float">
            <text:p>0.904171</text:p>
          </table:table-cell>
          <table:table-cell office:value-type="float" office:value="0.0651413" calcext:value-type="float">
            <text:p>0.0651413</text:p>
          </table:table-cell>
          <table:table-cell office:value-type="float" office:value="0.228092" calcext:value-type="float">
            <text:p>0.228092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00" calcext:value-type="float">
            <text:p>300</text:p>
          </table:table-cell>
          <table:table-cell office:value-type="float" office:value="0.890747" calcext:value-type="float">
            <text:p>0.890747</text:p>
          </table:table-cell>
          <table:table-cell office:value-type="float" office:value="0.88561" calcext:value-type="float">
            <text:p>0.88561</text:p>
          </table:table-cell>
          <table:table-cell office:value-type="float" office:value="0.0955615" calcext:value-type="float">
            <text:p>0.0955615</text:p>
          </table:table-cell>
          <table:table-cell office:value-type="float" office:value="0.329766" calcext:value-type="float">
            <text:p>0.329766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00" calcext:value-type="float">
            <text:p>400</text:p>
          </table:table-cell>
          <table:table-cell office:value-type="float" office:value="0.906616" calcext:value-type="float">
            <text:p>0.906616</text:p>
          </table:table-cell>
          <table:table-cell office:value-type="float" office:value="0.904067" calcext:value-type="float">
            <text:p>0.904067</text:p>
          </table:table-cell>
          <table:table-cell office:value-type="float" office:value="0.129581" calcext:value-type="float">
            <text:p>0.129581</text:p>
          </table:table-cell>
          <table:table-cell office:value-type="float" office:value="0.447095" calcext:value-type="float">
            <text:p>0.447095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00" calcext:value-type="float">
            <text:p>500</text:p>
          </table:table-cell>
          <table:table-cell office:value-type="float" office:value="0.894055" calcext:value-type="float">
            <text:p>0.894055</text:p>
          </table:table-cell>
          <table:table-cell office:value-type="float" office:value="0.89708" calcext:value-type="float">
            <text:p>0.89708</text:p>
          </table:table-cell>
          <table:table-cell office:value-type="float" office:value="0.14769" calcext:value-type="float">
            <text:p>0.14769</text:p>
          </table:table-cell>
          <table:table-cell office:value-type="float" office:value="0.536468" calcext:value-type="float">
            <text:p>0.536468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00" calcext:value-type="float">
            <text:p>600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0219" calcext:value-type="float">
            <text:p>0.90219</text:p>
          </table:table-cell>
          <table:table-cell office:value-type="float" office:value="0.203512" calcext:value-type="float">
            <text:p>0.203512</text:p>
          </table:table-cell>
          <table:table-cell office:value-type="float" office:value="0.781395" calcext:value-type="float">
            <text:p>0.781395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700" calcext:value-type="float">
            <text:p>700</text:p>
          </table:table-cell>
          <table:table-cell office:value-type="float" office:value="0.888467" calcext:value-type="float">
            <text:p>0.888467</text:p>
          </table:table-cell>
          <table:table-cell office:value-type="float" office:value="0.888008" calcext:value-type="float">
            <text:p>0.888008</text:p>
          </table:table-cell>
          <table:table-cell office:value-type="float" office:value="0.220331" calcext:value-type="float">
            <text:p>0.220331</text:p>
          </table:table-cell>
          <table:table-cell office:value-type="float" office:value="0.776104" calcext:value-type="float">
            <text:p>0.776104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800" calcext:value-type="float">
            <text:p>800</text:p>
          </table:table-cell>
          <table:table-cell office:value-type="float" office:value="0.90143" calcext:value-type="float">
            <text:p>0.90143</text:p>
          </table:table-cell>
          <table:table-cell office:value-type="float" office:value="0.899687" calcext:value-type="float">
            <text:p>0.899687</text:p>
          </table:table-cell>
          <table:table-cell office:value-type="float" office:value="0.25757" calcext:value-type="float">
            <text:p>0.25757</text:p>
          </table:table-cell>
          <table:table-cell office:value-type="float" office:value="0.881041" calcext:value-type="float">
            <text:p>0.881041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900" calcext:value-type="float">
            <text:p>900</text:p>
          </table:table-cell>
          <table:table-cell office:value-type="float" office:value="0.915378" calcext:value-type="float">
            <text:p>0.915378</text:p>
          </table:table-cell>
          <table:table-cell office:value-type="float" office:value="0.91147" calcext:value-type="float">
            <text:p>0.91147</text:p>
          </table:table-cell>
          <table:table-cell office:value-type="float" office:value="0.267339" calcext:value-type="float">
            <text:p>0.267339</text:p>
          </table:table-cell>
          <table:table-cell office:value-type="float" office:value="0.980954" calcext:value-type="float">
            <text:p>0.980954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000" calcext:value-type="float">
            <text:p>1000</text:p>
          </table:table-cell>
          <table:table-cell office:value-type="float" office:value="0.910148" calcext:value-type="float">
            <text:p>0.910148</text:p>
          </table:table-cell>
          <table:table-cell office:value-type="float" office:value="0.910845" calcext:value-type="float">
            <text:p>0.910845</text:p>
          </table:table-cell>
          <table:table-cell office:value-type="float" office:value="0.302383" calcext:value-type="float">
            <text:p>0.302383</text:p>
          </table:table-cell>
          <table:table-cell office:value-type="float" office:value="1.09852" calcext:value-type="float">
            <text:p>1.09852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500" calcext:value-type="float">
            <text:p>1500</text:p>
          </table:table-cell>
          <table:table-cell office:value-type="float" office:value="0.922843" calcext:value-type="float">
            <text:p>0.922843</text:p>
          </table:table-cell>
          <table:table-cell office:value-type="float" office:value="0.923775" calcext:value-type="float">
            <text:p>0.923775</text:p>
          </table:table-cell>
          <table:table-cell office:value-type="float" office:value="0.48404" calcext:value-type="float">
            <text:p>0.48404</text:p>
          </table:table-cell>
          <table:table-cell office:value-type="float" office:value="1.9662" calcext:value-type="float">
            <text:p>1.9662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000" calcext:value-type="float">
            <text:p>2000</text:p>
          </table:table-cell>
          <table:table-cell office:value-type="float" office:value="0.904738" calcext:value-type="float">
            <text:p>0.904738</text:p>
          </table:table-cell>
          <table:table-cell office:value-type="float" office:value="0.902085" calcext:value-type="float">
            <text:p>0.902085</text:p>
          </table:table-cell>
          <table:table-cell office:value-type="float" office:value="0.622052" calcext:value-type="float">
            <text:p>0.622052</text:p>
          </table:table-cell>
          <table:table-cell office:value-type="float" office:value="2.2352" calcext:value-type="float">
            <text:p>2.2352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500" calcext:value-type="float">
            <text:p>2500</text:p>
          </table:table-cell>
          <table:table-cell office:value-type="float" office:value="0.913724" calcext:value-type="float">
            <text:p>0.913724</text:p>
          </table:table-cell>
          <table:table-cell office:value-type="float" office:value="0.91147" calcext:value-type="float">
            <text:p>0.91147</text:p>
          </table:table-cell>
          <table:table-cell office:value-type="float" office:value="0.787247" calcext:value-type="float">
            <text:p>0.787247</text:p>
          </table:table-cell>
          <table:table-cell office:value-type="float" office:value="2.7676" calcext:value-type="float">
            <text:p>2.7676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000" calcext:value-type="float">
            <text:p>3000</text:p>
          </table:table-cell>
          <table:table-cell office:value-type="float" office:value="0.912964" calcext:value-type="float">
            <text:p>0.912964</text:p>
          </table:table-cell>
          <table:table-cell office:value-type="float" office:value="0.91804" calcext:value-type="float">
            <text:p>0.91804</text:p>
          </table:table-cell>
          <table:table-cell office:value-type="float" office:value="0.959303" calcext:value-type="float">
            <text:p>0.959303</text:p>
          </table:table-cell>
          <table:table-cell office:value-type="float" office:value="3.48255" calcext:value-type="float">
            <text:p>3.48255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3500" calcext:value-type="float">
            <text:p>3500</text:p>
          </table:table-cell>
          <table:table-cell office:value-type="float" office:value="74.3653" calcext:value-type="float">
            <text:p>74.3653</text:p>
          </table:table-cell>
          <table:table-cell office:value-type="float" office:value="0.908342" calcext:value-type="float">
            <text:p>0.908342</text:p>
          </table:table-cell>
          <table:table-cell office:value-type="float" office:value="1.13501" calcext:value-type="float">
            <text:p>1.13501</text:p>
          </table:table-cell>
          <table:table-cell office:value-type="float" office:value="1.24872" calcext:value-type="float">
            <text:p>1.24872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000" calcext:value-type="float">
            <text:p>4000</text:p>
          </table:table-cell>
          <table:table-cell office:value-type="float" office:value="84.5219" calcext:value-type="float">
            <text:p>84.5219</text:p>
          </table:table-cell>
          <table:table-cell office:value-type="float" office:value="0.915537" calcext:value-type="float">
            <text:p>0.915537</text:p>
          </table:table-cell>
          <table:table-cell office:value-type="float" office:value="1.23911" calcext:value-type="float">
            <text:p>1.23911</text:p>
          </table:table-cell>
          <table:table-cell office:value-type="float" office:value="1.37887" calcext:value-type="float">
            <text:p>1.37887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500" calcext:value-type="float">
            <text:p>4500</text:p>
          </table:table-cell>
          <table:table-cell office:value-type="float" office:value="95.7112" calcext:value-type="float">
            <text:p>95.7112</text:p>
          </table:table-cell>
          <table:table-cell office:value-type="float" office:value="0.919395" calcext:value-type="float">
            <text:p>0.919395</text:p>
          </table:table-cell>
          <table:table-cell office:value-type="float" office:value="2.02194" calcext:value-type="float">
            <text:p>2.02194</text:p>
          </table:table-cell>
          <table:table-cell office:value-type="float" office:value="2.20484" calcext:value-type="float">
            <text:p>2.20484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000" calcext:value-type="float">
            <text:p>5000</text:p>
          </table:table-cell>
          <table:table-cell office:value-type="float" office:value="108.439" calcext:value-type="float">
            <text:p>108.439</text:p>
          </table:table-cell>
          <table:table-cell office:value-type="float" office:value="0.917727" calcext:value-type="float">
            <text:p>0.917727</text:p>
          </table:table-cell>
          <table:table-cell office:value-type="float" office:value="1.88072" calcext:value-type="float">
            <text:p>1.88072</text:p>
          </table:table-cell>
          <table:table-cell office:value-type="float" office:value="2.118" calcext:value-type="float">
            <text:p>2.118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000" calcext:value-type="float">
            <text:p>6000</text:p>
          </table:table-cell>
          <table:table-cell office:value-type="float" office:value="128.252" calcext:value-type="float">
            <text:p>128.252</text:p>
          </table:table-cell>
          <table:table-cell office:value-type="float" office:value="0.929406" calcext:value-type="float">
            <text:p>0.929406</text:p>
          </table:table-cell>
          <table:table-cell office:value-type="float" office:value="2.28794" calcext:value-type="float">
            <text:p>2.28794</text:p>
          </table:table-cell>
          <table:table-cell office:value-type="float" office:value="2.57121" calcext:value-type="float">
            <text:p>2.57121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7000" calcext:value-type="float">
            <text:p>7000</text:p>
          </table:table-cell>
          <table:table-cell office:value-type="float" office:value="149.264" calcext:value-type="float">
            <text:p>149.264</text:p>
          </table:table-cell>
          <table:table-cell office:value-type="float" office:value="0.925965" calcext:value-type="float">
            <text:p>0.925965</text:p>
          </table:table-cell>
          <table:table-cell office:value-type="float" office:value="2.6681" calcext:value-type="float">
            <text:p>2.6681</text:p>
          </table:table-cell>
          <table:table-cell office:value-type="float" office:value="3.01016" calcext:value-type="float">
            <text:p>3.01016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8000" calcext:value-type="float">
            <text:p>8000</text:p>
          </table:table-cell>
          <table:table-cell office:value-type="float" office:value="171.82" calcext:value-type="float">
            <text:p>171.82</text:p>
          </table:table-cell>
          <table:table-cell office:value-type="float" office:value="0.92586" calcext:value-type="float">
            <text:p>0.92586</text:p>
          </table:table-cell>
          <table:table-cell office:value-type="float" office:value="3.10973" calcext:value-type="float">
            <text:p>3.10973</text:p>
          </table:table-cell>
          <table:table-cell office:value-type="float" office:value="3.50003" calcext:value-type="float">
            <text:p>3.50003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9000" calcext:value-type="float">
            <text:p>9000</text:p>
          </table:table-cell>
          <table:table-cell office:value-type="float" office:value="192.088" calcext:value-type="float">
            <text:p>192.088</text:p>
          </table:table-cell>
          <table:table-cell office:value-type="float" office:value="0.927737" calcext:value-type="float">
            <text:p>0.927737</text:p>
          </table:table-cell>
          <table:table-cell office:value-type="float" office:value="3.59224" calcext:value-type="float">
            <text:p>3.59224</text:p>
          </table:table-cell>
          <table:table-cell office:value-type="float" office:value="4.16539" calcext:value-type="float">
            <text:p>4.16539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0000" calcext:value-type="float">
            <text:p>10000</text:p>
          </table:table-cell>
          <table:table-cell office:value-type="float" office:value="212.902" calcext:value-type="float">
            <text:p>212.902</text:p>
          </table:table-cell>
          <table:table-cell office:value-type="float" office:value="0.931387" calcext:value-type="float">
            <text:p>0.931387</text:p>
          </table:table-cell>
          <table:table-cell office:value-type="float" office:value="3.85757" calcext:value-type="float">
            <text:p>3.85757</text:p>
          </table:table-cell>
          <table:table-cell office:value-type="float" office:value="4.90823" calcext:value-type="float">
            <text:p>4.90823</text:p>
          </table:table-cell>
          <table:table-cell office:value-type="float" office:value="0.941395" calcext:value-type="float">
            <text:p>0.941395</text:p>
          </table:table-cell>
          <table:table-cell office:value-type="float" office:value="0.937226" calcext:value-type="float">
            <text:p>0.937226</text:p>
          </table:table-cell>
        </table:table-row>
      </table:table>
      <table:table table:name="TicTacToe" table:style-name="ta1">
        <table:shapes>
          <draw:frame draw:z-index="0" draw:style-name="gr1" draw:text-style-name="P1" svg:width="7.5189in" svg:height="3.5429in" svg:x="2.0791in" svg:y="8.6039in">
            <draw:object draw:notify-on-update-of-ranges="TicTacToe.B3:TicTacToe.B48 TicTacToe.D2:TicTacToe.D2 TicTacToe.D3:TicTacToe.D48 TicTacToe.B3:TicTacToe.B48 TicTacToe.H2:TicTacToe.H2 TicTacToe.H3:TicTacToe.H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" calcext:value-type="float">
            <text:p>1</text:p>
          </table:table-cell>
          <table:table-cell office:value-type="float" office:value="0.670459" calcext:value-type="float">
            <text:p>0.670459</text:p>
          </table:table-cell>
          <table:table-cell office:value-type="float" office:value="0.670296" calcext:value-type="float">
            <text:p>0.670296</text:p>
          </table:table-cell>
          <table:table-cell office:value-type="float" office:value="0.00412775" calcext:value-type="float">
            <text:p>0.00412775</text:p>
          </table:table-cell>
          <table:table-cell office:value-type="float" office:value="0.0810792" calcext:value-type="float">
            <text:p>0.081079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" calcext:value-type="float">
            <text:p>2</text:p>
          </table:table-cell>
          <table:table-cell office:value-type="float" office:value="0.647876" calcext:value-type="float">
            <text:p>0.647876</text:p>
          </table:table-cell>
          <table:table-cell office:value-type="float" office:value="0.647806" calcext:value-type="float">
            <text:p>0.647806</text:p>
          </table:table-cell>
          <table:table-cell office:value-type="float" office:value="0.0076079" calcext:value-type="float">
            <text:p>0.0076079</text:p>
          </table:table-cell>
          <table:table-cell office:value-type="float" office:value="0.151123" calcext:value-type="float">
            <text:p>0.151123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" calcext:value-type="float">
            <text:p>3</text:p>
          </table:table-cell>
          <table:table-cell office:value-type="float" office:value="0.671013" calcext:value-type="float">
            <text:p>0.671013</text:p>
          </table:table-cell>
          <table:table-cell office:value-type="float" office:value="0.670474" calcext:value-type="float">
            <text:p>0.670474</text:p>
          </table:table-cell>
          <table:table-cell office:value-type="float" office:value="0.0108508" calcext:value-type="float">
            <text:p>0.0108508</text:p>
          </table:table-cell>
          <table:table-cell office:value-type="float" office:value="0.219235" calcext:value-type="float">
            <text:p>0.219235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" calcext:value-type="float">
            <text:p>4</text:p>
          </table:table-cell>
          <table:table-cell office:value-type="float" office:value="0.633915" calcext:value-type="float">
            <text:p>0.633915</text:p>
          </table:table-cell>
          <table:table-cell office:value-type="float" office:value="0.632994" calcext:value-type="float">
            <text:p>0.632994</text:p>
          </table:table-cell>
          <table:table-cell office:value-type="float" office:value="0.0140635" calcext:value-type="float">
            <text:p>0.0140635</text:p>
          </table:table-cell>
          <table:table-cell office:value-type="float" office:value="0.278641" calcext:value-type="float">
            <text:p>0.278641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5" calcext:value-type="float">
            <text:p>5</text:p>
          </table:table-cell>
          <table:table-cell office:value-type="float" office:value="0.651443" calcext:value-type="float">
            <text:p>0.651443</text:p>
          </table:table-cell>
          <table:table-cell office:value-type="float" office:value="0.651799" calcext:value-type="float">
            <text:p>0.651799</text:p>
          </table:table-cell>
          <table:table-cell office:value-type="float" office:value="0.0173532" calcext:value-type="float">
            <text:p>0.0173532</text:p>
          </table:table-cell>
          <table:table-cell office:value-type="float" office:value="0.350294" calcext:value-type="float">
            <text:p>0.350294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6" calcext:value-type="float">
            <text:p>6</text:p>
          </table:table-cell>
          <table:table-cell office:value-type="float" office:value="0.647747" calcext:value-type="float">
            <text:p>0.647747</text:p>
          </table:table-cell>
          <table:table-cell office:value-type="float" office:value="0.647742" calcext:value-type="float">
            <text:p>0.647742</text:p>
          </table:table-cell>
          <table:table-cell office:value-type="float" office:value="0.0213159" calcext:value-type="float">
            <text:p>0.0213159</text:p>
          </table:table-cell>
          <table:table-cell office:value-type="float" office:value="0.421707" calcext:value-type="float">
            <text:p>0.421707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7" calcext:value-type="float">
            <text:p>7</text:p>
          </table:table-cell>
          <table:table-cell office:value-type="float" office:value="0.650533" calcext:value-type="float">
            <text:p>0.650533</text:p>
          </table:table-cell>
          <table:table-cell office:value-type="float" office:value="0.650483" calcext:value-type="float">
            <text:p>0.650483</text:p>
          </table:table-cell>
          <table:table-cell office:value-type="float" office:value="0.0242879" calcext:value-type="float">
            <text:p>0.0242879</text:p>
          </table:table-cell>
          <table:table-cell office:value-type="float" office:value="0.478307" calcext:value-type="float">
            <text:p>0.478307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8" calcext:value-type="float">
            <text:p>8</text:p>
          </table:table-cell>
          <table:table-cell office:value-type="float" office:value="0.638896" calcext:value-type="float">
            <text:p>0.638896</text:p>
          </table:table-cell>
          <table:table-cell office:value-type="float" office:value="0.638818" calcext:value-type="float">
            <text:p>0.638818</text:p>
          </table:table-cell>
          <table:table-cell office:value-type="float" office:value="0.0274267" calcext:value-type="float">
            <text:p>0.0274267</text:p>
          </table:table-cell>
          <table:table-cell office:value-type="float" office:value="0.549579" calcext:value-type="float">
            <text:p>0.549579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9" calcext:value-type="float">
            <text:p>9</text:p>
          </table:table-cell>
          <table:table-cell office:value-type="float" office:value="0.664885" calcext:value-type="float">
            <text:p>0.664885</text:p>
          </table:table-cell>
          <table:table-cell office:value-type="float" office:value="0.664441" calcext:value-type="float">
            <text:p>0.664441</text:p>
          </table:table-cell>
          <table:table-cell office:value-type="float" office:value="0.0312487" calcext:value-type="float">
            <text:p>0.0312487</text:p>
          </table:table-cell>
          <table:table-cell office:value-type="float" office:value="0.623807" calcext:value-type="float">
            <text:p>0.623807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0" calcext:value-type="float">
            <text:p>10</text:p>
          </table:table-cell>
          <table:table-cell office:value-type="float" office:value="0.634515" calcext:value-type="float">
            <text:p>0.634515</text:p>
          </table:table-cell>
          <table:table-cell office:value-type="float" office:value="0.634755" calcext:value-type="float">
            <text:p>0.634755</text:p>
          </table:table-cell>
          <table:table-cell office:value-type="float" office:value="0.0339669" calcext:value-type="float">
            <text:p>0.0339669</text:p>
          </table:table-cell>
          <table:table-cell office:value-type="float" office:value="0.675182" calcext:value-type="float">
            <text:p>0.67518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0" calcext:value-type="float">
            <text:p>20</text:p>
          </table:table-cell>
          <table:table-cell office:value-type="float" office:value="0.648286" calcext:value-type="float">
            <text:p>0.648286</text:p>
          </table:table-cell>
          <table:table-cell office:value-type="float" office:value="0.648952" calcext:value-type="float">
            <text:p>0.648952</text:p>
          </table:table-cell>
          <table:table-cell office:value-type="float" office:value="0.0672036" calcext:value-type="float">
            <text:p>0.0672036</text:p>
          </table:table-cell>
          <table:table-cell office:value-type="float" office:value="1.33992" calcext:value-type="float">
            <text:p>1.3399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0" calcext:value-type="float">
            <text:p>30</text:p>
          </table:table-cell>
          <table:table-cell office:value-type="float" office:value="0.646517" calcext:value-type="float">
            <text:p>0.646517</text:p>
          </table:table-cell>
          <table:table-cell office:value-type="float" office:value="0.645894" calcext:value-type="float">
            <text:p>0.645894</text:p>
          </table:table-cell>
          <table:table-cell office:value-type="float" office:value="0.104327" calcext:value-type="float">
            <text:p>0.104327</text:p>
          </table:table-cell>
          <table:table-cell office:value-type="float" office:value="2.13925" calcext:value-type="float">
            <text:p>2.13925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0" calcext:value-type="float">
            <text:p>40</text:p>
          </table:table-cell>
          <table:table-cell office:value-type="float" office:value="0.620938" calcext:value-type="float">
            <text:p>0.620938</text:p>
          </table:table-cell>
          <table:table-cell office:value-type="float" office:value="0.620763" calcext:value-type="float">
            <text:p>0.620763</text:p>
          </table:table-cell>
          <table:table-cell office:value-type="float" office:value="0.132649" calcext:value-type="float">
            <text:p>0.132649</text:p>
          </table:table-cell>
          <table:table-cell office:value-type="float" office:value="2.67196" calcext:value-type="float">
            <text:p>2.67196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50" calcext:value-type="float">
            <text:p>50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31789" calcext:value-type="float">
            <text:p>0.631789</text:p>
          </table:table-cell>
          <table:table-cell office:value-type="float" office:value="0.176073" calcext:value-type="float">
            <text:p>0.176073</text:p>
          </table:table-cell>
          <table:table-cell office:value-type="float" office:value="3.53095" calcext:value-type="float">
            <text:p>3.53095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60" calcext:value-type="float">
            <text:p>60</text:p>
          </table:table-cell>
          <table:table-cell office:value-type="float" office:value="0.657357" calcext:value-type="float">
            <text:p>0.657357</text:p>
          </table:table-cell>
          <table:table-cell office:value-type="float" office:value="0.657806" calcext:value-type="float">
            <text:p>0.657806</text:p>
          </table:table-cell>
          <table:table-cell office:value-type="float" office:value="0.195375" calcext:value-type="float">
            <text:p>0.195375</text:p>
          </table:table-cell>
          <table:table-cell office:value-type="float" office:value="3.86471" calcext:value-type="float">
            <text:p>3.86471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70" calcext:value-type="float">
            <text:p>70</text:p>
          </table:table-cell>
          <table:table-cell office:value-type="float" office:value="0.641701" calcext:value-type="float">
            <text:p>0.641701</text:p>
          </table:table-cell>
          <table:table-cell office:value-type="float" office:value="0.64144" calcext:value-type="float">
            <text:p>0.64144</text:p>
          </table:table-cell>
          <table:table-cell office:value-type="float" office:value="0.232414" calcext:value-type="float">
            <text:p>0.232414</text:p>
          </table:table-cell>
          <table:table-cell office:value-type="float" office:value="4.7087" calcext:value-type="float">
            <text:p>4.7087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80" calcext:value-type="float">
            <text:p>80</text:p>
          </table:table-cell>
          <table:table-cell office:value-type="float" office:value="0.659827" calcext:value-type="float">
            <text:p>0.659827</text:p>
          </table:table-cell>
          <table:table-cell office:value-type="float" office:value="0.660923" calcext:value-type="float">
            <text:p>0.660923</text:p>
          </table:table-cell>
          <table:table-cell office:value-type="float" office:value="0.284135" calcext:value-type="float">
            <text:p>0.284135</text:p>
          </table:table-cell>
          <table:table-cell office:value-type="float" office:value="5.51515" calcext:value-type="float">
            <text:p>5.51515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90" calcext:value-type="float">
            <text:p>90</text:p>
          </table:table-cell>
          <table:table-cell office:value-type="float" office:value="0.64949" calcext:value-type="float">
            <text:p>0.64949</text:p>
          </table:table-cell>
          <table:table-cell office:value-type="float" office:value="0.648727" calcext:value-type="float">
            <text:p>0.648727</text:p>
          </table:table-cell>
          <table:table-cell office:value-type="float" office:value="0.323998" calcext:value-type="float">
            <text:p>0.323998</text:p>
          </table:table-cell>
          <table:table-cell office:value-type="float" office:value="6.19123" calcext:value-type="float">
            <text:p>6.19123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00" calcext:value-type="float">
            <text:p>100</text:p>
          </table:table-cell>
          <table:table-cell office:value-type="float" office:value="0.653385" calcext:value-type="float">
            <text:p>0.653385</text:p>
          </table:table-cell>
          <table:table-cell office:value-type="float" office:value="0.652026" calcext:value-type="float">
            <text:p>0.652026</text:p>
          </table:table-cell>
          <table:table-cell office:value-type="float" office:value="0.329933" calcext:value-type="float">
            <text:p>0.329933</text:p>
          </table:table-cell>
          <table:table-cell office:value-type="float" office:value="6.88318" calcext:value-type="float">
            <text:p>6.88318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00" calcext:value-type="float">
            <text:p>200</text:p>
          </table:table-cell>
          <table:table-cell office:value-type="float" office:value="0.641674" calcext:value-type="float">
            <text:p>0.641674</text:p>
          </table:table-cell>
          <table:table-cell office:value-type="float" office:value="0.640872" calcext:value-type="float">
            <text:p>0.640872</text:p>
          </table:table-cell>
          <table:table-cell office:value-type="float" office:value="0.646862" calcext:value-type="float">
            <text:p>0.646862</text:p>
          </table:table-cell>
          <table:table-cell office:value-type="float" office:value="13.2882" calcext:value-type="float">
            <text:p>13.288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00" calcext:value-type="float">
            <text:p>300</text:p>
          </table:table-cell>
          <table:table-cell office:value-type="float" office:value="0.660783" calcext:value-type="float">
            <text:p>0.660783</text:p>
          </table:table-cell>
          <table:table-cell office:value-type="float" office:value="0.660386" calcext:value-type="float">
            <text:p>0.660386</text:p>
          </table:table-cell>
          <table:table-cell office:value-type="float" office:value="0.96839" calcext:value-type="float">
            <text:p>0.96839</text:p>
          </table:table-cell>
          <table:table-cell office:value-type="float" office:value="19.6623" calcext:value-type="float">
            <text:p>19.6623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00" calcext:value-type="float">
            <text:p>400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666367" calcext:value-type="float">
            <text:p>0.666367</text:p>
          </table:table-cell>
          <table:table-cell office:value-type="float" office:value="1.27485" calcext:value-type="float">
            <text:p>1.27485</text:p>
          </table:table-cell>
          <table:table-cell office:value-type="float" office:value="27.1688" calcext:value-type="float">
            <text:p>27.1688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500" calcext:value-type="float">
            <text:p>500</text:p>
          </table:table-cell>
          <table:table-cell office:value-type="float" office:value="0.652461" calcext:value-type="float">
            <text:p>0.652461</text:p>
          </table:table-cell>
          <table:table-cell office:value-type="float" office:value="0.651715" calcext:value-type="float">
            <text:p>0.651715</text:p>
          </table:table-cell>
          <table:table-cell office:value-type="float" office:value="1.63733" calcext:value-type="float">
            <text:p>1.63733</text:p>
          </table:table-cell>
          <table:table-cell office:value-type="float" office:value="35.1949" calcext:value-type="float">
            <text:p>35.1949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600" calcext:value-type="float">
            <text:p>600</text:p>
          </table:table-cell>
          <table:table-cell office:value-type="float" office:value="0.654329" calcext:value-type="float">
            <text:p>0.654329</text:p>
          </table:table-cell>
          <table:table-cell office:value-type="float" office:value="0.654464" calcext:value-type="float">
            <text:p>0.654464</text:p>
          </table:table-cell>
          <table:table-cell office:value-type="float" office:value="1.96301" calcext:value-type="float">
            <text:p>1.96301</text:p>
          </table:table-cell>
          <table:table-cell office:value-type="float" office:value="41.2782" calcext:value-type="float">
            <text:p>41.278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700" calcext:value-type="float">
            <text:p>700</text:p>
          </table:table-cell>
          <table:table-cell office:value-type="float" office:value="0.702242" calcext:value-type="float">
            <text:p>0.702242</text:p>
          </table:table-cell>
          <table:table-cell office:value-type="float" office:value="0.701675" calcext:value-type="float">
            <text:p>0.701675</text:p>
          </table:table-cell>
          <table:table-cell office:value-type="float" office:value="2.36736" calcext:value-type="float">
            <text:p>2.36736</text:p>
          </table:table-cell>
          <table:table-cell office:value-type="float" office:value="47.5406" calcext:value-type="float">
            <text:p>47.5406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800" calcext:value-type="float">
            <text:p>800</text:p>
          </table:table-cell>
          <table:table-cell office:value-type="float" office:value="0.70369" calcext:value-type="float">
            <text:p>0.70369</text:p>
          </table:table-cell>
          <table:table-cell office:value-type="float" office:value="0.703118" calcext:value-type="float">
            <text:p>0.703118</text:p>
          </table:table-cell>
          <table:table-cell office:value-type="float" office:value="2.9154" calcext:value-type="float">
            <text:p>2.9154</text:p>
          </table:table-cell>
          <table:table-cell office:value-type="float" office:value="53.7742" calcext:value-type="float">
            <text:p>53.774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900" calcext:value-type="float">
            <text:p>900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69342" calcext:value-type="float">
            <text:p>0.69342</text:p>
          </table:table-cell>
          <table:table-cell office:value-type="float" office:value="2.91931" calcext:value-type="float">
            <text:p>2.91931</text:p>
          </table:table-cell>
          <table:table-cell office:value-type="float" office:value="60.0337" calcext:value-type="float">
            <text:p>60.0337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000" calcext:value-type="float">
            <text:p>1000</text:p>
          </table:table-cell>
          <table:table-cell office:value-type="float" office:value="0.698231" calcext:value-type="float">
            <text:p>0.698231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3.23981" calcext:value-type="float">
            <text:p>3.23981</text:p>
          </table:table-cell>
          <table:table-cell office:value-type="float" office:value="67.2426" calcext:value-type="float">
            <text:p>67.2426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000" calcext:value-type="float">
            <text:p>1000</text:p>
          </table:table-cell>
          <table:table-cell office:value-type="float" office:value="0.698231" calcext:value-type="float">
            <text:p>0.698231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3.23981" calcext:value-type="float">
            <text:p>3.23981</text:p>
          </table:table-cell>
          <table:table-cell office:value-type="float" office:value="67.2426" calcext:value-type="float">
            <text:p>67.2426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200" calcext:value-type="float">
            <text:p>1200</text:p>
          </table:table-cell>
          <table:table-cell office:value-type="float" office:value="0.696152" calcext:value-type="float">
            <text:p>0.696152</text:p>
          </table:table-cell>
          <table:table-cell office:value-type="float" office:value="0.695902" calcext:value-type="float">
            <text:p>0.695902</text:p>
          </table:table-cell>
          <table:table-cell office:value-type="float" office:value="3.92693" calcext:value-type="float">
            <text:p>3.92693</text:p>
          </table:table-cell>
          <table:table-cell office:value-type="float" office:value="100.004" calcext:value-type="float">
            <text:p>100.004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400" calcext:value-type="float">
            <text:p>1400</text:p>
          </table:table-cell>
          <table:table-cell office:value-type="float" office:value="0.710174" calcext:value-type="float">
            <text:p>0.710174</text:p>
          </table:table-cell>
          <table:table-cell office:value-type="float" office:value="0.710611" calcext:value-type="float">
            <text:p>0.710611</text:p>
          </table:table-cell>
          <table:table-cell office:value-type="float" office:value="4.51764" calcext:value-type="float">
            <text:p>4.51764</text:p>
          </table:table-cell>
          <table:table-cell office:value-type="float" office:value="94.4879" calcext:value-type="float">
            <text:p>94.4879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600" calcext:value-type="float">
            <text:p>1600</text:p>
          </table:table-cell>
          <table:table-cell office:value-type="float" office:value="0.714569" calcext:value-type="float">
            <text:p>0.714569</text:p>
          </table:table-cell>
          <table:table-cell office:value-type="float" office:value="0.715216" calcext:value-type="float">
            <text:p>0.715216</text:p>
          </table:table-cell>
          <table:table-cell office:value-type="float" office:value="5.17058" calcext:value-type="float">
            <text:p>5.17058</text:p>
          </table:table-cell>
          <table:table-cell office:value-type="float" office:value="110.026" calcext:value-type="float">
            <text:p>110.026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800" calcext:value-type="float">
            <text:p>1800</text:p>
          </table:table-cell>
          <table:table-cell office:value-type="float" office:value="0.70743" calcext:value-type="float">
            <text:p>0.70743</text:p>
          </table:table-cell>
          <table:table-cell office:value-type="float" office:value="0.706917" calcext:value-type="float">
            <text:p>0.706917</text:p>
          </table:table-cell>
          <table:table-cell office:value-type="float" office:value="5.8319" calcext:value-type="float">
            <text:p>5.8319</text:p>
          </table:table-cell>
          <table:table-cell office:value-type="float" office:value="121.536" calcext:value-type="float">
            <text:p>121.536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000" calcext:value-type="float">
            <text:p>2000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29989" calcext:value-type="float">
            <text:p>0.729989</text:p>
          </table:table-cell>
          <table:table-cell office:value-type="float" office:value="6.46506" calcext:value-type="float">
            <text:p>6.46506</text:p>
          </table:table-cell>
          <table:table-cell office:value-type="float" office:value="138.501" calcext:value-type="float">
            <text:p>138.501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000" calcext:value-type="float">
            <text:p>2000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29989" calcext:value-type="float">
            <text:p>0.729989</text:p>
          </table:table-cell>
          <table:table-cell office:value-type="float" office:value="6.46506" calcext:value-type="float">
            <text:p>6.46506</text:p>
          </table:table-cell>
          <table:table-cell office:value-type="float" office:value="138.501" calcext:value-type="float">
            <text:p>138.501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2500" calcext:value-type="float">
            <text:p>2500</text:p>
          </table:table-cell>
          <table:table-cell office:value-type="float" office:value="0.729826" calcext:value-type="float">
            <text:p>0.729826</text:p>
          </table:table-cell>
          <table:table-cell office:value-type="float" office:value="0.730162" calcext:value-type="float">
            <text:p>0.730162</text:p>
          </table:table-cell>
          <table:table-cell office:value-type="float" office:value="8.09573" calcext:value-type="float">
            <text:p>8.09573</text:p>
          </table:table-cell>
          <table:table-cell office:value-type="float" office:value="168.335" calcext:value-type="float">
            <text:p>168.335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000" calcext:value-type="float">
            <text:p>3000</text:p>
          </table:table-cell>
          <table:table-cell office:value-type="float" office:value="0.733447" calcext:value-type="float">
            <text:p>0.733447</text:p>
          </table:table-cell>
          <table:table-cell office:value-type="float" office:value="0.733477" calcext:value-type="float">
            <text:p>0.733477</text:p>
          </table:table-cell>
          <table:table-cell office:value-type="float" office:value="9.6554" calcext:value-type="float">
            <text:p>9.6554</text:p>
          </table:table-cell>
          <table:table-cell office:value-type="float" office:value="200.604" calcext:value-type="float">
            <text:p>200.604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3500" calcext:value-type="float">
            <text:p>3500</text:p>
          </table:table-cell>
          <table:table-cell office:value-type="float" office:value="0.736383" calcext:value-type="float">
            <text:p>0.736383</text:p>
          </table:table-cell>
          <table:table-cell office:value-type="float" office:value="0.73643" calcext:value-type="float">
            <text:p>0.73643</text:p>
          </table:table-cell>
          <table:table-cell office:value-type="float" office:value="11.3061" calcext:value-type="float">
            <text:p>11.3061</text:p>
          </table:table-cell>
          <table:table-cell office:value-type="float" office:value="234.863" calcext:value-type="float">
            <text:p>234.863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000" calcext:value-type="float">
            <text:p>4000</text:p>
          </table:table-cell>
          <table:table-cell office:value-type="float" office:value="0.738294" calcext:value-type="float">
            <text:p>0.738294</text:p>
          </table:table-cell>
          <table:table-cell office:value-type="float" office:value="0.739102" calcext:value-type="float">
            <text:p>0.739102</text:p>
          </table:table-cell>
          <table:table-cell office:value-type="float" office:value="13.1969" calcext:value-type="float">
            <text:p>13.1969</text:p>
          </table:table-cell>
          <table:table-cell office:value-type="float" office:value="272.704" calcext:value-type="float">
            <text:p>272.704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4500" calcext:value-type="float">
            <text:p>4500</text:p>
          </table:table-cell>
          <table:table-cell office:value-type="float" office:value="0.744704" calcext:value-type="float">
            <text:p>0.744704</text:p>
          </table:table-cell>
          <table:table-cell office:value-type="float" office:value="0.745281" calcext:value-type="float">
            <text:p>0.745281</text:p>
          </table:table-cell>
          <table:table-cell office:value-type="float" office:value="14.4629" calcext:value-type="float">
            <text:p>14.4629</text:p>
          </table:table-cell>
          <table:table-cell office:value-type="float" office:value="303.94" calcext:value-type="float">
            <text:p>303.94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5000" calcext:value-type="float">
            <text:p>5000</text:p>
          </table:table-cell>
          <table:table-cell office:value-type="float" office:value="0.74649" calcext:value-type="float">
            <text:p>0.74649</text:p>
          </table:table-cell>
          <table:table-cell office:value-type="float" office:value="0.74584" calcext:value-type="float">
            <text:p>0.74584</text:p>
          </table:table-cell>
          <table:table-cell office:value-type="float" office:value="16.1456" calcext:value-type="float">
            <text:p>16.1456</text:p>
          </table:table-cell>
          <table:table-cell office:value-type="float" office:value="334.693" calcext:value-type="float">
            <text:p>334.693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6000" calcext:value-type="float">
            <text:p>6000</text:p>
          </table:table-cell>
          <table:table-cell office:value-type="float" office:value="0.748715" calcext:value-type="float">
            <text:p>0.748715</text:p>
          </table:table-cell>
          <table:table-cell office:value-type="float" office:value="0.747435" calcext:value-type="float">
            <text:p>0.747435</text:p>
          </table:table-cell>
          <table:table-cell office:value-type="float" office:value="19.2541" calcext:value-type="float">
            <text:p>19.2541</text:p>
          </table:table-cell>
          <table:table-cell office:value-type="float" office:value="403.914" calcext:value-type="float">
            <text:p>403.914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7000" calcext:value-type="float">
            <text:p>7000</text:p>
          </table:table-cell>
          <table:table-cell office:value-type="float" office:value="0.749959" calcext:value-type="float">
            <text:p>0.749959</text:p>
          </table:table-cell>
          <table:table-cell office:value-type="float" office:value="0.748577" calcext:value-type="float">
            <text:p>0.748577</text:p>
          </table:table-cell>
          <table:table-cell office:value-type="float" office:value="22.5043" calcext:value-type="float">
            <text:p>22.5043</text:p>
          </table:table-cell>
          <table:table-cell office:value-type="float" office:value="481.262" calcext:value-type="float">
            <text:p>481.26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8000" calcext:value-type="float">
            <text:p>8000</text:p>
          </table:table-cell>
          <table:table-cell office:value-type="float" office:value="0.747445" calcext:value-type="float">
            <text:p>0.747445</text:p>
          </table:table-cell>
          <table:table-cell office:value-type="float" office:value="0.747204" calcext:value-type="float">
            <text:p>0.747204</text:p>
          </table:table-cell>
          <table:table-cell office:value-type="float" office:value="27.3304" calcext:value-type="float">
            <text:p>27.3304</text:p>
          </table:table-cell>
          <table:table-cell office:value-type="float" office:value="561.662" calcext:value-type="float">
            <text:p>561.662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9000" calcext:value-type="float">
            <text:p>9000</text:p>
          </table:table-cell>
          <table:table-cell office:value-type="float" office:value="0.753002" calcext:value-type="float">
            <text:p>0.753002</text:p>
          </table:table-cell>
          <table:table-cell office:value-type="float" office:value="0.752738" calcext:value-type="float">
            <text:p>0.752738</text:p>
          </table:table-cell>
          <table:table-cell office:value-type="float" office:value="28.9715" calcext:value-type="float">
            <text:p>28.9715</text:p>
          </table:table-cell>
          <table:table-cell office:value-type="float" office:value="659.849" calcext:value-type="float">
            <text:p>659.849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  <table:table-row table:style-name="ro1">
          <table:table-cell office:value-type="float" office:value="145482" calcext:value-type="float">
            <text:p>1454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9629" calcext:value-type="float">
            <text:p>0.749629</text:p>
          </table:table-cell>
          <table:table-cell office:value-type="float" office:value="0.75077" calcext:value-type="float">
            <text:p>0.75077</text:p>
          </table:table-cell>
          <table:table-cell office:value-type="float" office:value="32.4113" calcext:value-type="float">
            <text:p>32.4113</text:p>
          </table:table-cell>
          <table:table-cell office:value-type="float" office:value="748.593" calcext:value-type="float">
            <text:p>748.593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39256" calcext:value-type="float">
            <text:p>0.739256</text:p>
          </table:table-cell>
        </table:table-row>
      </table:table>
      <table:table table:name="Vehicle" table:style-name="ta1">
        <table:shapes>
          <draw:frame draw:z-index="0" draw:style-name="gr1" draw:text-style-name="P1" svg:width="6.2988in" svg:height="3.5429in" svg:x="0.928in" svg:y="7.6839in">
            <draw:object draw:notify-on-update-of-ranges="Vehicle.B3:Vehicle.B43 Vehicle.D2:Vehicle.D2 Vehicle.D3:Vehicle.D43 Vehicle.B3:Vehicle.B43 Vehicle.H2:Vehicle.H2 Vehicle.H3:Vehicle.H43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1" calcext:value-type="float">
            <text:p>1</text:p>
          </table:table-cell>
          <table:table-cell office:value-type="float" office:value="0.694501" calcext:value-type="float">
            <text:p>0.694501</text:p>
          </table:table-cell>
          <table:table-cell office:value-type="float" office:value="0.693626" calcext:value-type="float">
            <text:p>0.693626</text:p>
          </table:table-cell>
          <table:table-cell office:value-type="float" office:value="0.0034304" calcext:value-type="float">
            <text:p>0.0034304</text:p>
          </table:table-cell>
          <table:table-cell office:value-type="float" office:value="0.0249148" calcext:value-type="float">
            <text:p>0.024914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2" calcext:value-type="float">
            <text:p>2</text:p>
          </table:table-cell>
          <table:table-cell office:value-type="float" office:value="0.684022" calcext:value-type="float">
            <text:p>0.684022</text:p>
          </table:table-cell>
          <table:table-cell office:value-type="float" office:value="0.684475" calcext:value-type="float">
            <text:p>0.684475</text:p>
          </table:table-cell>
          <table:table-cell office:value-type="float" office:value="0.0063533" calcext:value-type="float">
            <text:p>0.0063533</text:p>
          </table:table-cell>
          <table:table-cell office:value-type="float" office:value="0.0464716" calcext:value-type="float">
            <text:p>0.0464716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3" calcext:value-type="float">
            <text:p>3</text:p>
          </table:table-cell>
          <table:table-cell office:value-type="float" office:value="0.699399" calcext:value-type="float">
            <text:p>0.699399</text:p>
          </table:table-cell>
          <table:table-cell office:value-type="float" office:value="0.699618" calcext:value-type="float">
            <text:p>0.699618</text:p>
          </table:table-cell>
          <table:table-cell office:value-type="float" office:value="0.0102111" calcext:value-type="float">
            <text:p>0.0102111</text:p>
          </table:table-cell>
          <table:table-cell office:value-type="float" office:value="0.0675603" calcext:value-type="float">
            <text:p>0.067560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4" calcext:value-type="float">
            <text:p>4</text:p>
          </table:table-cell>
          <table:table-cell office:value-type="float" office:value="0.691823" calcext:value-type="float">
            <text:p>0.691823</text:p>
          </table:table-cell>
          <table:table-cell office:value-type="float" office:value="0.691631" calcext:value-type="float">
            <text:p>0.691631</text:p>
          </table:table-cell>
          <table:table-cell office:value-type="float" office:value="0.0131951" calcext:value-type="float">
            <text:p>0.0131951</text:p>
          </table:table-cell>
          <table:table-cell office:value-type="float" office:value="0.0871088" calcext:value-type="float">
            <text:p>0.087108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5" calcext:value-type="float">
            <text:p>5</text:p>
          </table:table-cell>
          <table:table-cell office:value-type="float" office:value="0.691735" calcext:value-type="float">
            <text:p>0.691735</text:p>
          </table:table-cell>
          <table:table-cell office:value-type="float" office:value="0.693235" calcext:value-type="float">
            <text:p>0.693235</text:p>
          </table:table-cell>
          <table:table-cell office:value-type="float" office:value="0.0169855" calcext:value-type="float">
            <text:p>0.0169855</text:p>
          </table:table-cell>
          <table:table-cell office:value-type="float" office:value="0.108578" calcext:value-type="float">
            <text:p>0.10857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6" calcext:value-type="float">
            <text:p>6</text:p>
          </table:table-cell>
          <table:table-cell office:value-type="float" office:value="0.650371" calcext:value-type="float">
            <text:p>0.650371</text:p>
          </table:table-cell>
          <table:table-cell office:value-type="float" office:value="0.64801" calcext:value-type="float">
            <text:p>0.64801</text:p>
          </table:table-cell>
          <table:table-cell office:value-type="float" office:value="0.0204601" calcext:value-type="float">
            <text:p>0.0204601</text:p>
          </table:table-cell>
          <table:table-cell office:value-type="float" office:value="0.137275" calcext:value-type="float">
            <text:p>0.137275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7" calcext:value-type="float">
            <text:p>7</text:p>
          </table:table-cell>
          <table:table-cell office:value-type="float" office:value="0.703164" calcext:value-type="float">
            <text:p>0.703164</text:p>
          </table:table-cell>
          <table:table-cell office:value-type="float" office:value="0.702855" calcext:value-type="float">
            <text:p>0.702855</text:p>
          </table:table-cell>
          <table:table-cell office:value-type="float" office:value="0.0227872" calcext:value-type="float">
            <text:p>0.0227872</text:p>
          </table:table-cell>
          <table:table-cell office:value-type="float" office:value="0.151437" calcext:value-type="float">
            <text:p>0.151437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8" calcext:value-type="float">
            <text:p>8</text:p>
          </table:table-cell>
          <table:table-cell office:value-type="float" office:value="0.696356" calcext:value-type="float">
            <text:p>0.696356</text:p>
          </table:table-cell>
          <table:table-cell office:value-type="float" office:value="0.697232" calcext:value-type="float">
            <text:p>0.697232</text:p>
          </table:table-cell>
          <table:table-cell office:value-type="float" office:value="0.0265852" calcext:value-type="float">
            <text:p>0.0265852</text:p>
          </table:table-cell>
          <table:table-cell office:value-type="float" office:value="0.174664" calcext:value-type="float">
            <text:p>0.174664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9" calcext:value-type="float">
            <text:p>9</text:p>
          </table:table-cell>
          <table:table-cell office:value-type="float" office:value="0.654634" calcext:value-type="float">
            <text:p>0.654634</text:p>
          </table:table-cell>
          <table:table-cell office:value-type="float" office:value="0.653832" calcext:value-type="float">
            <text:p>0.653832</text:p>
          </table:table-cell>
          <table:table-cell office:value-type="float" office:value="0.0315448" calcext:value-type="float">
            <text:p>0.0315448</text:p>
          </table:table-cell>
          <table:table-cell office:value-type="float" office:value="0.202083" calcext:value-type="float">
            <text:p>0.20208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10" calcext:value-type="float">
            <text:p>10</text:p>
          </table:table-cell>
          <table:table-cell office:value-type="float" office:value="0.69203" calcext:value-type="float">
            <text:p>0.69203</text:p>
          </table:table-cell>
          <table:table-cell office:value-type="float" office:value="0.693295" calcext:value-type="float">
            <text:p>0.693295</text:p>
          </table:table-cell>
          <table:table-cell office:value-type="float" office:value="0.0354449" calcext:value-type="float">
            <text:p>0.0354449</text:p>
          </table:table-cell>
          <table:table-cell office:value-type="float" office:value="0.219023" calcext:value-type="float">
            <text:p>0.21902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20" calcext:value-type="float">
            <text:p>20</text:p>
          </table:table-cell>
          <table:table-cell office:value-type="float" office:value="0.685367" calcext:value-type="float">
            <text:p>0.685367</text:p>
          </table:table-cell>
          <table:table-cell office:value-type="float" office:value="0.683775" calcext:value-type="float">
            <text:p>0.683775</text:p>
          </table:table-cell>
          <table:table-cell office:value-type="float" office:value="0.0664177" calcext:value-type="float">
            <text:p>0.0664177</text:p>
          </table:table-cell>
          <table:table-cell office:value-type="float" office:value="0.429197" calcext:value-type="float">
            <text:p>0.429197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30" calcext:value-type="float">
            <text:p>30</text:p>
          </table:table-cell>
          <table:table-cell office:value-type="float" office:value="0.653224" calcext:value-type="float">
            <text:p>0.653224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0950879" calcext:value-type="float">
            <text:p>0.0950879</text:p>
          </table:table-cell>
          <table:table-cell office:value-type="float" office:value="0.622498" calcext:value-type="float">
            <text:p>0.62249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40" calcext:value-type="float">
            <text:p>40</text:p>
          </table:table-cell>
          <table:table-cell office:value-type="float" office:value="0.663854" calcext:value-type="float">
            <text:p>0.663854</text:p>
          </table:table-cell>
          <table:table-cell office:value-type="float" office:value="0.66218" calcext:value-type="float">
            <text:p>0.66218</text:p>
          </table:table-cell>
          <table:table-cell office:value-type="float" office:value="0.129447" calcext:value-type="float">
            <text:p>0.129447</text:p>
          </table:table-cell>
          <table:table-cell office:value-type="float" office:value="0.853506" calcext:value-type="float">
            <text:p>0.853506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50" calcext:value-type="float">
            <text:p>50</text:p>
          </table:table-cell>
          <table:table-cell office:value-type="float" office:value="0.661977" calcext:value-type="float">
            <text:p>0.661977</text:p>
          </table:table-cell>
          <table:table-cell office:value-type="float" office:value="0.662531" calcext:value-type="float">
            <text:p>0.662531</text:p>
          </table:table-cell>
          <table:table-cell office:value-type="float" office:value="0.160363" calcext:value-type="float">
            <text:p>0.160363</text:p>
          </table:table-cell>
          <table:table-cell office:value-type="float" office:value="1.04504" calcext:value-type="float">
            <text:p>1.04504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60" calcext:value-type="float">
            <text:p>60</text:p>
          </table:table-cell>
          <table:table-cell office:value-type="float" office:value="0.66732" calcext:value-type="float">
            <text:p>0.66732</text:p>
          </table:table-cell>
          <table:table-cell office:value-type="float" office:value="0.667789" calcext:value-type="float">
            <text:p>0.667789</text:p>
          </table:table-cell>
          <table:table-cell office:value-type="float" office:value="0.194182" calcext:value-type="float">
            <text:p>0.194182</text:p>
          </table:table-cell>
          <table:table-cell office:value-type="float" office:value="1.28181" calcext:value-type="float">
            <text:p>1.28181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70" calcext:value-type="float">
            <text:p>70</text:p>
          </table:table-cell>
          <table:table-cell office:value-type="float" office:value="0.689419" calcext:value-type="float">
            <text:p>0.689419</text:p>
          </table:table-cell>
          <table:table-cell office:value-type="float" office:value="0.690875" calcext:value-type="float">
            <text:p>0.690875</text:p>
          </table:table-cell>
          <table:table-cell office:value-type="float" office:value="0.229296" calcext:value-type="float">
            <text:p>0.229296</text:p>
          </table:table-cell>
          <table:table-cell office:value-type="float" office:value="1.44524" calcext:value-type="float">
            <text:p>1.44524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80" calcext:value-type="float">
            <text:p>80</text:p>
          </table:table-cell>
          <table:table-cell office:value-type="float" office:value="0.699218" calcext:value-type="float">
            <text:p>0.699218</text:p>
          </table:table-cell>
          <table:table-cell office:value-type="float" office:value="0.699731" calcext:value-type="float">
            <text:p>0.699731</text:p>
          </table:table-cell>
          <table:table-cell office:value-type="float" office:value="0.262906" calcext:value-type="float">
            <text:p>0.262906</text:p>
          </table:table-cell>
          <table:table-cell office:value-type="float" office:value="1.69112" calcext:value-type="float">
            <text:p>1.69112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90" calcext:value-type="float">
            <text:p>90</text:p>
          </table:table-cell>
          <table:table-cell office:value-type="float" office:value="0.691912" calcext:value-type="float">
            <text:p>0.691912</text:p>
          </table:table-cell>
          <table:table-cell office:value-type="float" office:value="0.692474" calcext:value-type="float">
            <text:p>0.692474</text:p>
          </table:table-cell>
          <table:table-cell office:value-type="float" office:value="0.298191" calcext:value-type="float">
            <text:p>0.298191</text:p>
          </table:table-cell>
          <table:table-cell office:value-type="float" office:value="1.95088" calcext:value-type="float">
            <text:p>1.9508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100" calcext:value-type="float">
            <text:p>100</text:p>
          </table:table-cell>
          <table:table-cell office:value-type="float" office:value="0.698331" calcext:value-type="float">
            <text:p>0.698331</text:p>
          </table:table-cell>
          <table:table-cell office:value-type="float" office:value="0.698245" calcext:value-type="float">
            <text:p>0.698245</text:p>
          </table:table-cell>
          <table:table-cell office:value-type="float" office:value="0.326332" calcext:value-type="float">
            <text:p>0.326332</text:p>
          </table:table-cell>
          <table:table-cell office:value-type="float" office:value="2.06063" calcext:value-type="float">
            <text:p>2.0606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200" calcext:value-type="float">
            <text:p>200</text:p>
          </table:table-cell>
          <table:table-cell office:value-type="float" office:value="0.680003" calcext:value-type="float">
            <text:p>0.680003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637341" calcext:value-type="float">
            <text:p>0.637341</text:p>
          </table:table-cell>
          <table:table-cell office:value-type="float" office:value="4.23717" calcext:value-type="float">
            <text:p>4.23717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300" calcext:value-type="float">
            <text:p>300</text:p>
          </table:table-cell>
          <table:table-cell office:value-type="float" office:value="0.722032" calcext:value-type="float">
            <text:p>0.722032</text:p>
          </table:table-cell>
          <table:table-cell office:value-type="float" office:value="0.722243" calcext:value-type="float">
            <text:p>0.722243</text:p>
          </table:table-cell>
          <table:table-cell office:value-type="float" office:value="0.955385" calcext:value-type="float">
            <text:p>0.955385</text:p>
          </table:table-cell>
          <table:table-cell office:value-type="float" office:value="6.14553" calcext:value-type="float">
            <text:p>6.1455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400" calcext:value-type="float">
            <text:p>400</text:p>
          </table:table-cell>
          <table:table-cell office:value-type="float" office:value="0.697095" calcext:value-type="float">
            <text:p>0.697095</text:p>
          </table:table-cell>
          <table:table-cell office:value-type="float" office:value="0.697089" calcext:value-type="float">
            <text:p>0.697089</text:p>
          </table:table-cell>
          <table:table-cell office:value-type="float" office:value="1.25411" calcext:value-type="float">
            <text:p>1.25411</text:p>
          </table:table-cell>
          <table:table-cell office:value-type="float" office:value="8.06915" calcext:value-type="float">
            <text:p>8.06915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500" calcext:value-type="float">
            <text:p>500</text:p>
          </table:table-cell>
          <table:table-cell office:value-type="float" office:value="0.70973" calcext:value-type="float">
            <text:p>0.70973</text:p>
          </table:table-cell>
          <table:table-cell office:value-type="float" office:value="0.708495" calcext:value-type="float">
            <text:p>0.708495</text:p>
          </table:table-cell>
          <table:table-cell office:value-type="float" office:value="1.59357" calcext:value-type="float">
            <text:p>1.59357</text:p>
          </table:table-cell>
          <table:table-cell office:value-type="float" office:value="10.5652" calcext:value-type="float">
            <text:p>10.5652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600" calcext:value-type="float">
            <text:p>600</text:p>
          </table:table-cell>
          <table:table-cell office:value-type="float" office:value="0.758772" calcext:value-type="float">
            <text:p>0.758772</text:p>
          </table:table-cell>
          <table:table-cell office:value-type="float" office:value="0.757665" calcext:value-type="float">
            <text:p>0.757665</text:p>
          </table:table-cell>
          <table:table-cell office:value-type="float" office:value="1.9679" calcext:value-type="float">
            <text:p>1.9679</text:p>
          </table:table-cell>
          <table:table-cell office:value-type="float" office:value="12.4732" calcext:value-type="float">
            <text:p>12.4732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700" calcext:value-type="float">
            <text:p>700</text:p>
          </table:table-cell>
          <table:table-cell office:value-type="float" office:value="0.76556" calcext:value-type="float">
            <text:p>0.76556</text:p>
          </table:table-cell>
          <table:table-cell office:value-type="float" office:value="0.764287" calcext:value-type="float">
            <text:p>0.764287</text:p>
          </table:table-cell>
          <table:table-cell office:value-type="float" office:value="2.31757" calcext:value-type="float">
            <text:p>2.31757</text:p>
          </table:table-cell>
          <table:table-cell office:value-type="float" office:value="14.5458" calcext:value-type="float">
            <text:p>14.545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800" calcext:value-type="float">
            <text:p>800</text:p>
          </table:table-cell>
          <table:table-cell office:value-type="float" office:value="0.754359" calcext:value-type="float">
            <text:p>0.754359</text:p>
          </table:table-cell>
          <table:table-cell office:value-type="float" office:value="0.753107" calcext:value-type="float">
            <text:p>0.753107</text:p>
          </table:table-cell>
          <table:table-cell office:value-type="float" office:value="2.54615" calcext:value-type="float">
            <text:p>2.54615</text:p>
          </table:table-cell>
          <table:table-cell office:value-type="float" office:value="16.7468" calcext:value-type="float">
            <text:p>16.746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900" calcext:value-type="float">
            <text:p>900</text:p>
          </table:table-cell>
          <table:table-cell office:value-type="float" office:value="0.736733" calcext:value-type="float">
            <text:p>0.736733</text:p>
          </table:table-cell>
          <table:table-cell office:value-type="float" office:value="0.736656" calcext:value-type="float">
            <text:p>0.736656</text:p>
          </table:table-cell>
          <table:table-cell office:value-type="float" office:value="2.85891" calcext:value-type="float">
            <text:p>2.85891</text:p>
          </table:table-cell>
          <table:table-cell office:value-type="float" office:value="19.1659" calcext:value-type="float">
            <text:p>19.1659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1000" calcext:value-type="float">
            <text:p>1000</text:p>
          </table:table-cell>
          <table:table-cell office:value-type="float" office:value="0.742584" calcext:value-type="float">
            <text:p>0.742584</text:p>
          </table:table-cell>
          <table:table-cell office:value-type="float" office:value="0.741731" calcext:value-type="float">
            <text:p>0.741731</text:p>
          </table:table-cell>
          <table:table-cell office:value-type="float" office:value="3.17953" calcext:value-type="float">
            <text:p>3.17953</text:p>
          </table:table-cell>
          <table:table-cell office:value-type="float" office:value="21.5197" calcext:value-type="float">
            <text:p>21.5197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1500" calcext:value-type="float">
            <text:p>1500</text:p>
          </table:table-cell>
          <table:table-cell office:value-type="float" office:value="0.772763" calcext:value-type="float">
            <text:p>0.772763</text:p>
          </table:table-cell>
          <table:table-cell office:value-type="float" office:value="0.773203" calcext:value-type="float">
            <text:p>0.773203</text:p>
          </table:table-cell>
          <table:table-cell office:value-type="float" office:value="4.95327" calcext:value-type="float">
            <text:p>4.95327</text:p>
          </table:table-cell>
          <table:table-cell office:value-type="float" office:value="34.4328" calcext:value-type="float">
            <text:p>34.432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2000" calcext:value-type="float">
            <text:p>2000</text:p>
          </table:table-cell>
          <table:table-cell office:value-type="float" office:value="0.793981" calcext:value-type="float">
            <text:p>0.793981</text:p>
          </table:table-cell>
          <table:table-cell office:value-type="float" office:value="0.792952" calcext:value-type="float">
            <text:p>0.792952</text:p>
          </table:table-cell>
          <table:table-cell office:value-type="float" office:value="6.41642" calcext:value-type="float">
            <text:p>6.41642</text:p>
          </table:table-cell>
          <table:table-cell office:value-type="float" office:value="43.6581" calcext:value-type="float">
            <text:p>43.6581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2500" calcext:value-type="float">
            <text:p>2500</text:p>
          </table:table-cell>
          <table:table-cell office:value-type="float" office:value="0.801914" calcext:value-type="float">
            <text:p>0.801914</text:p>
          </table:table-cell>
          <table:table-cell office:value-type="float" office:value="0.800982" calcext:value-type="float">
            <text:p>0.800982</text:p>
          </table:table-cell>
          <table:table-cell office:value-type="float" office:value="7.95865" calcext:value-type="float">
            <text:p>7.95865</text:p>
          </table:table-cell>
          <table:table-cell office:value-type="float" office:value="54.0677" calcext:value-type="float">
            <text:p>54.0677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3000" calcext:value-type="float">
            <text:p>3000</text:p>
          </table:table-cell>
          <table:table-cell office:value-type="float" office:value="0.812859" calcext:value-type="float">
            <text:p>0.812859</text:p>
          </table:table-cell>
          <table:table-cell office:value-type="float" office:value="0.81251" calcext:value-type="float">
            <text:p>0.81251</text:p>
          </table:table-cell>
          <table:table-cell office:value-type="float" office:value="9.65891" calcext:value-type="float">
            <text:p>9.65891</text:p>
          </table:table-cell>
          <table:table-cell office:value-type="float" office:value="65.6161" calcext:value-type="float">
            <text:p>65.6161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3500" calcext:value-type="float">
            <text:p>3500</text:p>
          </table:table-cell>
          <table:table-cell office:value-type="float" office:value="2.7261" calcext:value-type="float">
            <text:p>2.7261</text:p>
          </table:table-cell>
          <table:table-cell office:value-type="float" office:value="0.819871" calcext:value-type="float">
            <text:p>0.819871</text:p>
          </table:table-cell>
          <table:table-cell office:value-type="float" office:value="11.3834" calcext:value-type="float">
            <text:p>11.3834</text:p>
          </table:table-cell>
          <table:table-cell office:value-type="float" office:value="23.0548" calcext:value-type="float">
            <text:p>23.054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4000" calcext:value-type="float">
            <text:p>4000</text:p>
          </table:table-cell>
          <table:table-cell office:value-type="float" office:value="3.1204" calcext:value-type="float">
            <text:p>3.1204</text:p>
          </table:table-cell>
          <table:table-cell office:value-type="float" office:value="0.811897" calcext:value-type="float">
            <text:p>0.811897</text:p>
          </table:table-cell>
          <table:table-cell office:value-type="float" office:value="13.1601" calcext:value-type="float">
            <text:p>13.1601</text:p>
          </table:table-cell>
          <table:table-cell office:value-type="float" office:value="26.3273" calcext:value-type="float">
            <text:p>26.327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4500" calcext:value-type="float">
            <text:p>4500</text:p>
          </table:table-cell>
          <table:table-cell office:value-type="float" office:value="3.52048" calcext:value-type="float">
            <text:p>3.52048</text:p>
          </table:table-cell>
          <table:table-cell office:value-type="float" office:value="0.812045" calcext:value-type="float">
            <text:p>0.812045</text:p>
          </table:table-cell>
          <table:table-cell office:value-type="float" office:value="14.96" calcext:value-type="float">
            <text:p>14.96</text:p>
          </table:table-cell>
          <table:table-cell office:value-type="float" office:value="30.3808" calcext:value-type="float">
            <text:p>30.3808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5000" calcext:value-type="float">
            <text:p>5000</text:p>
          </table:table-cell>
          <table:table-cell office:value-type="float" office:value="3.90209" calcext:value-type="float">
            <text:p>3.90209</text:p>
          </table:table-cell>
          <table:table-cell office:value-type="float" office:value="0.81583" calcext:value-type="float">
            <text:p>0.81583</text:p>
          </table:table-cell>
          <table:table-cell office:value-type="float" office:value="16.6729" calcext:value-type="float">
            <text:p>16.6729</text:p>
          </table:table-cell>
          <table:table-cell office:value-type="float" office:value="33.3627" calcext:value-type="float">
            <text:p>33.3627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6000" calcext:value-type="float">
            <text:p>6000</text:p>
          </table:table-cell>
          <table:table-cell office:value-type="float" office:value="4.66141" calcext:value-type="float">
            <text:p>4.66141</text:p>
          </table:table-cell>
          <table:table-cell office:value-type="float" office:value="0.815634" calcext:value-type="float">
            <text:p>0.815634</text:p>
          </table:table-cell>
          <table:table-cell office:value-type="float" office:value="19.6766" calcext:value-type="float">
            <text:p>19.6766</text:p>
          </table:table-cell>
          <table:table-cell office:value-type="float" office:value="40.2486" calcext:value-type="float">
            <text:p>40.2486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7000" calcext:value-type="float">
            <text:p>7000</text:p>
          </table:table-cell>
          <table:table-cell office:value-type="float" office:value="5.41796" calcext:value-type="float">
            <text:p>5.41796</text:p>
          </table:table-cell>
          <table:table-cell office:value-type="float" office:value="0.826101" calcext:value-type="float">
            <text:p>0.826101</text:p>
          </table:table-cell>
          <table:table-cell office:value-type="float" office:value="22.8873" calcext:value-type="float">
            <text:p>22.8873</text:p>
          </table:table-cell>
          <table:table-cell office:value-type="float" office:value="48.8736" calcext:value-type="float">
            <text:p>48.8736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8000" calcext:value-type="float">
            <text:p>8000</text:p>
          </table:table-cell>
          <table:table-cell office:value-type="float" office:value="6.22853" calcext:value-type="float">
            <text:p>6.22853</text:p>
          </table:table-cell>
          <table:table-cell office:value-type="float" office:value="0.824342" calcext:value-type="float">
            <text:p>0.824342</text:p>
          </table:table-cell>
          <table:table-cell office:value-type="float" office:value="25.9246" calcext:value-type="float">
            <text:p>25.9246</text:p>
          </table:table-cell>
          <table:table-cell office:value-type="float" office:value="58.0063" calcext:value-type="float">
            <text:p>58.0063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9000" calcext:value-type="float">
            <text:p>9000</text:p>
          </table:table-cell>
          <table:table-cell office:value-type="float" office:value="6.99841" calcext:value-type="float">
            <text:p>6.99841</text:p>
          </table:table-cell>
          <table:table-cell office:value-type="float" office:value="0.826845" calcext:value-type="float">
            <text:p>0.826845</text:p>
          </table:table-cell>
          <table:table-cell office:value-type="float" office:value="30.1223" calcext:value-type="float">
            <text:p>30.1223</text:p>
          </table:table-cell>
          <table:table-cell office:value-type="float" office:value="71.2125" calcext:value-type="float">
            <text:p>71.2125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  <table:table-row table:style-name="ro1">
          <table:table-cell office:value-type="float" office:value="53699" calcext:value-type="float">
            <text:p>53699</text:p>
          </table:table-cell>
          <table:table-cell office:value-type="float" office:value="10000" calcext:value-type="float">
            <text:p>10000</text:p>
          </table:table-cell>
          <table:table-cell office:value-type="float" office:value="7.80378" calcext:value-type="float">
            <text:p>7.80378</text:p>
          </table:table-cell>
          <table:table-cell office:value-type="float" office:value="0.827349" calcext:value-type="float">
            <text:p>0.827349</text:p>
          </table:table-cell>
          <table:table-cell office:value-type="float" office:value="32.9523" calcext:value-type="float">
            <text:p>32.9523</text:p>
          </table:table-cell>
          <table:table-cell office:value-type="float" office:value="83.2611" calcext:value-type="float">
            <text:p>83.2611</text:p>
          </table:table-cell>
          <table:table-cell office:value-type="float" office:value="0.791916" calcext:value-type="float">
            <text:p>0.791916</text:p>
          </table:table-cell>
          <table:table-cell office:value-type="float" office:value="0.79141" calcext:value-type="float">
            <text:p>0.79141</text:p>
          </table:table-cell>
        </table:table-row>
      </table:table>
      <table:table table:name="Wine" table:style-name="ta1">
        <table:shapes>
          <draw:frame draw:z-index="0" draw:style-name="gr1" draw:text-style-name="P1" svg:width="6.2988in" svg:height="3.5429in" svg:x="1.8028in" svg:y="7.7571in">
            <draw:object draw:notify-on-update-of-ranges="Wine.B3:Wine.B43 Wine.D2:Wine.D2 Wine.D3:Wine.D43 Wine.B3:Wine.B43 Wine.H2:Wine.H2 Wine.H3:Wine.H43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6" table:number-rows-spanned="1">
            <text:p>UIUP, MH, 70% training and 30% testing, 50 examples per tree, 20 repe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ampleSize</text:p>
          </table:table-cell>
          <table:table-cell office:value-type="string" calcext:value-type="string">
            <text:p>ForestSize</text:p>
          </table:table-cell>
          <table:table-cell office:value-type="string" calcext:value-type="string">
            <text:p>MH-UIUPForests-Training%</text:p>
          </table:table-cell>
          <table:table-cell office:value-type="string" calcext:value-type="string">
            <text:p>MH-UIUPForests-TestingExtra%</text:p>
          </table:table-cell>
          <table:table-cell office:value-type="string" calcext:value-type="string">
            <text:p>MH-UIUPForests-TrainingTime(s)</text:p>
          </table:table-cell>
          <table:table-cell office:value-type="string" calcext:value-type="string">
            <text:p>MH-UIUPForests-TestingTime(s)</text:p>
          </table:table-cell>
          <table:table-cell office:value-type="string" calcext:value-type="string">
            <text:p>MH-UIUPTrees-Training%</text:p>
          </table:table-cell>
          <table:table-cell office:value-type="string" calcext:value-type="string">
            <text:p>MH-UIUPTrees-TestingExtra%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" calcext:value-type="float">
            <text:p>1</text:p>
          </table:table-cell>
          <table:table-cell office:value-type="float" office:value="0.904471" calcext:value-type="float">
            <text:p>0.904471</text:p>
          </table:table-cell>
          <table:table-cell office:value-type="float" office:value="0.905844" calcext:value-type="float">
            <text:p>0.905844</text:p>
          </table:table-cell>
          <table:table-cell office:value-type="float" office:value="0.0026082" calcext:value-type="float">
            <text:p>0.0026082</text:p>
          </table:table-cell>
          <table:table-cell office:value-type="float" office:value="0.0038928" calcext:value-type="float">
            <text:p>0.003892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" calcext:value-type="float">
            <text:p>2</text:p>
          </table:table-cell>
          <table:table-cell office:value-type="float" office:value="0.899779" calcext:value-type="float">
            <text:p>0.899779</text:p>
          </table:table-cell>
          <table:table-cell office:value-type="float" office:value="0.901292" calcext:value-type="float">
            <text:p>0.901292</text:p>
          </table:table-cell>
          <table:table-cell office:value-type="float" office:value="0.0060259" calcext:value-type="float">
            <text:p>0.0060259</text:p>
          </table:table-cell>
          <table:table-cell office:value-type="float" office:value="0.0069934" calcext:value-type="float">
            <text:p>0.006993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3" calcext:value-type="float">
            <text:p>3</text:p>
          </table:table-cell>
          <table:table-cell office:value-type="float" office:value="0.913052" calcext:value-type="float">
            <text:p>0.913052</text:p>
          </table:table-cell>
          <table:table-cell office:value-type="float" office:value="0.914562" calcext:value-type="float">
            <text:p>0.914562</text:p>
          </table:table-cell>
          <table:table-cell office:value-type="float" office:value="0.0081878" calcext:value-type="float">
            <text:p>0.0081878</text:p>
          </table:table-cell>
          <table:table-cell office:value-type="float" office:value="0.0089747" calcext:value-type="float">
            <text:p>0.0089747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4" calcext:value-type="float">
            <text:p>4</text:p>
          </table:table-cell>
          <table:table-cell office:value-type="float" office:value="0.920844" calcext:value-type="float">
            <text:p>0.920844</text:p>
          </table:table-cell>
          <table:table-cell office:value-type="float" office:value="0.921989" calcext:value-type="float">
            <text:p>0.921989</text:p>
          </table:table-cell>
          <table:table-cell office:value-type="float" office:value="0.0095452" calcext:value-type="float">
            <text:p>0.0095452</text:p>
          </table:table-cell>
          <table:table-cell office:value-type="float" office:value="0.0115995" calcext:value-type="float">
            <text:p>0.0115995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5" calcext:value-type="float">
            <text:p>5</text:p>
          </table:table-cell>
          <table:table-cell office:value-type="float" office:value="0.903031" calcext:value-type="float">
            <text:p>0.903031</text:p>
          </table:table-cell>
          <table:table-cell office:value-type="float" office:value="0.901905" calcext:value-type="float">
            <text:p>0.901905</text:p>
          </table:table-cell>
          <table:table-cell office:value-type="float" office:value="0.0136731" calcext:value-type="float">
            <text:p>0.0136731</text:p>
          </table:table-cell>
          <table:table-cell office:value-type="float" office:value="0.0123539" calcext:value-type="float">
            <text:p>0.0123539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6" calcext:value-type="float">
            <text:p>6</text:p>
          </table:table-cell>
          <table:table-cell office:value-type="float" office:value="0.908858" calcext:value-type="float">
            <text:p>0.908858</text:p>
          </table:table-cell>
          <table:table-cell office:value-type="float" office:value="0.910074" calcext:value-type="float">
            <text:p>0.910074</text:p>
          </table:table-cell>
          <table:table-cell office:value-type="float" office:value="0.0145665" calcext:value-type="float">
            <text:p>0.0145665</text:p>
          </table:table-cell>
          <table:table-cell office:value-type="float" office:value="0.0147132" calcext:value-type="float">
            <text:p>0.0147132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7" calcext:value-type="float">
            <text:p>7</text:p>
          </table:table-cell>
          <table:table-cell office:value-type="float" office:value="0.930422" calcext:value-type="float">
            <text:p>0.930422</text:p>
          </table:table-cell>
          <table:table-cell office:value-type="float" office:value="0.929771" calcext:value-type="float">
            <text:p>0.929771</text:p>
          </table:table-cell>
          <table:table-cell office:value-type="float" office:value="0.0171488" calcext:value-type="float">
            <text:p>0.0171488</text:p>
          </table:table-cell>
          <table:table-cell office:value-type="float" office:value="0.0171153" calcext:value-type="float">
            <text:p>0.0171153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8" calcext:value-type="float">
            <text:p>8</text:p>
          </table:table-cell>
          <table:table-cell office:value-type="float" office:value="0.916554" calcext:value-type="float">
            <text:p>0.916554</text:p>
          </table:table-cell>
          <table:table-cell office:value-type="float" office:value="0.913691" calcext:value-type="float">
            <text:p>0.913691</text:p>
          </table:table-cell>
          <table:table-cell office:value-type="float" office:value="0.0193422" calcext:value-type="float">
            <text:p>0.0193422</text:p>
          </table:table-cell>
          <table:table-cell office:value-type="float" office:value="0.0192748" calcext:value-type="float">
            <text:p>0.019274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9" calcext:value-type="float">
            <text:p>9</text:p>
          </table:table-cell>
          <table:table-cell office:value-type="float" office:value="0.92108" calcext:value-type="float">
            <text:p>0.92108</text:p>
          </table:table-cell>
          <table:table-cell office:value-type="float" office:value="0.919018" calcext:value-type="float">
            <text:p>0.919018</text:p>
          </table:table-cell>
          <table:table-cell office:value-type="float" office:value="0.0200159" calcext:value-type="float">
            <text:p>0.0200159</text:p>
          </table:table-cell>
          <table:table-cell office:value-type="float" office:value="0.0214524" calcext:value-type="float">
            <text:p>0.021452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0" calcext:value-type="float">
            <text:p>10</text:p>
          </table:table-cell>
          <table:table-cell office:value-type="float" office:value="0.909938" calcext:value-type="float">
            <text:p>0.909938</text:p>
          </table:table-cell>
          <table:table-cell office:value-type="float" office:value="0.909364" calcext:value-type="float">
            <text:p>0.909364</text:p>
          </table:table-cell>
          <table:table-cell office:value-type="float" office:value="0.0225729" calcext:value-type="float">
            <text:p>0.0225729</text:p>
          </table:table-cell>
          <table:table-cell office:value-type="float" office:value="0.0242782" calcext:value-type="float">
            <text:p>0.0242782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0" calcext:value-type="float">
            <text:p>20</text:p>
          </table:table-cell>
          <table:table-cell office:value-type="float" office:value="0.883834" calcext:value-type="float">
            <text:p>0.883834</text:p>
          </table:table-cell>
          <table:table-cell office:value-type="float" office:value="0.880433" calcext:value-type="float">
            <text:p>0.880433</text:p>
          </table:table-cell>
          <table:table-cell office:value-type="float" office:value="0.0416078" calcext:value-type="float">
            <text:p>0.0416078</text:p>
          </table:table-cell>
          <table:table-cell office:value-type="float" office:value="0.049721" calcext:value-type="float">
            <text:p>0.049721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30" calcext:value-type="float">
            <text:p>30</text:p>
          </table:table-cell>
          <table:table-cell office:value-type="float" office:value="0.914837" calcext:value-type="float">
            <text:p>0.914837</text:p>
          </table:table-cell>
          <table:table-cell office:value-type="float" office:value="0.916952" calcext:value-type="float">
            <text:p>0.916952</text:p>
          </table:table-cell>
          <table:table-cell office:value-type="float" office:value="0.0599756" calcext:value-type="float">
            <text:p>0.0599756</text:p>
          </table:table-cell>
          <table:table-cell office:value-type="float" office:value="0.0719125" calcext:value-type="float">
            <text:p>0.0719125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40" calcext:value-type="float">
            <text:p>40</text:p>
          </table:table-cell>
          <table:table-cell office:value-type="float" office:value="0.921606" calcext:value-type="float">
            <text:p>0.921606</text:p>
          </table:table-cell>
          <table:table-cell office:value-type="float" office:value="0.920149" calcext:value-type="float">
            <text:p>0.920149</text:p>
          </table:table-cell>
          <table:table-cell office:value-type="float" office:value="0.0766173" calcext:value-type="float">
            <text:p>0.0766173</text:p>
          </table:table-cell>
          <table:table-cell office:value-type="float" office:value="0.0948178" calcext:value-type="float">
            <text:p>0.094817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50" calcext:value-type="float">
            <text:p>50</text:p>
          </table:table-cell>
          <table:table-cell office:value-type="float" office:value="0.924221" calcext:value-type="float">
            <text:p>0.924221</text:p>
          </table:table-cell>
          <table:table-cell office:value-type="float" office:value="0.925153" calcext:value-type="float">
            <text:p>0.925153</text:p>
          </table:table-cell>
          <table:table-cell office:value-type="float" office:value="0.0936434" calcext:value-type="float">
            <text:p>0.0936434</text:p>
          </table:table-cell>
          <table:table-cell office:value-type="float" office:value="0.11707" calcext:value-type="float">
            <text:p>0.11707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60" calcext:value-type="float">
            <text:p>60</text:p>
          </table:table-cell>
          <table:table-cell office:value-type="float" office:value="0.92263" calcext:value-type="float">
            <text:p>0.92263</text:p>
          </table:table-cell>
          <table:table-cell office:value-type="float" office:value="0.921763" calcext:value-type="float">
            <text:p>0.921763</text:p>
          </table:table-cell>
          <table:table-cell office:value-type="float" office:value="0.110979" calcext:value-type="float">
            <text:p>0.110979</text:p>
          </table:table-cell>
          <table:table-cell office:value-type="float" office:value="0.142029" calcext:value-type="float">
            <text:p>0.142029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70" calcext:value-type="float">
            <text:p>70</text:p>
          </table:table-cell>
          <table:table-cell office:value-type="float" office:value="0.93117" calcext:value-type="float">
            <text:p>0.93117</text:p>
          </table:table-cell>
          <table:table-cell office:value-type="float" office:value="0.933323" calcext:value-type="float">
            <text:p>0.933323</text:p>
          </table:table-cell>
          <table:table-cell office:value-type="float" office:value="0.137059" calcext:value-type="float">
            <text:p>0.137059</text:p>
          </table:table-cell>
          <table:table-cell office:value-type="float" office:value="0.165199" calcext:value-type="float">
            <text:p>0.165199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80" calcext:value-type="float">
            <text:p>80</text:p>
          </table:table-cell>
          <table:table-cell office:value-type="float" office:value="0.927363" calcext:value-type="float">
            <text:p>0.927363</text:p>
          </table:table-cell>
          <table:table-cell office:value-type="float" office:value="0.927349" calcext:value-type="float">
            <text:p>0.927349</text:p>
          </table:table-cell>
          <table:table-cell office:value-type="float" office:value="0.146664" calcext:value-type="float">
            <text:p>0.146664</text:p>
          </table:table-cell>
          <table:table-cell office:value-type="float" office:value="0.187268" calcext:value-type="float">
            <text:p>0.18726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90" calcext:value-type="float">
            <text:p>90</text:p>
          </table:table-cell>
          <table:table-cell office:value-type="float" office:value="0.925758" calcext:value-type="float">
            <text:p>0.925758</text:p>
          </table:table-cell>
          <table:table-cell office:value-type="float" office:value="0.92525" calcext:value-type="float">
            <text:p>0.9252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211005" calcext:value-type="float">
            <text:p>0.211005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00" calcext:value-type="float">
            <text:p>100</text:p>
          </table:table-cell>
          <table:table-cell office:value-type="float" office:value="0.919875" calcext:value-type="float">
            <text:p>0.919875</text:p>
          </table:table-cell>
          <table:table-cell office:value-type="float" office:value="0.919858" calcext:value-type="float">
            <text:p>0.919858</text:p>
          </table:table-cell>
          <table:table-cell office:value-type="float" office:value="0.18887" calcext:value-type="float">
            <text:p>0.18887</text:p>
          </table:table-cell>
          <table:table-cell office:value-type="float" office:value="0.244115" calcext:value-type="float">
            <text:p>0.244115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00" calcext:value-type="float">
            <text:p>200</text:p>
          </table:table-cell>
          <table:table-cell office:value-type="float" office:value="0.913606" calcext:value-type="float">
            <text:p>0.913606</text:p>
          </table:table-cell>
          <table:table-cell office:value-type="float" office:value="0.914466" calcext:value-type="float">
            <text:p>0.914466</text:p>
          </table:table-cell>
          <table:table-cell office:value-type="float" office:value="0.393154" calcext:value-type="float">
            <text:p>0.393154</text:p>
          </table:table-cell>
          <table:table-cell office:value-type="float" office:value="0.495483" calcext:value-type="float">
            <text:p>0.495483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300" calcext:value-type="float">
            <text:p>300</text:p>
          </table:table-cell>
          <table:table-cell office:value-type="float" office:value="0.933439" calcext:value-type="float">
            <text:p>0.933439</text:p>
          </table:table-cell>
          <table:table-cell office:value-type="float" office:value="0.93187" calcext:value-type="float">
            <text:p>0.93187</text:p>
          </table:table-cell>
          <table:table-cell office:value-type="float" office:value="0.579542" calcext:value-type="float">
            <text:p>0.579542</text:p>
          </table:table-cell>
          <table:table-cell office:value-type="float" office:value="0.726446" calcext:value-type="float">
            <text:p>0.726446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400" calcext:value-type="float">
            <text:p>400</text:p>
          </table:table-cell>
          <table:table-cell office:value-type="float" office:value="0.914256" calcext:value-type="float">
            <text:p>0.914256</text:p>
          </table:table-cell>
          <table:table-cell office:value-type="float" office:value="0.913949" calcext:value-type="float">
            <text:p>0.913949</text:p>
          </table:table-cell>
          <table:table-cell office:value-type="float" office:value="0.736376" calcext:value-type="float">
            <text:p>0.736376</text:p>
          </table:table-cell>
          <table:table-cell office:value-type="float" office:value="0.941918" calcext:value-type="float">
            <text:p>0.94191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500" calcext:value-type="float">
            <text:p>500</text:p>
          </table:table-cell>
          <table:table-cell office:value-type="float" office:value="0.923488" calcext:value-type="float">
            <text:p>0.923488</text:p>
          </table:table-cell>
          <table:table-cell office:value-type="float" office:value="0.924023" calcext:value-type="float">
            <text:p>0.924023</text:p>
          </table:table-cell>
          <table:table-cell office:value-type="float" office:value="0.873802" calcext:value-type="float">
            <text:p>0.873802</text:p>
          </table:table-cell>
          <table:table-cell office:value-type="float" office:value="1.16956" calcext:value-type="float">
            <text:p>1.16956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600" calcext:value-type="float">
            <text:p>600</text:p>
          </table:table-cell>
          <table:table-cell office:value-type="float" office:value="0.914464" calcext:value-type="float">
            <text:p>0.914464</text:p>
          </table:table-cell>
          <table:table-cell office:value-type="float" office:value="0.913465" calcext:value-type="float">
            <text:p>0.913465</text:p>
          </table:table-cell>
          <table:table-cell office:value-type="float" office:value="1.1102" calcext:value-type="float">
            <text:p>1.1102</text:p>
          </table:table-cell>
          <table:table-cell office:value-type="float" office:value="1.43177" calcext:value-type="float">
            <text:p>1.43177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700" calcext:value-type="float">
            <text:p>700</text:p>
          </table:table-cell>
          <table:table-cell office:value-type="float" office:value="0.932567" calcext:value-type="float">
            <text:p>0.932567</text:p>
          </table:table-cell>
          <table:table-cell office:value-type="float" office:value="0.930836" calcext:value-type="float">
            <text:p>0.930836</text:p>
          </table:table-cell>
          <table:table-cell office:value-type="float" office:value="1.36736" calcext:value-type="float">
            <text:p>1.36736</text:p>
          </table:table-cell>
          <table:table-cell office:value-type="float" office:value="1.75582" calcext:value-type="float">
            <text:p>1.75582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800" calcext:value-type="float">
            <text:p>800</text:p>
          </table:table-cell>
          <table:table-cell office:value-type="float" office:value="0.921702" calcext:value-type="float">
            <text:p>0.921702</text:p>
          </table:table-cell>
          <table:table-cell office:value-type="float" office:value="0.918082" calcext:value-type="float">
            <text:p>0.918082</text:p>
          </table:table-cell>
          <table:table-cell office:value-type="float" office:value="1.52197" calcext:value-type="float">
            <text:p>1.52197</text:p>
          </table:table-cell>
          <table:table-cell office:value-type="float" office:value="1.94866" calcext:value-type="float">
            <text:p>1.94866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900" calcext:value-type="float">
            <text:p>900</text:p>
          </table:table-cell>
          <table:table-cell office:value-type="float" office:value="0.939765" calcext:value-type="float">
            <text:p>0.939765</text:p>
          </table:table-cell>
          <table:table-cell office:value-type="float" office:value="0.935777" calcext:value-type="float">
            <text:p>0.935777</text:p>
          </table:table-cell>
          <table:table-cell office:value-type="float" office:value="1.64617" calcext:value-type="float">
            <text:p>1.64617</text:p>
          </table:table-cell>
          <table:table-cell office:value-type="float" office:value="2.16448" calcext:value-type="float">
            <text:p>2.1644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000" calcext:value-type="float">
            <text:p>1000</text:p>
          </table:table-cell>
          <table:table-cell office:value-type="float" office:value="0.925785" calcext:value-type="float">
            <text:p>0.925785</text:p>
          </table:table-cell>
          <table:table-cell office:value-type="float" office:value="0.928189" calcext:value-type="float">
            <text:p>0.928189</text:p>
          </table:table-cell>
          <table:table-cell office:value-type="float" office:value="1.90909" calcext:value-type="float">
            <text:p>1.90909</text:p>
          </table:table-cell>
          <table:table-cell office:value-type="float" office:value="2.5218" calcext:value-type="float">
            <text:p>2.5218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500" calcext:value-type="float">
            <text:p>1500</text:p>
          </table:table-cell>
          <table:table-cell office:value-type="float" office:value="0.937661" calcext:value-type="float">
            <text:p>0.937661</text:p>
          </table:table-cell>
          <table:table-cell office:value-type="float" office:value="0.937972" calcext:value-type="float">
            <text:p>0.937972</text:p>
          </table:table-cell>
          <table:table-cell office:value-type="float" office:value="2.78868" calcext:value-type="float">
            <text:p>2.78868</text:p>
          </table:table-cell>
          <table:table-cell office:value-type="float" office:value="3.74103" calcext:value-type="float">
            <text:p>3.74103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000" calcext:value-type="float">
            <text:p>2000</text:p>
          </table:table-cell>
          <table:table-cell office:value-type="float" office:value="0.944747" calcext:value-type="float">
            <text:p>0.944747</text:p>
          </table:table-cell>
          <table:table-cell office:value-type="float" office:value="0.943913" calcext:value-type="float">
            <text:p>0.943913</text:p>
          </table:table-cell>
          <table:table-cell office:value-type="float" office:value="3.8602" calcext:value-type="float">
            <text:p>3.8602</text:p>
          </table:table-cell>
          <table:table-cell office:value-type="float" office:value="5.18154" calcext:value-type="float">
            <text:p>5.1815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500" calcext:value-type="float">
            <text:p>2500</text:p>
          </table:table-cell>
          <table:table-cell office:value-type="float" office:value="0.929869" calcext:value-type="float">
            <text:p>0.929869</text:p>
          </table:table-cell>
          <table:table-cell office:value-type="float" office:value="0.93032" calcext:value-type="float">
            <text:p>0.93032</text:p>
          </table:table-cell>
          <table:table-cell office:value-type="float" office:value="4.58428" calcext:value-type="float">
            <text:p>4.58428</text:p>
          </table:table-cell>
          <table:table-cell office:value-type="float" office:value="6.08749" calcext:value-type="float">
            <text:p>6.08749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3000" calcext:value-type="float">
            <text:p>3000</text:p>
          </table:table-cell>
          <table:table-cell office:value-type="float" office:value="0.944858" calcext:value-type="float">
            <text:p>0.944858</text:p>
          </table:table-cell>
          <table:table-cell office:value-type="float" office:value="0.94443" calcext:value-type="float">
            <text:p>0.94443</text:p>
          </table:table-cell>
          <table:table-cell office:value-type="float" office:value="5.5357" calcext:value-type="float">
            <text:p>5.5357</text:p>
          </table:table-cell>
          <table:table-cell office:value-type="float" office:value="7.34505" calcext:value-type="float">
            <text:p>7.34505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3500" calcext:value-type="float">
            <text:p>3500</text:p>
          </table:table-cell>
          <table:table-cell office:value-type="float" office:value="23.6584" calcext:value-type="float">
            <text:p>23.6584</text:p>
          </table:table-cell>
          <table:table-cell office:value-type="float" office:value="0.949112" calcext:value-type="float">
            <text:p>0.949112</text:p>
          </table:table-cell>
          <table:table-cell office:value-type="float" office:value="6.95767" calcext:value-type="float">
            <text:p>6.95767</text:p>
          </table:table-cell>
          <table:table-cell office:value-type="float" office:value="2.74843" calcext:value-type="float">
            <text:p>2.74843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4000" calcext:value-type="float">
            <text:p>4000</text:p>
          </table:table-cell>
          <table:table-cell office:value-type="float" office:value="27.0648" calcext:value-type="float">
            <text:p>27.0648</text:p>
          </table:table-cell>
          <table:table-cell office:value-type="float" office:value="0.948273" calcext:value-type="float">
            <text:p>0.948273</text:p>
          </table:table-cell>
          <table:table-cell office:value-type="float" office:value="7.77079" calcext:value-type="float">
            <text:p>7.77079</text:p>
          </table:table-cell>
          <table:table-cell office:value-type="float" office:value="3.02254" calcext:value-type="float">
            <text:p>3.0225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4500" calcext:value-type="float">
            <text:p>4500</text:p>
          </table:table-cell>
          <table:table-cell office:value-type="float" office:value="30.372" calcext:value-type="float">
            <text:p>30.372</text:p>
          </table:table-cell>
          <table:table-cell office:value-type="float" office:value="0.953374" calcext:value-type="float">
            <text:p>0.953374</text:p>
          </table:table-cell>
          <table:table-cell office:value-type="float" office:value="8.60143" calcext:value-type="float">
            <text:p>8.60143</text:p>
          </table:table-cell>
          <table:table-cell office:value-type="float" office:value="3.35089" calcext:value-type="float">
            <text:p>3.35089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5000" calcext:value-type="float">
            <text:p>5000</text:p>
          </table:table-cell>
          <table:table-cell office:value-type="float" office:value="33.8825" calcext:value-type="float">
            <text:p>33.8825</text:p>
          </table:table-cell>
          <table:table-cell office:value-type="float" office:value="0.951824" calcext:value-type="float">
            <text:p>0.951824</text:p>
          </table:table-cell>
          <table:table-cell office:value-type="float" office:value="9.35771" calcext:value-type="float">
            <text:p>9.35771</text:p>
          </table:table-cell>
          <table:table-cell office:value-type="float" office:value="3.73734" calcext:value-type="float">
            <text:p>3.7373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6000" calcext:value-type="float">
            <text:p>6000</text:p>
          </table:table-cell>
          <table:table-cell office:value-type="float" office:value="40.656" calcext:value-type="float">
            <text:p>40.656</text:p>
          </table:table-cell>
          <table:table-cell office:value-type="float" office:value="0.951211" calcext:value-type="float">
            <text:p>0.951211</text:p>
          </table:table-cell>
          <table:table-cell office:value-type="float" office:value="11.7547" calcext:value-type="float">
            <text:p>11.7547</text:p>
          </table:table-cell>
          <table:table-cell office:value-type="float" office:value="4.52013" calcext:value-type="float">
            <text:p>4.52013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7000" calcext:value-type="float">
            <text:p>7000</text:p>
          </table:table-cell>
          <table:table-cell office:value-type="float" office:value="47.1911" calcext:value-type="float">
            <text:p>47.1911</text:p>
          </table:table-cell>
          <table:table-cell office:value-type="float" office:value="0.954052" calcext:value-type="float">
            <text:p>0.954052</text:p>
          </table:table-cell>
          <table:table-cell office:value-type="float" office:value="13.4995" calcext:value-type="float">
            <text:p>13.4995</text:p>
          </table:table-cell>
          <table:table-cell office:value-type="float" office:value="5.33383" calcext:value-type="float">
            <text:p>5.33383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8000" calcext:value-type="float">
            <text:p>8000</text:p>
          </table:table-cell>
          <table:table-cell office:value-type="float" office:value="54.0773" calcext:value-type="float">
            <text:p>54.0773</text:p>
          </table:table-cell>
          <table:table-cell office:value-type="float" office:value="0.951921" calcext:value-type="float">
            <text:p>0.951921</text:p>
          </table:table-cell>
          <table:table-cell office:value-type="float" office:value="15.1922" calcext:value-type="float">
            <text:p>15.1922</text:p>
          </table:table-cell>
          <table:table-cell office:value-type="float" office:value="6.19676" calcext:value-type="float">
            <text:p>6.19676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9000" calcext:value-type="float">
            <text:p>9000</text:p>
          </table:table-cell>
          <table:table-cell office:value-type="float" office:value="60.9957" calcext:value-type="float">
            <text:p>60.9957</text:p>
          </table:table-cell>
          <table:table-cell office:value-type="float" office:value="0.955053" calcext:value-type="float">
            <text:p>0.955053</text:p>
          </table:table-cell>
          <table:table-cell office:value-type="float" office:value="16.8238" calcext:value-type="float">
            <text:p>16.8238</text:p>
          </table:table-cell>
          <table:table-cell office:value-type="float" office:value="7.13476" calcext:value-type="float">
            <text:p>7.13476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10000" calcext:value-type="float">
            <text:p>10000</text:p>
          </table:table-cell>
          <table:table-cell office:value-type="float" office:value="67.547" calcext:value-type="float">
            <text:p>67.547</text:p>
          </table:table-cell>
          <table:table-cell office:value-type="float" office:value="0.957572" calcext:value-type="float">
            <text:p>0.957572</text:p>
          </table:table-cell>
          <table:table-cell office:value-type="float" office:value="19.309" calcext:value-type="float">
            <text:p>19.309</text:p>
          </table:table-cell>
          <table:table-cell office:value-type="float" office:value="8.28644" calcext:value-type="float">
            <text:p>8.2864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54214" calcext:value-type="float">
            <text:p>0.954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 style:data-style-name="N2" text:time-value="15:13:19.531262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0T10:19:22.242770220</dc:date>
    <meta:generator>LibreOffice/4.2.8.2$Linux_X86_64 LibreOffice_project/420m0$Build-2</meta:generator>
    <meta:editing-duration>P1DT13H5M43S</meta:editing-duration>
    <meta:editing-cycles>29</meta:editing-cycles>
    <meta:document-statistic meta:table-count="12" meta:cell-count="4084" meta:object-count="1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81cm" svg:height="9cm" xlink:href=".." xlink:type="simple" chart:class="chart:scatter" chart:style-name="ch1">
        <chart:legend chart:legend-position="end" svg:x="10.789cm" svg:y="3.952cm" style:legend-expansion="high" chart:style-name="ch2"/>
        <chart:plot-area chart:style-name="ch3" table:cell-range-address="Mushroom.B3:Mushroom.B43 Mushroom.D2:Mushroom.D43 Mushroom.H2:Mushroom.H43" chart:data-source-has-labels="row" svg:x="0.341cm" svg:y="0.18cm" svg:width="10.107cm" svg:height="8.64cm">
          <chartooo:coordinate-region svg:x="1.253cm" svg:y="0.379cm" svg:width="8.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ushroom.D3:Mushroom.D43" chart:label-cell-address="Mushroom.D2:Mushroom.D2" chart:class="chart:scatter">
            <chart:domain table:cell-range-address="Mushroom.B3:Mushroom.B43"/>
            <chart:data-point chart:repeated="41"/>
          </chart:series>
          <chart:series chart:style-name="ch8" chart:values-cell-range-address="Mushroom.H3:Mushroom.H43" chart:label-cell-address="Mushroom.H2:Mushroom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Mushroom.D2:Mushroom.D2</svg:desc>
                </draw:g>
              </table:table-cell>
              <table:table-cell office:value-type="string">
                <text:p>MH-UIUPTrees-TestingExtra%</text:p>
                <draw:g>
                  <svg:desc>Mushroom.H2:Mushroo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ushroom.B3:Mushroom.B43</svg:desc>
                </draw:g>
              </table:table-cell>
              <table:table-cell office:value-type="float" office:value="0.668442">
                <text:p>0.668442</text:p>
                <draw:g>
                  <svg:desc>Mushroom.D3:Mushroom.D43</svg:desc>
                </draw:g>
              </table:table-cell>
              <table:table-cell office:value-type="float" office:value="0.708994">
                <text:p>0.708994</text:p>
                <draw:g>
                  <svg:desc>Mushroom.H3:Mushroom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34832">
                <text:p>0.63483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8572">
                <text:p>0.6857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41854">
                <text:p>0.641854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4217">
                <text:p>0.64217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77239">
                <text:p>0.677239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70375">
                <text:p>0.670375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74675">
                <text:p>0.674675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53886">
                <text:p>0.653886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32939">
                <text:p>0.632939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697357">
                <text:p>0.697357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625799">
                <text:p>0.625799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623353">
                <text:p>0.623353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645049">
                <text:p>0.645049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662919">
                <text:p>0.662919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666075">
                <text:p>0.666075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658659">
                <text:p>0.658659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685878">
                <text:p>0.685878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669112">
                <text:p>0.66911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651085">
                <text:p>0.651085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639842">
                <text:p>0.63984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646864">
                <text:p>0.646864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640868">
                <text:p>0.640868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666943">
                <text:p>0.666943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664103">
                <text:p>0.664103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665325">
                <text:p>0.665325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640197">
                <text:p>0.640197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658422">
                <text:p>0.65842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728284">
                <text:p>0.728284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740355">
                <text:p>0.740355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750217">
                <text:p>0.750217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765483">
                <text:p>0.765483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7714">
                <text:p>0.7714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774872">
                <text:p>0.77487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76497">
                <text:p>0.76497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77211">
                <text:p>0.77211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794832">
                <text:p>0.79483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798343">
                <text:p>0.798343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792742">
                <text:p>0.792742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782446">
                <text:p>0.782446</text:p>
              </table:table-cell>
              <table:table-cell office:value-type="float" office:value="0.708994">
                <text:p>0.708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788166">
                <text:p>0.788166</text:p>
              </table:table-cell>
              <table:table-cell office:value-type="float" office:value="0.708994">
                <text:p>0.708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SpectHeart.B3:SpectHeart.B43 SpectHeart.D2:SpectHeart.D43 SpectHeart.H2:SpectHeart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ectHeart.D3:SpectHeart.D43" chart:label-cell-address="SpectHeart.D2:SpectHeart.D2" chart:class="chart:scatter">
            <chart:domain table:cell-range-address="SpectHeart.B3:SpectHeart.B43"/>
            <chart:data-point chart:repeated="41"/>
          </chart:series>
          <chart:series chart:style-name="ch8" chart:values-cell-range-address="SpectHeart.H3:SpectHeart.H43" chart:label-cell-address="SpectHeart.H2:SpectHeart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SpectHeart.D2:SpectHeart.D2</svg:desc>
                </draw:g>
              </table:table-cell>
              <table:table-cell office:value-type="string">
                <text:p>MH-UIUPTrees-TestingExtra%</text:p>
                <draw:g>
                  <svg:desc>SpectHeart.H2:SpectHeart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ectHeart.B3:SpectHeart.B43</svg:desc>
                </draw:g>
              </table:table-cell>
              <table:table-cell office:value-type="float" office:value="0.893639">
                <text:p>0.893639</text:p>
                <draw:g>
                  <svg:desc>SpectHeart.D3:SpectHeart.D43</svg:desc>
                </draw:g>
              </table:table-cell>
              <table:table-cell office:value-type="float" office:value="0.937226">
                <text:p>0.937226</text:p>
                <draw:g>
                  <svg:desc>SpectHeart.H3:SpectHeart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2284">
                <text:p>0.892284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55683">
                <text:p>0.855683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1043">
                <text:p>0.901043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927">
                <text:p>0.8992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06048">
                <text:p>0.906048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09176">
                <text:p>0.909176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02085">
                <text:p>0.902085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3858">
                <text:p>0.903858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3003">
                <text:p>0.883003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02607">
                <text:p>0.90260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893326">
                <text:p>0.893326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10532">
                <text:p>0.910532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73723">
                <text:p>0.873723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00521">
                <text:p>0.900521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00834">
                <text:p>0.900834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0438">
                <text:p>0.90438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7487">
                <text:p>0.8748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07821">
                <text:p>0.907821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904171">
                <text:p>0.904171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8561">
                <text:p>0.88561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904067">
                <text:p>0.90406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9708">
                <text:p>0.89708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90219">
                <text:p>0.90219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88008">
                <text:p>0.888008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99687">
                <text:p>0.89968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91147">
                <text:p>0.9114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910845">
                <text:p>0.910845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923775">
                <text:p>0.923775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902085">
                <text:p>0.902085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91147">
                <text:p>0.9114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91804">
                <text:p>0.91804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908342">
                <text:p>0.908342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915537">
                <text:p>0.91553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919395">
                <text:p>0.919395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917727">
                <text:p>0.91772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929406">
                <text:p>0.929406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925965">
                <text:p>0.925965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2586">
                <text:p>0.92586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927737">
                <text:p>0.927737</text:p>
              </table:table-cell>
              <table:table-cell office:value-type="float" office:value="0.937226">
                <text:p>0.937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931387">
                <text:p>0.931387</text:p>
              </table:table-cell>
              <table:table-cell office:value-type="float" office:value="0.937226">
                <text:p>0.93722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Vehicle.B3:Vehicle.B43 Vehicle.D2:Vehicle.D43 Vehicle.H2:Vehicle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ehicle.D3:Vehicle.D43" chart:label-cell-address="Vehicle.D2:Vehicle.D2" chart:class="chart:scatter">
            <chart:domain table:cell-range-address="Vehicle.B3:Vehicle.B43"/>
            <chart:data-point chart:repeated="41"/>
          </chart:series>
          <chart:series chart:style-name="ch8" chart:values-cell-range-address="Vehicle.H3:Vehicle.H43" chart:label-cell-address="Vehicle.H2:Vehicle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Vehicle.D2:Vehicle.D2</svg:desc>
                </draw:g>
              </table:table-cell>
              <table:table-cell office:value-type="string">
                <text:p>MH-UIUPTrees-TestingExtra%</text:p>
                <draw:g>
                  <svg:desc>Vehicle.H2:Vehicl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ehicle.B3:Vehicle.B43</svg:desc>
                </draw:g>
              </table:table-cell>
              <table:table-cell office:value-type="float" office:value="0.693626">
                <text:p>0.693626</text:p>
                <draw:g>
                  <svg:desc>Vehicle.D3:Vehicle.D43</svg:desc>
                </draw:g>
              </table:table-cell>
              <table:table-cell office:value-type="float" office:value="0.79141">
                <text:p>0.79141</text:p>
                <draw:g>
                  <svg:desc>Vehicle.H3:Vehicle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84475">
                <text:p>0.68447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99618">
                <text:p>0.699618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91631">
                <text:p>0.69163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3235">
                <text:p>0.69323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4801">
                <text:p>0.6480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02855">
                <text:p>0.70285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97232">
                <text:p>0.697232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53832">
                <text:p>0.653832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93295">
                <text:p>0.69329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683775">
                <text:p>0.68377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6565">
                <text:p>0.656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66218">
                <text:p>0.66218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662531">
                <text:p>0.66253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667789">
                <text:p>0.667789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690875">
                <text:p>0.69087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699731">
                <text:p>0.69973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692474">
                <text:p>0.692474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698245">
                <text:p>0.69824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679339">
                <text:p>0.679339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722243">
                <text:p>0.722243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697089">
                <text:p>0.697089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708495">
                <text:p>0.70849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757665">
                <text:p>0.75766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764287">
                <text:p>0.764287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753107">
                <text:p>0.753107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736656">
                <text:p>0.736656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741731">
                <text:p>0.74173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773203">
                <text:p>0.773203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792952">
                <text:p>0.792952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800982">
                <text:p>0.800982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81251">
                <text:p>0.8125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819871">
                <text:p>0.81987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811897">
                <text:p>0.811897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812045">
                <text:p>0.81204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81583">
                <text:p>0.81583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815634">
                <text:p>0.815634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826101">
                <text:p>0.826101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824342">
                <text:p>0.824342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826845">
                <text:p>0.826845</text:p>
              </table:table-cell>
              <table:table-cell office:value-type="float" office:value="0.79141">
                <text:p>0.79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827349">
                <text:p>0.827349</text:p>
              </table:table-cell>
              <table:table-cell office:value-type="float" office:value="0.79141">
                <text:p>0.791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Wine.B3:Wine.B43 Wine.D2:Wine.D43 Wine.H2:Wine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e.D3:Wine.D43" chart:label-cell-address="Wine.D2:Wine.D2" chart:class="chart:scatter">
            <chart:domain table:cell-range-address="Wine.B3:Wine.B43"/>
            <chart:data-point chart:repeated="41"/>
          </chart:series>
          <chart:series chart:style-name="ch8" chart:values-cell-range-address="Wine.H3:Wine.H43" chart:label-cell-address="Wine.H2:Wine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Wine.D2:Wine.D2</svg:desc>
                </draw:g>
              </table:table-cell>
              <table:table-cell office:value-type="string">
                <text:p>MH-UIUPTrees-TestingExtra%</text:p>
                <draw:g>
                  <svg:desc>Wine.H2:Win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B3:Wine.B43</svg:desc>
                </draw:g>
              </table:table-cell>
              <table:table-cell office:value-type="float" office:value="0.905844">
                <text:p>0.905844</text:p>
                <draw:g>
                  <svg:desc>Wine.D3:Wine.D43</svg:desc>
                </draw:g>
              </table:table-cell>
              <table:table-cell office:value-type="float" office:value="0.954214">
                <text:p>0.954214</text:p>
                <draw:g>
                  <svg:desc>Wine.H3:Wine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01292">
                <text:p>0.90129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14562">
                <text:p>0.91456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21989">
                <text:p>0.921989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01905">
                <text:p>0.901905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10074">
                <text:p>0.910074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29771">
                <text:p>0.929771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13691">
                <text:p>0.913691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19018">
                <text:p>0.919018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9364">
                <text:p>0.909364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880433">
                <text:p>0.88043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16952">
                <text:p>0.91695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20149">
                <text:p>0.920149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925153">
                <text:p>0.92515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21763">
                <text:p>0.92176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33323">
                <text:p>0.93332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27349">
                <text:p>0.927349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92525">
                <text:p>0.92525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19858">
                <text:p>0.919858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914466">
                <text:p>0.914466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93187">
                <text:p>0.93187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913949">
                <text:p>0.913949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924023">
                <text:p>0.92402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913465">
                <text:p>0.913465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930836">
                <text:p>0.930836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918082">
                <text:p>0.91808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935777">
                <text:p>0.935777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928189">
                <text:p>0.928189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937972">
                <text:p>0.93797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943913">
                <text:p>0.94391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93032">
                <text:p>0.9303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94443">
                <text:p>0.9444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949112">
                <text:p>0.94911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948273">
                <text:p>0.94827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953374">
                <text:p>0.953374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951824">
                <text:p>0.951824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951211">
                <text:p>0.951211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954052">
                <text:p>0.954052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51921">
                <text:p>0.951921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955053">
                <text:p>0.955053</text:p>
              </table:table-cell>
              <table:table-cell office:value-type="float" office:value="0.954214">
                <text:p>0.9542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957572">
                <text:p>0.957572</text:p>
              </table:table-cell>
              <table:table-cell office:value-type="float" office:value="0.954214">
                <text:p>0.95421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99cm" svg:height="9cm" xlink:href=".." xlink:type="simple" chart:class="chart:scatter" chart:style-name="ch1">
        <chart:legend chart:legend-position="end" svg:x="12.807cm" svg:y="3.952cm" style:legend-expansion="high" chart:style-name="ch2"/>
        <chart:plot-area chart:style-name="ch3" table:cell-range-address="TicTacToe.B3:TicTacToe.B48 TicTacToe.D2:TicTacToe.D48 TicTacToe.H2:TicTacToe.H48" chart:data-source-has-labels="row" svg:x="0.381cm" svg:y="0.18cm" svg:width="12.045cm" svg:height="8.64cm">
          <chartooo:coordinate-region svg:x="1.293cm" svg:y="0.379cm" svg:width="10.66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icTacToe.D3:TicTacToe.D48" chart:label-cell-address="TicTacToe.D2:TicTacToe.D2" chart:class="chart:scatter">
            <chart:domain table:cell-range-address="TicTacToe.B3:TicTacToe.B48"/>
            <chart:data-point chart:repeated="46"/>
          </chart:series>
          <chart:series chart:style-name="ch8" chart:values-cell-range-address="TicTacToe.H3:TicTacToe.H48" chart:label-cell-address="TicTacToe.H2:TicTacToe.H2" chart:class="chart:scatter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TicTacToe.D2:TicTacToe.D2</svg:desc>
                </draw:g>
              </table:table-cell>
              <table:table-cell office:value-type="string">
                <text:p>MH-UIUPTrees-TestingExtra%</text:p>
                <draw:g>
                  <svg:desc>TicTacToe.H2:TicTacTo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cTacToe.B3:TicTacToe.B48</svg:desc>
                </draw:g>
              </table:table-cell>
              <table:table-cell office:value-type="float" office:value="0.670296">
                <text:p>0.670296</text:p>
                <draw:g>
                  <svg:desc>TicTacToe.D3:TicTacToe.D48</svg:desc>
                </draw:g>
              </table:table-cell>
              <table:table-cell office:value-type="float" office:value="0.739256">
                <text:p>0.739256</text:p>
                <draw:g>
                  <svg:desc>TicTacToe.H3:TicTacToe.H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47806">
                <text:p>0.647806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70474">
                <text:p>0.67047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32994">
                <text:p>0.63299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51799">
                <text:p>0.651799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47742">
                <text:p>0.64774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50483">
                <text:p>0.650483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38818">
                <text:p>0.63881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64441">
                <text:p>0.664441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34755">
                <text:p>0.63475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648952">
                <text:p>0.64895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645894">
                <text:p>0.64589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620763">
                <text:p>0.620763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631789">
                <text:p>0.631789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657806">
                <text:p>0.657806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64144">
                <text:p>0.6414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660923">
                <text:p>0.660923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648727">
                <text:p>0.648727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652026">
                <text:p>0.652026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640872">
                <text:p>0.64087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660386">
                <text:p>0.660386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666367">
                <text:p>0.666367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651715">
                <text:p>0.65171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654464">
                <text:p>0.65446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701675">
                <text:p>0.70167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703118">
                <text:p>0.70311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69342">
                <text:p>0.6934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698758">
                <text:p>0.69875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0.698758">
                <text:p>0.69875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  <table:table-cell office:value-type="float" office:value="0.695902">
                <text:p>0.69590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0">
                <text:p>1400</text:p>
              </table:table-cell>
              <table:table-cell office:value-type="float" office:value="0.710611">
                <text:p>0.710611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0.715216">
                <text:p>0.715216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0">
                <text:p>1800</text:p>
              </table:table-cell>
              <table:table-cell office:value-type="float" office:value="0.706917">
                <text:p>0.706917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">
                <text:p>2000</text:p>
              </table:table-cell>
              <table:table-cell office:value-type="float" office:value="0.729989">
                <text:p>0.729989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">
                <text:p>2000</text:p>
              </table:table-cell>
              <table:table-cell office:value-type="float" office:value="0.729989">
                <text:p>0.729989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0">
                <text:p>2500</text:p>
              </table:table-cell>
              <table:table-cell office:value-type="float" office:value="0.730162">
                <text:p>0.73016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00">
                <text:p>3000</text:p>
              </table:table-cell>
              <table:table-cell office:value-type="float" office:value="0.733477">
                <text:p>0.733477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00">
                <text:p>3500</text:p>
              </table:table-cell>
              <table:table-cell office:value-type="float" office:value="0.73643">
                <text:p>0.73643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">
                <text:p>4000</text:p>
              </table:table-cell>
              <table:table-cell office:value-type="float" office:value="0.739102">
                <text:p>0.739102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00">
                <text:p>4500</text:p>
              </table:table-cell>
              <table:table-cell office:value-type="float" office:value="0.745281">
                <text:p>0.745281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0.74584">
                <text:p>0.7458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">
                <text:p>6000</text:p>
              </table:table-cell>
              <table:table-cell office:value-type="float" office:value="0.747435">
                <text:p>0.747435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">
                <text:p>7000</text:p>
              </table:table-cell>
              <table:table-cell office:value-type="float" office:value="0.748577">
                <text:p>0.748577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">
                <text:p>8000</text:p>
              </table:table-cell>
              <table:table-cell office:value-type="float" office:value="0.747204">
                <text:p>0.747204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">
                <text:p>9000</text:p>
              </table:table-cell>
              <table:table-cell office:value-type="float" office:value="0.752738">
                <text:p>0.752738</text:p>
              </table:table-cell>
              <table:table-cell office:value-type="float" office:value="0.739256">
                <text:p>0.739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">
                <text:p>10000</text:p>
              </table:table-cell>
              <table:table-cell office:value-type="float" office:value="0.75077">
                <text:p>0.75077</text:p>
              </table:table-cell>
              <table:table-cell office:value-type="float" office:value="0.739256">
                <text:p>0.739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87cm" svg:height="9cm" xlink:href=".." xlink:type="simple" chart:class="chart:scatter" chart:style-name="ch1">
        <chart:legend chart:legend-position="end" svg:x="10.213cm" svg:y="3.753cm" style:legend-expansion="high" chart:style-name="ch2"/>
        <chart:plot-area chart:style-name="ch3" table:cell-range-address="BCW.B3:BCW.B43 BCW.D2:BCW.D43 BCW.H2:BCW.H43" chart:data-source-has-labels="row" svg:x="0.323cm" svg:y="0.18cm" svg:width="9.567cm" svg:height="8.64cm">
          <chartooo:coordinate-region svg:x="1.235cm" svg:y="0.379cm" svg:width="8.1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CW.D3:BCW.D43" chart:label-cell-address="BCW.D2:BCW.D2" chart:class="chart:scatter">
            <chart:domain table:cell-range-address="BCW.B3:BCW.B43"/>
            <chart:data-point chart:repeated="41"/>
          </chart:series>
          <chart:series chart:style-name="ch8" chart:values-cell-range-address="BCW.H3:BCW.H43" chart:label-cell-address="BCW.H2:BCW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BCW.D2:BCW.D2</svg:desc>
                </draw:g>
              </table:table-cell>
              <table:table-cell office:value-type="string">
                <text:p>MH-UIUPTrees-TestingExtra%</text:p>
                <draw:g>
                  <svg:desc>BCW.H2:BCW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CW.B3:BCW.B43</svg:desc>
                </draw:g>
              </table:table-cell>
              <table:table-cell office:value-type="float" office:value="0.829745">
                <text:p>0.829745</text:p>
                <draw:g>
                  <svg:desc>BCW.D3:BCW.D43</svg:desc>
                </draw:g>
              </table:table-cell>
              <table:table-cell office:value-type="float" office:value="0.908102">
                <text:p>0.908102</text:p>
                <draw:g>
                  <svg:desc>BCW.H3:BCW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6748">
                <text:p>0.82674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2434">
                <text:p>0.84243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54014">
                <text:p>0.85401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49464">
                <text:p>0.84946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43877">
                <text:p>0.84387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046">
                <text:p>0.85904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7899">
                <text:p>0.857899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49501">
                <text:p>0.849501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37958">
                <text:p>0.83795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845394">
                <text:p>0.84539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838513">
                <text:p>0.838513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837958">
                <text:p>0.83795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44802">
                <text:p>0.844802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839068">
                <text:p>0.83906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52497">
                <text:p>0.85249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50277">
                <text:p>0.85027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57196">
                <text:p>0.85719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28672">
                <text:p>0.828672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6737">
                <text:p>0.8673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39438">
                <text:p>0.839438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59194">
                <text:p>0.85919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56345">
                <text:p>0.85634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7562">
                <text:p>0.87562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73326">
                <text:p>0.87332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60229">
                <text:p>0.860229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64595">
                <text:p>0.86459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65076">
                <text:p>0.86507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891454">
                <text:p>0.89145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897484">
                <text:p>0.897484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910507">
                <text:p>0.910507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921606">
                <text:p>0.92160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922605">
                <text:p>0.92260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92549">
                <text:p>0.92549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917203">
                <text:p>0.917203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928339">
                <text:p>0.928339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924195">
                <text:p>0.92419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932186">
                <text:p>0.93218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35886">
                <text:p>0.935886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930115">
                <text:p>0.930115</text:p>
              </table:table-cell>
              <table:table-cell office:value-type="float" office:value="0.908102">
                <text:p>0.9081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934184">
                <text:p>0.934184</text:p>
              </table:table-cell>
              <table:table-cell office:value-type="float" office:value="0.908102">
                <text:p>0.9081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CarEval.B3:CarEval.B43 CarEval.D2:CarEval.D43 CarEval.H2:CarEval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D3:CarEval.D43" chart:label-cell-address="CarEval.D2:CarEval.D2" chart:class="chart:scatter">
            <chart:domain table:cell-range-address="CarEval.B3:CarEval.B43"/>
            <chart:data-point chart:repeated="41"/>
          </chart:series>
          <chart:series chart:style-name="ch8" chart:values-cell-range-address="CarEval.H3:CarEval.H43" chart:label-cell-address="CarEval.H2:CarEval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CarEval.D2:CarEval.D2</svg:desc>
                </draw:g>
              </table:table-cell>
              <table:table-cell office:value-type="string">
                <text:p>MH-UIUPTrees-TestingExtra%</text:p>
                <draw:g>
                  <svg:desc>CarEval.H2:CarEval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B3:CarEval.B43</svg:desc>
                </draw:g>
              </table:table-cell>
              <table:table-cell office:value-type="float" office:value="0.761184">
                <text:p>0.761184</text:p>
                <draw:g>
                  <svg:desc>CarEval.D3:CarEval.D43</svg:desc>
                </draw:g>
              </table:table-cell>
              <table:table-cell office:value-type="float" office:value="0.858752">
                <text:p>0.858752</text:p>
                <draw:g>
                  <svg:desc>CarEval.H3:CarEval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9528">
                <text:p>0.74952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43554">
                <text:p>0.743554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59525">
                <text:p>0.759525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67696">
                <text:p>0.767696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62737">
                <text:p>0.762737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36297">
                <text:p>0.736297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2939">
                <text:p>0.752939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68702">
                <text:p>0.768702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24363">
                <text:p>0.72436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781658">
                <text:p>0.78165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753103">
                <text:p>0.75310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751113">
                <text:p>0.75111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765513">
                <text:p>0.76551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771411">
                <text:p>0.77141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772257">
                <text:p>0.772257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78971">
                <text:p>0.7897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756112">
                <text:p>0.756112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775598">
                <text:p>0.77559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4124">
                <text:p>0.84124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32485">
                <text:p>0.832485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55173">
                <text:p>0.85517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7324">
                <text:p>0.87324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84488">
                <text:p>0.88448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91879">
                <text:p>0.891879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89421">
                <text:p>0.88942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81347">
                <text:p>0.881347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9391">
                <text:p>0.89391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897965">
                <text:p>0.897965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907192">
                <text:p>0.907192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916869">
                <text:p>0.916869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909408">
                <text:p>0.90940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926025">
                <text:p>0.926025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909854">
                <text:p>0.909854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912004">
                <text:p>0.912004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913028">
                <text:p>0.91302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909882">
                <text:p>0.909882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912893">
                <text:p>0.912893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10028">
                <text:p>0.91002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914128">
                <text:p>0.914128</text:p>
              </table:table-cell>
              <table:table-cell office:value-type="float" office:value="0.858752">
                <text:p>0.8587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919331">
                <text:p>0.919331</text:p>
              </table:table-cell>
              <table:table-cell office:value-type="float" office:value="0.858752">
                <text:p>0.8587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CreditApproval.B3:CreditApproval.B43 CreditApproval.D2:CreditApproval.D43 CreditApproval.H2:CreditApproval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editApproval.D3:CreditApproval.D43" chart:label-cell-address="CreditApproval.D2:CreditApproval.D2" chart:class="chart:scatter">
            <chart:domain table:cell-range-address="CreditApproval.B3:CreditApproval.B43"/>
            <chart:data-point chart:repeated="41"/>
          </chart:series>
          <chart:series chart:style-name="ch8" chart:values-cell-range-address="CreditApproval.H3:CreditApproval.H43" chart:label-cell-address="CreditApproval.H2:CreditApproval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CreditApproval.D2:CreditApproval.D2</svg:desc>
                </draw:g>
              </table:table-cell>
              <table:table-cell office:value-type="string">
                <text:p>MH-UIUPTrees-TestingExtra%</text:p>
                <draw:g>
                  <svg:desc>CreditApproval.H2:CreditApproval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reditApproval.B3:CreditApproval.B43</svg:desc>
                </draw:g>
              </table:table-cell>
              <table:table-cell office:value-type="float" office:value="0.873663">
                <text:p>0.873663</text:p>
                <draw:g>
                  <svg:desc>CreditApproval.D3:CreditApproval.D43</svg:desc>
                </draw:g>
              </table:table-cell>
              <table:table-cell office:value-type="float" office:value="0.915073">
                <text:p>0.915073</text:p>
                <draw:g>
                  <svg:desc>CreditApproval.H3:CreditApproval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34615">
                <text:p>0.83461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13">
                <text:p>0.87613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8355">
                <text:p>0.87835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6929">
                <text:p>0.8692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5957">
                <text:p>0.855957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74132">
                <text:p>0.874132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2327">
                <text:p>0.842327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7935">
                <text:p>0.85793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79772">
                <text:p>0.879772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833475">
                <text:p>0.83347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865814">
                <text:p>0.865814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878955">
                <text:p>0.87895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32309">
                <text:p>0.83230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87957">
                <text:p>0.87957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5059">
                <text:p>0.8505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65945">
                <text:p>0.86594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67459">
                <text:p>0.86745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60961">
                <text:p>0.860961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55806">
                <text:p>0.855806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85064">
                <text:p>0.885064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79268">
                <text:p>0.879268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56649">
                <text:p>0.85664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87566">
                <text:p>0.887566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92085">
                <text:p>0.89208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60629">
                <text:p>0.86062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79812">
                <text:p>0.879812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86405">
                <text:p>0.88640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894749">
                <text:p>0.894749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899501">
                <text:p>0.899501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899077">
                <text:p>0.899077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899541">
                <text:p>0.899541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908243">
                <text:p>0.908243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905922">
                <text:p>0.905922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907405">
                <text:p>0.90740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909105">
                <text:p>0.909105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912112">
                <text:p>0.912112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905594">
                <text:p>0.905594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1364">
                <text:p>0.91364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913393">
                <text:p>0.913393</text:p>
              </table:table-cell>
              <table:table-cell office:value-type="float" office:value="0.915073">
                <text:p>0.915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915123">
                <text:p>0.915123</text:p>
              </table:table-cell>
              <table:table-cell office:value-type="float" office:value="0.915073">
                <text:p>0.9150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GermanCredit.B3:GermanCredit.B43 GermanCredit.D2:GermanCredit.D43 GermanCredit.H2:GermanCredit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rmanCredit.D3:GermanCredit.D43" chart:label-cell-address="GermanCredit.D2:GermanCredit.D2" chart:class="chart:scatter">
            <chart:domain table:cell-range-address="GermanCredit.B3:GermanCredit.B43"/>
            <chart:data-point chart:repeated="41"/>
          </chart:series>
          <chart:series chart:style-name="ch8" chart:values-cell-range-address="GermanCredit.H3:GermanCredit.H43" chart:label-cell-address="GermanCredit.H2:GermanCredit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GermanCredit.D2:GermanCredit.D2</svg:desc>
                </draw:g>
              </table:table-cell>
              <table:table-cell office:value-type="string">
                <text:p>MH-UIUPTrees-TestingExtra%</text:p>
                <draw:g>
                  <svg:desc>GermanCredit.H2:GermanCredit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ermanCredit.B3:GermanCredit.B43</svg:desc>
                </draw:g>
              </table:table-cell>
              <table:table-cell office:value-type="float" office:value="0.673006">
                <text:p>0.673006</text:p>
                <draw:g>
                  <svg:desc>GermanCredit.D3:GermanCredit.D43</svg:desc>
                </draw:g>
              </table:table-cell>
              <table:table-cell office:value-type="float" office:value="0.743416">
                <text:p>0.743416</text:p>
                <draw:g>
                  <svg:desc>GermanCredit.H3:GermanCredit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37069">
                <text:p>0.63706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7126">
                <text:p>0.67126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40879">
                <text:p>0.64087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82563">
                <text:p>0.682563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36895">
                <text:p>0.636895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75404">
                <text:p>0.675404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52146">
                <text:p>0.652146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87212">
                <text:p>0.687212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76868">
                <text:p>0.676868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635747">
                <text:p>0.635747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652103">
                <text:p>0.652103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590429">
                <text:p>0.59042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676224">
                <text:p>0.676224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677413">
                <text:p>0.677413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655599">
                <text:p>0.65559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646605">
                <text:p>0.646605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654263">
                <text:p>0.654263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670559">
                <text:p>0.67055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680495">
                <text:p>0.680495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700447">
                <text:p>0.700447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690255">
                <text:p>0.690255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708957">
                <text:p>0.708957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701586">
                <text:p>0.701586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689925">
                <text:p>0.689925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706794">
                <text:p>0.706794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721829">
                <text:p>0.72182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717339">
                <text:p>0.71733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731678">
                <text:p>0.731678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735822">
                <text:p>0.735822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742792">
                <text:p>0.742792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743989">
                <text:p>0.74398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745967">
                <text:p>0.745967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747762">
                <text:p>0.747762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74541">
                <text:p>0.74541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750635">
                <text:p>0.750635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752409">
                <text:p>0.752409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751972">
                <text:p>0.751972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748098">
                <text:p>0.748098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750254">
                <text:p>0.750254</text:p>
              </table:table-cell>
              <table:table-cell office:value-type="float" office:value="0.743416">
                <text:p>0.7434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75436">
                <text:p>0.75436</text:p>
              </table:table-cell>
              <table:table-cell office:value-type="float" office:value="0.743416">
                <text:p>0.7434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Ionosphere.B3:Ionosphere.B43 Ionosphere.D2:Ionosphere.D43 Ionosphere.H2:Ionosphere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onosphere.D3:Ionosphere.D43" chart:label-cell-address="Ionosphere.D2:Ionosphere.D2" chart:class="chart:scatter">
            <chart:domain table:cell-range-address="Ionosphere.B3:Ionosphere.B43"/>
            <chart:data-point chart:repeated="41"/>
          </chart:series>
          <chart:series chart:style-name="ch8" chart:values-cell-range-address="Ionosphere.H3:Ionosphere.H43" chart:label-cell-address="Ionosphere.H2:Ionosphere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Ionosphere.D2:Ionosphere.D2</svg:desc>
                </draw:g>
              </table:table-cell>
              <table:table-cell office:value-type="string">
                <text:p>MH-UIUPTrees-TestingExtra%</text:p>
                <draw:g>
                  <svg:desc>Ionosphere.H2:Ionospher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onosphere.B3:Ionosphere.B43</svg:desc>
                </draw:g>
              </table:table-cell>
              <table:table-cell office:value-type="float" office:value="0.772361">
                <text:p>0.772361</text:p>
                <draw:g>
                  <svg:desc>Ionosphere.D3:Ionosphere.D43</svg:desc>
                </draw:g>
              </table:table-cell>
              <table:table-cell office:value-type="float" office:value="0.86929">
                <text:p>0.86929</text:p>
                <draw:g>
                  <svg:desc>Ionosphere.H3:Ionosphere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1478">
                <text:p>0.731478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71593">
                <text:p>0.77159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2035">
                <text:p>0.74203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22553">
                <text:p>0.72255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18042">
                <text:p>0.718042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619">
                <text:p>0.7619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4501">
                <text:p>0.7450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58061">
                <text:p>0.75806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40979">
                <text:p>0.740979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747601">
                <text:p>0.74760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741363">
                <text:p>0.74136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739731">
                <text:p>0.73973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740115">
                <text:p>0.74011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725912">
                <text:p>0.725912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726967">
                <text:p>0.726967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757965">
                <text:p>0.75796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720825">
                <text:p>0.72082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709885">
                <text:p>0.70988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753455">
                <text:p>0.75345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7738">
                <text:p>0.7738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75">
                <text:p>0.7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757965">
                <text:p>0.75796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778503">
                <text:p>0.77850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739443">
                <text:p>0.73944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752975">
                <text:p>0.75297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725912">
                <text:p>0.725912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789251">
                <text:p>0.78925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779942">
                <text:p>0.779942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770633">
                <text:p>0.77063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75691">
                <text:p>0.7569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796257">
                <text:p>0.796257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758157">
                <text:p>0.758157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79261">
                <text:p>0.79261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800096">
                <text:p>0.800096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80547">
                <text:p>0.80547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820345">
                <text:p>0.820345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81238">
                <text:p>0.81238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834453">
                <text:p>0.83445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833013">
                <text:p>0.833013</text:p>
              </table:table-cell>
              <table:table-cell office:value-type="float" office:value="0.86929">
                <text:p>0.86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829846">
                <text:p>0.829846</text:p>
              </table:table-cell>
              <table:table-cell office:value-type="float" office:value="0.86929">
                <text:p>0.869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MamMass.B3:MamMass.B43 MamMass.D2:MamMass.D43 MamMass.H2:MamMass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mMass.D3:MamMass.D43" chart:label-cell-address="MamMass.D2:MamMass.D2" chart:class="chart:scatter">
            <chart:domain table:cell-range-address="MamMass.B3:MamMass.B43"/>
            <chart:data-point chart:repeated="41"/>
          </chart:series>
          <chart:series chart:style-name="ch8" chart:values-cell-range-address="MamMass.H3:MamMass.H43" chart:label-cell-address="MamMass.H2:MamMass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MamMass.D2:MamMass.D2</svg:desc>
                </draw:g>
              </table:table-cell>
              <table:table-cell office:value-type="string">
                <text:p>MH-UIUPTrees-TestingExtra%</text:p>
                <draw:g>
                  <svg:desc>MamMass.H2:MamMas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mMass.B3:MamMass.B43</svg:desc>
                </draw:g>
              </table:table-cell>
              <table:table-cell office:value-type="float" office:value="0.846218">
                <text:p>0.846218</text:p>
                <draw:g>
                  <svg:desc>MamMass.D3:MamMass.D43</svg:desc>
                </draw:g>
              </table:table-cell>
              <table:table-cell office:value-type="float" office:value="0.880252">
                <text:p>0.880252</text:p>
                <draw:g>
                  <svg:desc>MamMass.H3:MamMass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09244">
                <text:p>0.809244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4874">
                <text:p>0.834874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2479">
                <text:p>0.82479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2269">
                <text:p>0.822269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2563">
                <text:p>0.82563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01261">
                <text:p>0.801261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4118">
                <text:p>0.844118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20588">
                <text:p>0.820588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2437">
                <text:p>0.82437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826891">
                <text:p>0.826891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838235">
                <text:p>0.838235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818067">
                <text:p>0.818067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15126">
                <text:p>0.815126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842017">
                <text:p>0.842017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44958">
                <text:p>0.844958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35294">
                <text:p>0.835294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2605">
                <text:p>0.82605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06303">
                <text:p>0.806303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797479">
                <text:p>0.797479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07983">
                <text:p>0.807983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34454">
                <text:p>0.834454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34034">
                <text:p>0.834034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2605">
                <text:p>0.82605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38655">
                <text:p>0.838655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4958">
                <text:p>0.84958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43697">
                <text:p>0.843697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57983">
                <text:p>0.857983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816387">
                <text:p>0.816387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854202">
                <text:p>0.854202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865546">
                <text:p>0.865546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866807">
                <text:p>0.866807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871849">
                <text:p>0.871849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877311">
                <text:p>0.877311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884454">
                <text:p>0.884454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886975">
                <text:p>0.886975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89916">
                <text:p>0.89916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889496">
                <text:p>0.889496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877311">
                <text:p>0.877311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894118">
                <text:p>0.894118</text:p>
              </table:table-cell>
              <table:table-cell office:value-type="float" office:value="0.880252">
                <text:p>0.880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890756">
                <text:p>0.890756</text:p>
              </table:table-cell>
              <table:table-cell office:value-type="float" office:value="0.880252">
                <text:p>0.8802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026cm" svg:y="3.753cm" style:legend-expansion="high" chart:style-name="ch2"/>
        <chart:plot-area chart:style-name="ch3" table:cell-range-address="Nursery.B3:Nursery.B43 Nursery.D2:Nursery.D43 Nursery.H2:Nursery.H43" chart:data-source-has-labels="row" svg:x="0.32cm" svg:y="0.18cm" svg:width="9.386cm" svg:height="8.64cm">
          <chartooo:coordinate-region svg:x="1.232cm" svg:y="0.379cm" svg:width="8.0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ursery.D3:Nursery.D43" chart:label-cell-address="Nursery.D2:Nursery.D2" chart:class="chart:scatter">
            <chart:domain table:cell-range-address="Nursery.B3:Nursery.B43"/>
            <chart:data-point chart:repeated="41"/>
          </chart:series>
          <chart:series chart:style-name="ch8" chart:values-cell-range-address="Nursery.H3:Nursery.H43" chart:label-cell-address="Nursery.H2:Nursery.H2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H-UIUPForests-TestingExtra%</text:p>
                <draw:g>
                  <svg:desc>Nursery.D2:Nursery.D2</svg:desc>
                </draw:g>
              </table:table-cell>
              <table:table-cell office:value-type="string">
                <text:p>MH-UIUPTrees-TestingExtra%</text:p>
                <draw:g>
                  <svg:desc>Nursery.H2:Nursery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ursery.B3:Nursery.B43</svg:desc>
                </draw:g>
              </table:table-cell>
              <table:table-cell office:value-type="float" office:value="0.877076">
                <text:p>0.877076</text:p>
                <draw:g>
                  <svg:desc>Nursery.D3:Nursery.D43</svg:desc>
                </draw:g>
              </table:table-cell>
              <table:table-cell office:value-type="float" office:value="0.92926">
                <text:p>0.92926</text:p>
                <draw:g>
                  <svg:desc>Nursery.H3:Nursery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6207">
                <text:p>0.8620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8128">
                <text:p>0.888128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6299">
                <text:p>0.876299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7275">
                <text:p>0.877275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289">
                <text:p>0.89289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01227">
                <text:p>0.90122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8152">
                <text:p>0.888152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71948">
                <text:p>0.871948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74901">
                <text:p>0.874901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898422">
                <text:p>0.898422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886903">
                <text:p>0.886903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895162">
                <text:p>0.895162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75729">
                <text:p>0.875729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868604">
                <text:p>0.868604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0009">
                <text:p>0.90009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03701">
                <text:p>0.903701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91997">
                <text:p>0.89199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00407">
                <text:p>0.90040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93314">
                <text:p>0.893314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905837">
                <text:p>0.90583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913285">
                <text:p>0.913285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912776">
                <text:p>0.912776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917141">
                <text:p>0.917141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920537">
                <text:p>0.92053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917598">
                <text:p>0.917598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920548">
                <text:p>0.920548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918267">
                <text:p>0.91826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0.92427">
                <text:p>0.9242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0.927621">
                <text:p>0.927621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0.92836">
                <text:p>0.92836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928712">
                <text:p>0.928712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0.928847">
                <text:p>0.928847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931079">
                <text:p>0.931079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0.92896">
                <text:p>0.92896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929924">
                <text:p>0.929924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929914">
                <text:p>0.929914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">
                <text:p>7000</text:p>
              </table:table-cell>
              <table:table-cell office:value-type="float" office:value="0.931411">
                <text:p>0.931411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32079">
                <text:p>0.932079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  <table:table-cell office:value-type="float" office:value="0.930774">
                <text:p>0.930774</text:p>
              </table:table-cell>
              <table:table-cell office:value-type="float" office:value="0.92926">
                <text:p>0.92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">
                <text:p>10000</text:p>
              </table:table-cell>
              <table:table-cell office:value-type="float" office:value="0.931652">
                <text:p>0.931652</text:p>
              </table:table-cell>
              <table:table-cell office:value-type="float" office:value="0.92926">
                <text:p>0.929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